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2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fo:color="#00ae00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="Arial"/>
    </style:style>
    <style:style style:name="T3" style:family="text">
      <style:text-properties fo:color="#00ae00" style:font-name="Arial" style:font-name-asian="Courier New" style:font-name-complex="Courier New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fo:color="#ff950e"/>
    </style:style>
    <style:style style:name="T6" style:family="text">
      <style:text-properties fo:color="#0000c0"/>
    </style:style>
    <style:style style:name="T7" style:family="text">
      <style:text-properties fo:color="#008080"/>
    </style:style>
    <style:style style:name="T8" style:family="text">
      <style:text-properties fo:color="#008080" style:font-name-asian="Courier New" style:font-name-complex="Courier New"/>
    </style:style>
    <style:style style:name="T9" style:family="text">
      <style:text-properties fo:color="#3f7f7f"/>
    </style:style>
    <style:style style:name="T10" style:family="text">
      <style:text-properties fo:color="#3f7f7f" style:font-name-asian="Courier New" style:font-name-complex="Courier New"/>
    </style:style>
    <style:style style:name="T11" style:family="text">
      <style:text-properties fo:color="#000000"/>
    </style:style>
    <style:style style:name="T12" style:family="text">
      <style:text-properties fo:color="#7f007f"/>
    </style:style>
    <style:style style:name="T13" style:family="text">
      <style:text-properties fo:color="#2a00ff" fo:font-style="italic" style:font-style-asian="italic" style:font-style-complex="italic"/>
    </style:style>
    <style:style style:name="T14" style:family="text">
      <style:text-properties fo:color="#896612"/>
    </style:style>
    <style:style style:name="T15" style:family="text">
      <style:text-properties fo:color="#896612" style:font-name-asian="Courier New" style:font-name-complex="Courier New"/>
    </style:style>
    <style:style style:name="T16" style:family="text">
      <style:text-properties fo:color="#7f0055" fo:font-weight="bold" style:font-weight-asian="bold" style:font-weight-complex="bold"/>
    </style:style>
    <style:style style:name="T17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18" style:family="text">
      <style:text-properties fo:color="#3f5fbf"/>
    </style:style>
    <style:style style:name="T19" style:family="text">
      <style:text-properties fo:color="#808080"/>
    </style:style>
    <style:style style:name="T20" style:family="text">
      <style:text-properties fo:color="#00828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557f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blioteki Bootstrap</text:p>
      <text:p text:style-name="P3"/>
      <text:p text:style-name="P4">1. W panelu admina podepniemy te same bilblioteki, które zostały podłączone na stronie frontend:</text:p>
      <text:p text:style-name="P4">Dodajemy dodatkowego css-a: <text:span text:style-name="T3">dashboard</text:span><text:span text:style-name="T2">.css</text:span></text:p>
      <text:p text:style-name="P4"/>
      <text:p text:style-name="P1">web/bundles/applicationshop/assets</text:p>
      <text:p text:style-name="P1">web/bundles/applicationshop/css/bootstrap.css</text:p>
      <text:p text:style-name="P1">web/bundles/applicationshop/css/bootstrap.min.css</text:p>
      <text:p text:style-name="P4">web/bundles/applicationshop/css/<text:span text:style-name="T3">dashboard</text:span><text:span text:style-name="T2">.css</text:span><text:span text:style-name="T1"> </text:span><text:span text:style-name="T5">&lt;- dodanie styli projektu</text:span></text:p>
      <text:p text:style-name="P1">web/bundles/applicationshop/fonts</text:p>
      <text:p text:style-name="P1">web/bundles/applicationshop/js/bootstrap.js</text:p>
      <text:p text:style-name="P1">web/bundles/applicationshop/js/bootstrap.min.js</text:p>
      <text:p text:style-name="P1">web/bundles/applicationshop/js/npm.js</text:p>
      <text:p text:style-name="P5"/>
      <text:p text:style-name="P1">web/bundles/applicationshop/images</text:p>
      <text:p text:style-name="P5"/>
      <text:p text:style-name="P1">Dodanie font-awesome:</text:p>
      <text:p text:style-name="P1">web/bundles/applicationshop/css/font-awesome.css</text:p>
      <text:p text:style-name="P1">web/bundles/applicationshop/css/font-awesome.min.css</text:p>
      <text:p text:style-name="P5"/>
      <text:p text:style-name="P1">Fonty:</text:p>
      <text:p text:style-name="P1">web/bundles/applicationshop/fonts/font-awesome/...</text:p>
      <text:p text:style-name="P1"/>
      <text:p text:style-name="P1">2. Dodajemy szablon <text:span text:style-name="T1">layout.html.twig </text:span>i podpinamy bilblioteki bootstrap </text:p>
      <text:p text:style-name="P1"/>
      <text:p text:style-name="P1">#src/Application/ShopAdminBundle/Resources/views/<text:span text:style-name="T1">layout.html.twig</text:span></text:p>
      <text:p text:style-name="P5"/>
      <text:p text:style-name="P2"><text:span text:style-name="T7">&lt;!</text:span><text:span text:style-name="T9">DOCTYPE</text:span> <text:span text:style-name="T7">html&gt;</text:span></text:p>
      <text:p text:style-name="P8"><text:span text:style-name="T7">&lt;</text:span><text:span text:style-name="T9">html</text:span><text:span text:style-name="T7">&gt;</text:span></text:p>
      <text:p text:style-name="P8"><text:span text:style-name="T11"><text:s text:c="4"/></text:span><text:span text:style-name="T7">&lt;</text:span><text:span text:style-name="T9">head</text:span><text:span text:style-name="T7">&gt;</text:span></text:p>
      <text:p text:style-name="P8"><text:span text:style-name="T11"><text:s text:c="8"/></text:span><text:span text:style-name="T7">&lt;</text:span><text:span text:style-name="T9">meta</text:span> <text:span text:style-name="T12">http-equiv</text:span><text:span text:style-name="T11">=</text:span><text:span text:style-name="T13">"Content-Type"</text:span> <text:span text:style-name="T12">content</text:span><text:span text:style-name="T11">=</text:span>"<text:span text:style-name="T13">text/html; charset=</text:span><text:span text:style-name="T14">{{</text:span><text:span text:style-name="T16"> </text:span><text:span text:style-name="T11">_charset</text:span><text:span text:style-name="T16"> </text:span><text:span text:style-name="T14">}}</text:span>"<text:span text:style-name="T7">/&gt;</text:span></text:p>
      <text:p text:style-name="P8"><text:span text:style-name="T11"><text:s text:c="8"/></text:span><text:span text:style-name="T7">&lt;</text:span><text:span text:style-name="T9">meta</text:span> <text:span text:style-name="T12">name</text:span><text:span text:style-name="T11">=</text:span><text:span text:style-name="T13">"robots"</text:span> <text:span text:style-name="T12">content</text:span><text:span text:style-name="T11">=</text:span><text:span text:style-name="T13">"noindex,nofollow"</text:span> <text:span text:style-name="T7">/&gt;</text:span></text:p>
      <text:p text:style-name="P8"><text:span text:style-name="T11"><text:tab/> <text:s text:c="3"/></text:span><text:span text:style-name="T7">&lt;</text:span><text:span text:style-name="T9">meta</text:span> <text:span text:style-name="T12">name</text:span><text:span text:style-name="T11">=</text:span><text:span text:style-name="T13">"viewport"</text:span> <text:span text:style-name="T12">content</text:span><text:span text:style-name="T11">=</text:span><text:span text:style-name="T13">"width=device-width, initial-scale=1"</text:span><text:span text:style-name="T7">&gt;</text:span></text:p>
      <text:p text:style-name="P8"><text:span text:style-name="T11"><text:tab/> <text:s text:c="3"/></text:span><text:span text:style-name="T18">&lt;!-- The above 3 meta tags *must* come first in the head; any other head content must come *after* these tags --&gt;</text:span></text:p>
      <text:p text:style-name="P8"><text:span text:style-name="T11"><text:tab/> <text:s text:c="3"/></text:span><text:span text:style-name="T7">&lt;</text:span><text:span text:style-name="T9">meta</text:span> <text:span text:style-name="T12">name</text:span><text:span text:style-name="T11">=</text:span><text:span text:style-name="T13">"description"</text:span> <text:span text:style-name="T12">content</text:span><text:span text:style-name="T11">=</text:span><text:span text:style-name="T13">""</text:span><text:span text:style-name="T7">&gt;</text:span></text:p>
      <text:p text:style-name="P8"><text:span text:style-name="T11"><text:tab/> <text:s text:c="3"/></text:span><text:span text:style-name="T7">&lt;</text:span><text:span text:style-name="T9">meta</text:span> <text:span text:style-name="T12">name</text:span><text:span text:style-name="T11">=</text:span><text:span text:style-name="T13">"author"</text:span> <text:span text:style-name="T12">content</text:span><text:span text:style-name="T11">=</text:span><text:span text:style-name="T13">""</text:span><text:span text:style-name="T7">&gt;</text:span></text:p>
      <text:p text:style-name="P8"><text:span text:style-name="T11"><text:tab/> <text:s text:c="3"/></text:span><text:span text:style-name="T7">&lt;</text:span><text:span text:style-name="T9">link</text:span> <text:span text:style-name="T12">rel</text:span><text:span text:style-name="T11">=</text:span><text:span text:style-name="T13">"icon"</text:span> <text:span text:style-name="T12">href</text:span><text:span text:style-name="T11">=</text:span>"<text:span text:style-name="T14">{{</text:span><text:span text:style-name="T16"> </text:span><text:span text:style-name="T11">asset</text:span><text:span text:style-name="T19">(</text:span><text:span text:style-name="T6">'bundles/applicationbootstrap/images/favicon.ico'</text:span><text:span text:style-name="T19">)</text:span><text:span text:style-name="T16"> </text:span><text:span text:style-name="T14">}}</text:span>"<text:span text:style-name="T7">&gt;</text:span></text:p>
      <text:p text:style-name="P10"><text:tab/> <text:s text:c="3"/></text:p>
      <text:p text:style-name="P8"><text:span text:style-name="T11"><text:s text:c="8"/></text:span><text:span text:style-name="T7">&lt;</text:span><text:span text:style-name="T9">title</text:span><text:span text:style-name="T7">&gt;</text:span><text:span text:style-name="T14">{%</text:span><text:span text:style-name="T16"> block </text:span><text:span text:style-name="T11">title</text:span><text:span text:style-name="T16"> </text:span><text:span text:style-name="T14">%}</text:span><text:span text:style-name="T11">Test Application</text:span><text:span text:style-name="T14">{%</text:span><text:span text:style-name="T16"> endblock </text:span><text:span text:style-name="T14">%}</text:span><text:span text:style-name="T7">&lt;/</text:span><text:span text:style-name="T9">title</text:span><text:span text:style-name="T7">&gt;</text:span></text:p>
      <text:p text:style-name="P10"><text:s text:c="8"/></text:p>
      <text:p text:style-name="P8"><text:span text:style-name="T11"><text:s text:c="8"/></text:span><text:span text:style-name="T18">&lt;!-- Bootstrap core CSS --&gt;</text:span></text:p>
      <text:p text:style-name="P8"><text:span text:style-name="T11"><text:s text:c="8"/></text:span><text:span text:style-name="T7">&lt;</text:span><text:span text:style-name="T9">link</text:span> <text:span text:style-name="T12">href</text:span><text:span text:style-name="T11">=</text:span>"<text:span text:style-name="T14">{{</text:span><text:span text:style-name="T16"> </text:span><text:span text:style-name="T11">asset</text:span><text:span text:style-name="T19">(</text:span><text:span text:style-name="T6">'bundles/applicationshop/css/bootstrap.css'</text:span><text:span text:style-name="T19">)</text:span><text:span text:style-name="T16"> </text:span><text:span text:style-name="T14">}}</text:span>" <text:span text:style-name="T12">rel</text:span><text:span text:style-name="T11">=</text:span><text:span text:style-name="T13">"stylesheet"</text:span> <text:span text:style-name="T12">type</text:span><text:span text:style-name="T11">=</text:span><text:span text:style-name="T13">"text/css"</text:span> <text:span text:style-name="T12">media</text:span><text:span text:style-name="T11">=</text:span><text:span text:style-name="T13">"all"</text:span> <text:span text:style-name="T7">/&gt;</text:span></text:p>
      <text:p text:style-name="P10"><text:s text:c="8"/></text:p>
      <text:p text:style-name="P8"><text:span text:style-name="T11"><text:s text:c="8"/></text:span><text:span text:style-name="T7">&lt;</text:span><text:span text:style-name="T9">link</text:span> <text:span text:style-name="T12">href</text:span><text:span text:style-name="T11">=</text:span>"<text:span text:style-name="T14">{{</text:span><text:span text:style-name="T16"> </text:span><text:span text:style-name="T11">asset</text:span><text:span text:style-name="T19">(</text:span><text:span text:style-name="T6">'bundles/applicationshop/css/dashboard.css'</text:span><text:span text:style-name="T19">)</text:span><text:span text:style-name="T16"> </text:span><text:span text:style-name="T14">}}</text:span>" <text:span text:style-name="T12">rel</text:span><text:span text:style-name="T11">=</text:span><text:span text:style-name="T13">"stylesheet"</text:span> <text:span text:style-name="T12">type</text:span><text:span text:style-name="T11">=</text:span><text:span text:style-name="T13">"text/css"</text:span> <text:span text:style-name="T12">media</text:span><text:span text:style-name="T11">=</text:span><text:span text:style-name="T13">"all"</text:span> <text:span text:style-name="T7">/&gt;</text:span></text:p>
      <text:p text:style-name="P10"><text:s text:c="8"/></text:p>
      <text:p text:style-name="P8"><text:span text:style-name="T11"><text:s text:c="8"/></text:span><text:span text:style-name="T7">&lt;</text:span><text:span text:style-name="T9">link</text:span> <text:span text:style-name="T12">href</text:span><text:span text:style-name="T11">=</text:span>"<text:span text:style-name="T14">{{</text:span><text:span text:style-name="T16"> </text:span><text:span text:style-name="T11">asset</text:span><text:span text:style-name="T19">(</text:span><text:span text:style-name="T6">'bundles/applicationshop/css/font-awesome.css'</text:span><text:span text:style-name="T19">)</text:span><text:span text:style-name="T16"> </text:span><text:span text:style-name="T14">}}</text:span>" <text:span text:style-name="T12">rel</text:span><text:span text:style-name="T11">=</text:span><text:span text:style-name="T13">"stylesheet"</text:span> <text:span text:style-name="T12">type</text:span><text:span text:style-name="T11">=</text:span><text:span text:style-name="T13">"text/css"</text:span> <text:span text:style-name="T12">media</text:span><text:span text:style-name="T11">=</text:span><text:span text:style-name="T13">"all"</text:span> <text:span text:style-name="T7">/&gt;</text:span></text:p>
      <text:p text:style-name="P10"><text:s text:c="7"/></text:p>
      <text:p text:style-name="P8"><text:span text:style-name="T11"><text:tab/> <text:s text:c="3"/></text:span><text:span text:style-name="T18">&lt;!-- Just for debugging purposes. Don't actually copy these 2 lines! --&gt;</text:span></text:p>
      <text:p text:style-name="P8"><text:span text:style-name="T11"><text:tab/> <text:s text:c="3"/></text:span><text:span text:style-name="T18">&lt;!--[if lt IE 9]&gt;&lt;script src="</text:span><text:span text:style-name="T14">{{</text:span><text:span text:style-name="T16"> </text:span><text:span text:style-name="T11">asset</text:span><text:span text:style-name="T19">(</text:span><text:span text:style-name="T6">'bundles/applicationshop/assets/js/ie8-responsive-file-warning.js'</text:span><text:span text:style-name="T19">)</text:span><text:span text:style-name="T16"> </text:span><text:span text:style-name="T14">}}</text:span><text:span text:style-name="T18">" type="text/javascript"&gt;&lt;/script&gt;&lt;![endif]--&gt;</text:span></text:p>
      <text:p text:style-name="P8"><text:span text:style-name="T11"><text:tab/> <text:s text:c="3"/></text:span><text:span text:style-name="T7">&lt;</text:span><text:span text:style-name="T9">script</text:span> <text:span text:style-name="T12">src</text:span><text:span text:style-name="T11">=</text:span>"<text:span text:style-name="T14">{{</text:span><text:span text:style-name="T16"> </text:span><text:span text:style-name="T11">asset</text:span><text:span text:style-name="T19">(</text:span><text:span text:style-name="T6">'bundles/applicationshop/assets/js/ie-emulation-modes-warning.js'</text:span><text:span text:style-name="T19">)</text:span><text:span text:style-name="T16"> </text:span><text:span text:style-name="T14">}}</text:span>" <text:span text:style-name="T12">type</text:span><text:span text:style-name="T11">=</text:span><text:span text:style-name="T13">"text/javascript"</text:span><text:span text:style-name="T7">&gt;&lt;/</text:span><text:span text:style-name="T9">script</text:span><text:span text:style-name="T7">&gt;</text:span></text:p>
      <text:p text:style-name="P8"/>
      <text:p text:style-name="P8"><text:span text:style-name="T11"><text:tab/> <text:s text:c="3"/></text:span><text:span text:style-name="T18">&lt;!-- HTML5 shim and Respond.js for IE8 support of HTML5 elements and media queries --&gt;</text:span></text:p>
      <text:p text:style-name="P8"><text:soft-page-break/><text:span text:style-name="T11"><text:tab/> <text:s text:c="3"/></text:span><text:span text:style-name="T18">&lt;!--[if lt IE 9]&gt;</text:span></text:p>
      <text:p text:style-name="P12"><text:tab/> <text:s text:c="5"/>&lt;script src="https://oss.maxcdn.com/html5shiv/3.7.2/html5shiv.min.js" type="text/javascript"&gt;&lt;/script&gt;</text:p>
      <text:p text:style-name="P12"><text:tab/> <text:s text:c="5"/>&lt;script src="https://oss.maxcdn.com/respond/1.4.2/respond.min.js" type="text/javascript"&gt;&lt;/script&gt;</text:p>
      <text:p text:style-name="P12"><text:tab/> <text:s text:c="3"/>&lt;![endif]--&gt;</text:p>
      <text:p text:style-name="P10"><text:s text:c="4"/></text:p>
      <text:p text:style-name="P8"><text:span text:style-name="T11"><text:tab/> <text:s text:c="3"/></text:span><text:span text:style-name="T18">&lt;!-- Bootstrap core JavaScript</text:span></text:p>
      <text:p text:style-name="P12"><text:tab/> <text:s text:c="3"/>================================================== --&gt;</text:p>
      <text:p text:style-name="P8"><text:span text:style-name="T11"><text:tab/> <text:s text:c="3"/></text:span><text:span text:style-name="T18">&lt;!-- Placed at the end of the document so the pages load faster --&gt;</text:span></text:p>
      <text:p text:style-name="P8"><text:span text:style-name="T11"><text:tab/> <text:s text:c="3"/></text:span><text:span text:style-name="T7">&lt;</text:span><text:span text:style-name="T9">script</text:span> <text:span text:style-name="T12">src</text:span><text:span text:style-name="T11">=</text:span><text:span text:style-name="T13">"https://ajax.googleapis.com/ajax/libs/jquery/1.11.2/jquery.min.js" </text:span><text:span text:style-name="T12">type</text:span><text:span text:style-name="T11">=</text:span><text:span text:style-name="T13">"text/javascript"</text:span><text:span text:style-name="T7">&gt;&lt;/</text:span><text:span text:style-name="T9">script</text:span><text:span text:style-name="T7">&gt;</text:span></text:p>
      <text:p text:style-name="P8"><text:span text:style-name="T11"><text:tab/> <text:s text:c="3"/></text:span><text:span text:style-name="T7">&lt;</text:span><text:span text:style-name="T9">script</text:span> <text:span text:style-name="T12">src</text:span><text:span text:style-name="T11">=</text:span>"<text:span text:style-name="T14">{{</text:span><text:span text:style-name="T16"> </text:span><text:span text:style-name="T11">asset</text:span><text:span text:style-name="T19">(</text:span><text:span text:style-name="T6">'bundles/applicationshop/js/bootstrap.min.js'</text:span><text:span text:style-name="T19">)</text:span><text:span text:style-name="T16"> </text:span><text:span text:style-name="T14">}}</text:span>" <text:span text:style-name="T12">type</text:span><text:span text:style-name="T11">=</text:span><text:span text:style-name="T13">"text/javascript"</text:span><text:span text:style-name="T7">&gt;&lt;/</text:span><text:span text:style-name="T9">script</text:span><text:span text:style-name="T7">&gt;</text:span></text:p>
      <text:p text:style-name="P8"><text:span text:style-name="T11"><text:tab/> <text:s text:c="3"/></text:span><text:span text:style-name="T18">&lt;!-- Just to make our placeholder images work. Don't actually copy the next line! --&gt;</text:span></text:p>
      <text:p text:style-name="P8"><text:span text:style-name="T11"><text:tab/> <text:s text:c="3"/></text:span><text:span text:style-name="T7">&lt;</text:span><text:span text:style-name="T9">script</text:span> <text:span text:style-name="T12">src</text:span><text:span text:style-name="T11">=</text:span>"<text:span text:style-name="T14">{{</text:span><text:span text:style-name="T16"> </text:span><text:span text:style-name="T11">asset</text:span><text:span text:style-name="T19">(</text:span><text:span text:style-name="T6">'bundles/applicationshop/assets/js/vendor/holder.js'</text:span><text:span text:style-name="T19">)</text:span><text:span text:style-name="T16"> </text:span><text:span text:style-name="T14">}}</text:span>" <text:span text:style-name="T12">type</text:span><text:span text:style-name="T11">=</text:span><text:span text:style-name="T13">"text/javascript"</text:span><text:span text:style-name="T7">&gt;&lt;/</text:span><text:span text:style-name="T9">script</text:span><text:span text:style-name="T7">&gt;</text:span></text:p>
      <text:p text:style-name="P8"><text:span text:style-name="T11"><text:tab/> <text:s text:c="3"/></text:span><text:span text:style-name="T18">&lt;!-- IE10 viewport hack for Surface/desktop Windows 8 bug --&gt;</text:span></text:p>
      <text:p text:style-name="P8"><text:span text:style-name="T11"><text:tab/> <text:s text:c="3"/></text:span><text:span text:style-name="T7">&lt;</text:span><text:span text:style-name="T9">script</text:span> <text:span text:style-name="T12">src</text:span><text:span text:style-name="T11">=</text:span>"<text:span text:style-name="T14">{{</text:span><text:span text:style-name="T16"> </text:span><text:span text:style-name="T11">asset</text:span><text:span text:style-name="T19">(</text:span><text:span text:style-name="T6">'bundles/applicationshop/assets/js/ie10-viewport-bug-workaround.js'</text:span><text:span text:style-name="T19">)</text:span><text:span text:style-name="T16"> </text:span><text:span text:style-name="T14">}}</text:span>" <text:span text:style-name="T12">type</text:span><text:span text:style-name="T11">=</text:span><text:span text:style-name="T13">"text/javascript"</text:span><text:span text:style-name="T7">&gt;&lt;/</text:span><text:span text:style-name="T9">script</text:span><text:span text:style-name="T7">&gt;</text:span></text:p>
      <text:p text:style-name="P8"/>
      <text:p text:style-name="P8"><text:span text:style-name="T11"><text:s text:c="8"/></text:span><text:span text:style-name="T14">{%</text:span><text:span text:style-name="T16"> block </text:span><text:span text:style-name="T11">stylesheets</text:span><text:span text:style-name="T16"> </text:span><text:span text:style-name="T14">%}{%</text:span><text:span text:style-name="T16"> endblock </text:span><text:span text:style-name="T14">%}</text:span></text:p>
      <text:p text:style-name="P8"><text:span text:style-name="T11"><text:s text:c="8"/></text:span><text:span text:style-name="T14">{%</text:span><text:span text:style-name="T16"> block </text:span><text:span text:style-name="T11">javascripts</text:span><text:span text:style-name="T16"> </text:span><text:span text:style-name="T14">%}{%</text:span><text:span text:style-name="T16"> endblock </text:span><text:span text:style-name="T14">%}</text:span></text:p>
      <text:p text:style-name="P10"><text:s text:c="8"/></text:p>
      <text:p text:style-name="P8"><text:span text:style-name="T11"><text:s text:c="4"/></text:span><text:span text:style-name="T7">&lt;/</text:span><text:span text:style-name="T9">head</text:span><text:span text:style-name="T7">&gt;</text:span></text:p>
      <text:p text:style-name="P8"><text:span text:style-name="T11"><text:s text:c="4"/></text:span><text:span text:style-name="T7">&lt;</text:span><text:span text:style-name="T9">body</text:span><text:span text:style-name="T7">&gt;</text:span></text:p>
      <text:p text:style-name="P8"><text:span text:style-name="T11"><text:tab/><text:tab/></text:span><text:span text:style-name="T7">&lt;</text:span><text:span text:style-name="T9">div</text:span> <text:span text:style-name="T12">id</text:span><text:span text:style-name="T11">=</text:span><text:span text:style-name="T13">"wrapper"</text:span><text:span text:style-name="T7">&gt;</text:span></text:p>
      <text:p text:style-name="P8"><text:span text:style-name="T11"><text:s text:c="8"/><text:tab/></text:span><text:span text:style-name="T14">{%</text:span><text:span text:style-name="T16"> block </text:span><text:span text:style-name="T11">navigation</text:span><text:span text:style-name="T16"> </text:span><text:span text:style-name="T14">%}</text:span></text:p>
      <text:p text:style-name="P8"><text:span text:style-name="T11"><text:tab/> <text:s text:c="7"/></text:span><text:span text:style-name="T18">&lt;!-- Navigation --&gt;</text:span></text:p>
      <text:p text:style-name="P8"><text:span text:style-name="T11"><text:tab/> <text:s text:c="7"/></text:span><text:span text:style-name="T7">&lt;</text:span><text:span text:style-name="T9">nav</text:span> <text:span text:style-name="T12">class</text:span><text:span text:style-name="T11">=</text:span><text:span text:style-name="T13">"navbar navbar-inverse navbar-fixed-top"</text:span> <text:span text:style-name="T12">role</text:span><text:span text:style-name="T11">=</text:span><text:span text:style-name="T13">"navigation"</text:span><text:span text:style-name="T7">&gt;</text:span></text:p>
      <text:p text:style-name="P8"><text:span text:style-name="T11"><text:tab/><text:tab/> <text:s text:c="7"/></text:span><text:span text:style-name="T7">&lt;</text:span><text:span text:style-name="T9">div</text:span> <text:span text:style-name="T12">class</text:span><text:span text:style-name="T11">=</text:span><text:span text:style-name="T13">"container-fluid"</text:span><text:span text:style-name="T7">&gt;</text:span></text:p>
      <text:p text:style-name="P10"><text:tab/><text:tab/> <text:s text:c="11"/></text:p>
      <text:p text:style-name="P8"><text:span text:style-name="T11"><text:tab/><text:tab/> <text:s text:c="11"/></text:span><text:span text:style-name="T7">&lt;</text:span><text:span text:style-name="T9">div</text:span> <text:span text:style-name="T12">class</text:span><text:span text:style-name="T11">=</text:span><text:span text:style-name="T13">"navbar-header"</text:span><text:span text:style-name="T7">&gt;</text:span></text:p>
      <text:p text:style-name="P8"><text:span text:style-name="T11"><text:tab/><text:tab/> <text:s text:c="15"/></text:span><text:span text:style-name="T7">&lt;</text:span><text:span text:style-name="T9">button</text:span> <text:span text:style-name="T12">type</text:span><text:span text:style-name="T11">=</text:span><text:span text:style-name="T13">"button"</text:span> <text:span text:style-name="T12">class</text:span><text:span text:style-name="T11">=</text:span><text:span text:style-name="T13">"navbar-toggle"</text:span> <text:span text:style-name="T12">data-toggle</text:span><text:span text:style-name="T11">=</text:span><text:span text:style-name="T13">"collapse"</text:span> <text:span text:style-name="T12">data-target</text:span><text:span text:style-name="T11">=</text:span><text:span text:style-name="T13">".navbar-ex1-collapse"</text:span><text:span text:style-name="T7">&gt;</text:span></text:p>
      <text:p text:style-name="P8"><text:span text:style-name="T11"><text:tab/><text:tab/> <text:s text:c="19"/></text:span><text:span text:style-name="T7">&lt;</text:span><text:span text:style-name="T9">span</text:span> <text:span text:style-name="T12">class</text:span><text:span text:style-name="T11">=</text:span><text:span text:style-name="T13">"sr-only"</text:span><text:span text:style-name="T7">&gt;</text:span><text:span text:style-name="T11">Toggle navigation</text:span><text:span text:style-name="T7">&lt;/</text:span><text:span text:style-name="T9">span</text:span><text:span text:style-name="T7">&gt;</text:span></text:p>
      <text:p text:style-name="P8"><text:span text:style-name="T11"><text:tab/><text:tab/> <text:s text:c="19"/></text:span><text:span text:style-name="T7">&lt;</text:span><text:span text:style-name="T9">span</text:span> <text:span text:style-name="T12">class</text:span><text:span text:style-name="T11">=</text:span><text:span text:style-name="T13">"icon-bar"</text:span><text:span text:style-name="T7">&gt;&lt;/</text:span><text:span text:style-name="T9">span</text:span><text:span text:style-name="T7">&gt;</text:span></text:p>
      <text:p text:style-name="P8"><text:span text:style-name="T11"><text:tab/><text:tab/> <text:s text:c="19"/></text:span><text:span text:style-name="T7">&lt;</text:span><text:span text:style-name="T9">span</text:span> <text:span text:style-name="T12">class</text:span><text:span text:style-name="T11">=</text:span><text:span text:style-name="T13">"icon-bar"</text:span><text:span text:style-name="T7">&gt;&lt;/</text:span><text:span text:style-name="T9">span</text:span><text:span text:style-name="T7">&gt;</text:span></text:p>
      <text:p text:style-name="P8"><text:span text:style-name="T11"><text:tab/><text:tab/> <text:s text:c="19"/></text:span><text:span text:style-name="T7">&lt;</text:span><text:span text:style-name="T9">span</text:span> <text:span text:style-name="T12">class</text:span><text:span text:style-name="T11">=</text:span><text:span text:style-name="T13">"icon-bar"</text:span><text:span text:style-name="T7">&gt;&lt;/</text:span><text:span text:style-name="T9">span</text:span><text:span text:style-name="T7">&gt;</text:span></text:p>
      <text:p text:style-name="P8"><text:span text:style-name="T11"><text:tab/><text:tab/> <text:s text:c="15"/></text:span><text:span text:style-name="T7">&lt;/</text:span><text:span text:style-name="T9">button</text:span><text:span text:style-name="T7">&gt;</text:span></text:p>
      <text:p text:style-name="P8"><text:span text:style-name="T11"><text:tab/><text:tab/> <text:s text:c="15"/></text:span><text:span text:style-name="T7">&lt;</text:span><text:span text:style-name="T9">a</text:span> <text:span text:style-name="T12">class</text:span><text:span text:style-name="T11">=</text:span><text:span text:style-name="T13">"navbar-brand"</text:span> <text:span text:style-name="T12">href</text:span><text:span text:style-name="T11">=</text:span>"<text:span text:style-name="T14">{{</text:span><text:span text:style-name="T16"> </text:span><text:span text:style-name="T11">path</text:span><text:span text:style-name="T19">(</text:span><text:span text:style-name="T6">'application_shop_admin_homepage'</text:span><text:span text:style-name="T19">)</text:span><text:span text:style-name="T16"> </text:span><text:span text:style-name="T14">}}</text:span>"<text:span text:style-name="T7">&gt;</text:span><text:span text:style-name="T11">Shop Admin</text:span><text:span text:style-name="T7">&lt;/</text:span><text:span text:style-name="T9">a</text:span><text:span text:style-name="T7">&gt;</text:span></text:p>
      <text:p text:style-name="P8"><text:span text:style-name="T11"><text:tab/><text:tab/> <text:s text:c="11"/></text:span><text:span text:style-name="T7">&lt;/</text:span><text:span text:style-name="T9">div</text:span><text:span text:style-name="T7">&gt;</text:span></text:p>
      <text:p text:style-name="P10"><text:tab/><text:tab/> <text:s text:c="11"/></text:p>
      <text:p text:style-name="P8"><text:span text:style-name="T11"><text:tab/><text:tab/> <text:s text:c="11"/></text:span><text:span text:style-name="T7">&lt;</text:span><text:span text:style-name="T9">div</text:span> <text:span text:style-name="T12">class</text:span><text:span text:style-name="T11">=</text:span><text:span text:style-name="T13">"navbar-collapse xcollapse"</text:span><text:span text:style-name="T7">&gt;</text:span></text:p>
      <text:p text:style-name="P8"><text:span text:style-name="T11"><text:tab/><text:tab/> <text:s text:c="15"/></text:span><text:span text:style-name="T7">&lt;</text:span><text:span text:style-name="T9">ul</text:span> <text:span text:style-name="T12">class</text:span><text:span text:style-name="T11">=</text:span><text:span text:style-name="T13">"nav user-nav navbar-right"</text:span><text:span text:style-name="T7">&gt;</text:span></text:p>
      <text:p text:style-name="P8"><text:span text:style-name="T11"><text:tab/><text:tab/> <text:s text:c="19"/></text:span><text:span text:style-name="T7">&lt;</text:span><text:span text:style-name="T9">li</text:span> <text:span text:style-name="T12">class</text:span><text:span text:style-name="T11">=</text:span><text:span text:style-name="T13">"dropdown"</text:span><text:span text:style-name="T7">&gt;</text:span></text:p>
      <text:p text:style-name="P8"><text:span text:style-name="T11"><text:tab/><text:tab/><text:tab/><text:tab/> <text:s text:c="15"/></text:span><text:span text:style-name="T7">&lt;</text:span><text:span text:style-name="T9">a</text:span> <text:span text:style-name="T12">href</text:span><text:span text:style-name="T11">=</text:span><text:span text:style-name="T13">"#"</text:span> <text:span text:style-name="T12">class</text:span><text:span text:style-name="T11">=</text:span><text:span text:style-name="T13">"dropdown-toggle"</text:span> <text:span text:style-name="T12">data-toggle</text:span><text:span text:style-name="T11">=</text:span><text:span text:style-name="T13">"dropdown"</text:span><text:span text:style-name="T7">&gt;&lt;</text:span><text:span text:style-name="T9">i</text:span> <text:span text:style-name="T12">class</text:span><text:span text:style-name="T11">=</text:span><text:span text:style-name="T13">"fa fa-bell"</text:span><text:span text:style-name="T7">&gt;&lt;/</text:span><text:span text:style-name="T9">i</text:span><text:span text:style-name="T7">&gt;</text:span><text:span text:style-name="T11"> </text:span><text:span text:style-name="T7">&lt;</text:span><text:span text:style-name="T9">span</text:span> <text:span text:style-name="T12">class</text:span><text:span text:style-name="T11">=</text:span><text:span text:style-name="T13">"caret"</text:span><text:span text:style-name="T7">&gt;&lt;/</text:span><text:span text:style-name="T9">span</text:span><text:span text:style-name="T7">&gt;&lt;/</text:span><text:span text:style-name="T9">a</text:span><text:span text:style-name="T7">&gt;</text:span></text:p>
      <text:p text:style-name="P8"><text:span text:style-name="T11"><text:tab/><text:tab/><text:tab/><text:tab/> <text:s text:c="15"/></text:span><text:span text:style-name="T7">&lt;</text:span><text:span text:style-name="T9">ul</text:span> <text:span text:style-name="T12">class</text:span><text:span text:style-name="T11">=</text:span><text:span text:style-name="T13">"dropdown-menu dropdown-alerts"</text:span><text:span text:style-name="T7">&gt;</text:span></text:p>
      <text:p text:style-name="P8"><text:span text:style-name="T11"><text:tab/><text:tab/><text:tab/><text:tab/><text:tab/> <text:s text:c="15"/></text:span><text:span text:style-name="T7">&lt;</text:span><text:span text:style-name="T9">li</text:span><text:span text:style-name="T7">&gt;</text:span></text:p>
      <text:p text:style-name="P8"><text:span text:style-name="T11"><text:tab/><text:tab/><text:tab/><text:tab/><text:tab/> <text:s text:c="15"/><text:tab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&lt;</text:span><text:span text:style-name="T9">i</text:span> <text:span text:style-name="T12">class</text:span><text:span text:style-name="T11">=</text:span><text:span text:style-name="T13">"fa fa-comment fa-fw"</text:span><text:span text:style-name="T7">&gt;&lt;/</text:span><text:span text:style-name="T9">i</text:span><text:span text:style-name="T7">&gt;</text:span><text:span text:style-name="T11"> New Comment </text:span><text:span text:style-name="T7">&lt;</text:span><text:span text:style-name="T9">span</text:span> <text:span text:style-name="T12">class</text:span><text:span text:style-name="T11">=</text:span><text:span text:style-name="T13">"text-muted small"</text:span><text:span text:style-name="T7">&gt;</text:span><text:span text:style-name="T11">4 minutes ago</text:span><text:span text:style-name="T7">&lt;/</text:span><text:span text:style-name="T9">span</text:span><text:span text:style-name="T7">&gt;&lt;/</text:span><text:span text:style-name="T9">a</text:span><text:span text:style-name="T7">&gt;</text:span></text:p>
      <text:p text:style-name="P8"><text:span text:style-name="T11"><text:tab/><text:tab/><text:tab/><text:tab/><text:tab/> <text:s text:c="15"/></text:span><text:span text:style-name="T7">&lt;/</text:span><text:span text:style-name="T9">li</text:span><text:span text:style-name="T7">&gt;</text:span></text:p>
      <text:p text:style-name="P8"><text:span text:style-name="T11"><text:tab/><text:tab/><text:tab/><text:tab/><text:tab/> <text:s text:c="15"/></text:span><text:span text:style-name="T7">&lt;</text:span><text:span text:style-name="T9">li</text:span> <text:span text:style-name="T12">class</text:span><text:span text:style-name="T11">=</text:span><text:span text:style-name="T13">"divider"</text:span><text:span text:style-name="T7">&gt;&lt;/</text:span><text:span text:style-name="T9">li</text:span><text:span text:style-name="T7">&gt;</text:span></text:p>
      <text:p text:style-name="P8"><text:span text:style-name="T11"><text:tab/><text:tab/><text:tab/><text:tab/><text:tab/> <text:s text:c="15"/></text:span><text:span text:style-name="T7">&lt;</text:span><text:span text:style-name="T9">li</text:span><text:span text:style-name="T7">&gt;</text:span></text:p>
      <text:p text:style-name="P8"><text:soft-page-break/><text:span text:style-name="T11"><text:tab/><text:tab/><text:tab/><text:tab/><text:tab/> <text:s text:c="15"/><text:tab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&lt;</text:span><text:span text:style-name="T9">i</text:span> <text:span text:style-name="T12">class</text:span><text:span text:style-name="T11">=</text:span><text:span text:style-name="T13">"fa fa-twitter fa-fw"</text:span><text:span text:style-name="T7">&gt;&lt;/</text:span><text:span text:style-name="T9">i</text:span><text:span text:style-name="T7">&gt;</text:span><text:span text:style-name="T11"> 3 New Followers </text:span><text:span text:style-name="T7">&lt;</text:span><text:span text:style-name="T9">span</text:span> <text:span text:style-name="T12">class</text:span><text:span text:style-name="T11">=</text:span><text:span text:style-name="T13">"text-muted small"</text:span><text:span text:style-name="T7">&gt;</text:span><text:span text:style-name="T11">14 minutes ago</text:span><text:span text:style-name="T7">&lt;/</text:span><text:span text:style-name="T9">span</text:span><text:span text:style-name="T7">&gt;&lt;/</text:span><text:span text:style-name="T9">a</text:span><text:span text:style-name="T7">&gt;</text:span></text:p>
      <text:p text:style-name="P8"><text:span text:style-name="T11"><text:tab/><text:tab/><text:tab/><text:tab/><text:tab/> <text:s text:c="15"/></text:span><text:span text:style-name="T7">&lt;/</text:span><text:span text:style-name="T9">li</text:span><text:span text:style-name="T7">&gt;</text:span></text:p>
      <text:p text:style-name="P8"><text:span text:style-name="T11"><text:tab/><text:tab/><text:tab/><text:tab/><text:tab/> <text:s text:c="15"/></text:span><text:span text:style-name="T7">&lt;</text:span><text:span text:style-name="T9">li</text:span> <text:span text:style-name="T12">class</text:span><text:span text:style-name="T11">=</text:span><text:span text:style-name="T13">"divider"</text:span><text:span text:style-name="T7">&gt;&lt;/</text:span><text:span text:style-name="T9">li</text:span><text:span text:style-name="T7">&gt;</text:span></text:p>
      <text:p text:style-name="P8"><text:span text:style-name="T11"><text:tab/><text:tab/><text:tab/><text:tab/><text:tab/> <text:s text:c="15"/></text:span><text:span text:style-name="T7">&lt;</text:span><text:span text:style-name="T9">li</text:span><text:span text:style-name="T7">&gt;</text:span></text:p>
      <text:p text:style-name="P8"><text:span text:style-name="T11"><text:tab/><text:tab/><text:tab/><text:tab/><text:tab/> <text:s text:c="15"/><text:tab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&lt;</text:span><text:span text:style-name="T9">i</text:span> <text:span text:style-name="T12">class</text:span><text:span text:style-name="T11">=</text:span><text:span text:style-name="T13">"fa fa-envelope fa-fw"</text:span><text:span text:style-name="T7">&gt;&lt;/</text:span><text:span text:style-name="T9">i</text:span><text:span text:style-name="T7">&gt;</text:span><text:span text:style-name="T11"> Message Sent </text:span><text:span text:style-name="T7">&lt;</text:span><text:span text:style-name="T9">span</text:span> <text:span text:style-name="T12">class</text:span><text:span text:style-name="T11">=</text:span><text:span text:style-name="T13">"text-muted small"</text:span><text:span text:style-name="T7">&gt;</text:span><text:span text:style-name="T11">4 minutes ago</text:span><text:span text:style-name="T7">&lt;/</text:span><text:span text:style-name="T9">span</text:span><text:span text:style-name="T7">&gt;&lt;/</text:span><text:span text:style-name="T9">a</text:span><text:span text:style-name="T7">&gt;</text:span></text:p>
      <text:p text:style-name="P8"><text:span text:style-name="T11"><text:tab/><text:tab/><text:tab/><text:tab/><text:tab/> <text:s text:c="15"/></text:span><text:span text:style-name="T7">&lt;/</text:span><text:span text:style-name="T9">li</text:span><text:span text:style-name="T7">&gt;</text:span></text:p>
      <text:p text:style-name="P8"><text:span text:style-name="T11"><text:tab/><text:tab/><text:tab/><text:tab/><text:tab/> <text:s text:c="15"/></text:span><text:span text:style-name="T7">&lt;</text:span><text:span text:style-name="T9">li</text:span> <text:span text:style-name="T12">class</text:span><text:span text:style-name="T11">=</text:span><text:span text:style-name="T13">"divider"</text:span><text:span text:style-name="T7">&gt;&lt;/</text:span><text:span text:style-name="T9">li</text:span><text:span text:style-name="T7">&gt;</text:span></text:p>
      <text:p text:style-name="P8"><text:span text:style-name="T11"><text:tab/><text:tab/><text:tab/><text:tab/><text:tab/> <text:s text:c="15"/></text:span><text:span text:style-name="T7">&lt;</text:span><text:span text:style-name="T9">li</text:span><text:span text:style-name="T7">&gt;</text:span></text:p>
      <text:p text:style-name="P8"><text:span text:style-name="T11"><text:tab/><text:tab/><text:tab/><text:tab/><text:tab/> <text:s text:c="15"/><text:tab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&lt;</text:span><text:span text:style-name="T9">i</text:span> <text:span text:style-name="T12">class</text:span><text:span text:style-name="T11">=</text:span><text:span text:style-name="T13">"fa fa-tasks fa-fw"</text:span><text:span text:style-name="T7">&gt;&lt;/</text:span><text:span text:style-name="T9">i</text:span><text:span text:style-name="T7">&gt;</text:span><text:span text:style-name="T11"> New Task </text:span><text:span text:style-name="T7">&lt;</text:span><text:span text:style-name="T9">span</text:span> <text:span text:style-name="T12">class</text:span><text:span text:style-name="T11">=</text:span><text:span text:style-name="T13">"text-muted small"</text:span><text:span text:style-name="T7">&gt;</text:span><text:span text:style-name="T11">4 minutes ago</text:span><text:span text:style-name="T7">&lt;/</text:span><text:span text:style-name="T9">span</text:span><text:span text:style-name="T7">&gt;&lt;/</text:span><text:span text:style-name="T9">a</text:span><text:span text:style-name="T7">&gt;</text:span></text:p>
      <text:p text:style-name="P8"><text:span text:style-name="T11"><text:tab/><text:tab/><text:tab/><text:tab/><text:tab/> <text:s text:c="15"/></text:span><text:span text:style-name="T7">&lt;/</text:span><text:span text:style-name="T9">li</text:span><text:span text:style-name="T7">&gt;</text:span></text:p>
      <text:p text:style-name="P8"><text:span text:style-name="T11"><text:tab/><text:tab/><text:tab/><text:tab/><text:tab/> <text:s text:c="15"/></text:span><text:span text:style-name="T7">&lt;</text:span><text:span text:style-name="T9">li</text:span> <text:span text:style-name="T12">class</text:span><text:span text:style-name="T11">=</text:span><text:span text:style-name="T13">"divider"</text:span><text:span text:style-name="T7">&gt;&lt;/</text:span><text:span text:style-name="T9">li</text:span><text:span text:style-name="T7">&gt;</text:span></text:p>
      <text:p text:style-name="P8"><text:span text:style-name="T11"><text:tab/><text:tab/><text:tab/><text:tab/><text:tab/> <text:s text:c="15"/></text:span><text:span text:style-name="T7">&lt;</text:span><text:span text:style-name="T9">li</text:span><text:span text:style-name="T7">&gt;</text:span></text:p>
      <text:p text:style-name="P8"><text:span text:style-name="T11"><text:tab/><text:tab/><text:tab/><text:tab/><text:tab/> <text:s text:c="15"/><text:tab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&lt;</text:span><text:span text:style-name="T9">i</text:span> <text:span text:style-name="T12">class</text:span><text:span text:style-name="T11">=</text:span><text:span text:style-name="T13">"fa fa-upload fa-fw"</text:span><text:span text:style-name="T7">&gt;&lt;/</text:span><text:span text:style-name="T9">i</text:span><text:span text:style-name="T7">&gt;</text:span><text:span text:style-name="T11"> Server Rebooted </text:span><text:span text:style-name="T7">&lt;</text:span><text:span text:style-name="T9">span</text:span> <text:span text:style-name="T12">class</text:span><text:span text:style-name="T11">=</text:span><text:span text:style-name="T13">"text-muted small"</text:span><text:span text:style-name="T7">&gt;</text:span><text:span text:style-name="T11">4 minutes ago</text:span><text:span text:style-name="T7">&lt;/</text:span><text:span text:style-name="T9">span</text:span><text:span text:style-name="T7">&gt;&lt;/</text:span><text:span text:style-name="T9">a</text:span><text:span text:style-name="T7">&gt;</text:span></text:p>
      <text:p text:style-name="P8"><text:span text:style-name="T11"><text:tab/><text:tab/><text:tab/><text:tab/><text:tab/> <text:s text:c="15"/></text:span><text:span text:style-name="T7">&lt;/</text:span><text:span text:style-name="T9">li</text:span><text:span text:style-name="T7">&gt;</text:span></text:p>
      <text:p text:style-name="P8"><text:span text:style-name="T11"><text:tab/><text:tab/><text:tab/><text:tab/><text:tab/> <text:s text:c="15"/></text:span><text:span text:style-name="T7">&lt;</text:span><text:span text:style-name="T9">li</text:span> <text:span text:style-name="T12">class</text:span><text:span text:style-name="T11">=</text:span><text:span text:style-name="T13">"divider"</text:span><text:span text:style-name="T7">&gt;&lt;/</text:span><text:span text:style-name="T9">li</text:span><text:span text:style-name="T7">&gt;</text:span></text:p>
      <text:p text:style-name="P8"><text:span text:style-name="T11"><text:tab/><text:tab/><text:tab/><text:tab/><text:tab/> <text:s text:c="15"/></text:span><text:span text:style-name="T7">&lt;</text:span><text:span text:style-name="T9">li</text:span> <text:span text:style-name="T12">class</text:span><text:span text:style-name="T11">=</text:span><text:span text:style-name="T13">"text-center"</text:span><text:span text:style-name="T7">&gt;&lt;</text:span><text:span text:style-name="T9">a</text:span> <text:span text:style-name="T12">href</text:span><text:span text:style-name="T11">=</text:span><text:span text:style-name="T13">"#"</text:span><text:span text:style-name="T7">&gt;</text:span><text:span text:style-name="T11">Read All Alerts </text:span><text:span text:style-name="T7">&lt;</text:span><text:span text:style-name="T9">i</text:span> <text:span text:style-name="T12">class</text:span><text:span text:style-name="T11">=</text:span><text:span text:style-name="T13">"fa fa-angle-right"</text:span><text:span text:style-name="T7">&gt;&lt;/</text:span><text:span text:style-name="T9">i</text:span><text:span text:style-name="T7">&gt;&lt;/</text:span><text:span text:style-name="T9">a</text:span><text:span text:style-name="T7">&gt;&lt;/</text:span><text:span text:style-name="T9">li</text:span><text:span text:style-name="T7">&gt;</text:span></text:p>
      <text:p text:style-name="P8"><text:span text:style-name="T11"><text:tab/><text:tab/><text:tab/><text:tab/> <text:s text:c="15"/></text:span><text:span text:style-name="T7">&lt;/</text:span><text:span text:style-name="T9">ul</text:span><text:span text:style-name="T7">&gt;</text:span></text:p>
      <text:p text:style-name="P8"><text:span text:style-name="T11"><text:tab/><text:tab/><text:tab/><text:tab/> <text:s text:c="11"/></text:span><text:span text:style-name="T7">&lt;/</text:span><text:span text:style-name="T9">li</text:span><text:span text:style-name="T7">&gt;</text:span></text:p>
      <text:p text:style-name="P8"><text:span text:style-name="T11"><text:tab/><text:tab/> <text:s text:c="19"/></text:span><text:span text:style-name="T7">&lt;</text:span><text:span text:style-name="T9">li</text:span> <text:span text:style-name="T12">class</text:span><text:span text:style-name="T11">=</text:span><text:span text:style-name="T13">"dropdown"</text:span><text:span text:style-name="T7">&gt;</text:span></text:p>
      <text:p text:style-name="P8"><text:span text:style-name="T11"><text:tab/><text:tab/><text:tab/><text:tab/> <text:s text:c="15"/></text:span><text:span text:style-name="T7">&lt;</text:span><text:span text:style-name="T9">a</text:span> <text:span text:style-name="T12">href</text:span><text:span text:style-name="T11">=</text:span><text:span text:style-name="T13">"#"</text:span> <text:span text:style-name="T12">class</text:span><text:span text:style-name="T11">=</text:span><text:span text:style-name="T13">"dropdown-toggle"</text:span> <text:span text:style-name="T12">data-toggle</text:span><text:span text:style-name="T11">=</text:span><text:span text:style-name="T13">"dropdown"</text:span><text:span text:style-name="T7">&gt;&lt;</text:span><text:span text:style-name="T9">i</text:span> <text:span text:style-name="T12">class</text:span><text:span text:style-name="T11">=</text:span><text:span text:style-name="T13">"fa fa-envelope"</text:span><text:span text:style-name="T7">&gt;&lt;/</text:span><text:span text:style-name="T9">i</text:span><text:span text:style-name="T7">&gt;</text:span><text:span text:style-name="T11"> </text:span><text:span text:style-name="T7">&lt;</text:span><text:span text:style-name="T9">span</text:span> <text:span text:style-name="T12">class</text:span><text:span text:style-name="T11">=</text:span><text:span text:style-name="T13">"caret"</text:span><text:span text:style-name="T7">&gt;&lt;/</text:span><text:span text:style-name="T9">span</text:span><text:span text:style-name="T7">&gt;&lt;/</text:span><text:span text:style-name="T9">a</text:span><text:span text:style-name="T7">&gt;</text:span></text:p>
      <text:p text:style-name="P8"><text:span text:style-name="T11"><text:tab/><text:tab/><text:tab/><text:tab/> <text:s text:c="15"/></text:span><text:span text:style-name="T7">&lt;</text:span><text:span text:style-name="T9">ul</text:span> <text:span text:style-name="T12">class</text:span><text:span text:style-name="T11">=</text:span><text:span text:style-name="T13">"dropdown-menu dropdown-messages"</text:span><text:span text:style-name="T7">&gt;</text:span></text:p>
      <text:p text:style-name="P8"><text:span text:style-name="T11"><text:tab/><text:tab/><text:tab/> <text:s text:c="23"/></text:span><text:span text:style-name="T7">&lt;</text:span><text:span text:style-name="T9">li</text:span><text:span text:style-name="T7">&gt;</text:span></text:p>
      <text:p text:style-name="P8"><text:span text:style-name="T11"><text:tab/><text:tab/><text:tab/> <text:s text:c="27"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</text:span></text:p>
      <text:p text:style-name="P8"><text:span text:style-name="T11"><text:tab/><text:tab/><text:tab/> <text:s text:c="27"/><text:tab/></text:span><text:span text:style-name="T7">&lt;</text:span><text:span text:style-name="T9">span</text:span> <text:span text:style-name="T12">class</text:span><text:span text:style-name="T11">=</text:span><text:span text:style-name="T13">"pull-right text-muted"</text:span><text:span text:style-name="T7">&gt;</text:span><text:span text:style-name="T11">4 minutes ago</text:span><text:span text:style-name="T7">&lt;/</text:span><text:span text:style-name="T9">span</text:span><text:span text:style-name="T7">&gt;</text:span><text:span text:style-name="T11"> </text:span><text:span text:style-name="T7">&lt;</text:span><text:span text:style-name="T9">b</text:span><text:span text:style-name="T7">&gt;</text:span><text:span text:style-name="T11">John Smith</text:span><text:span text:style-name="T7">&lt;/</text:span><text:span text:style-name="T9">b</text:span><text:span text:style-name="T7">&gt;&lt;</text:span><text:span text:style-name="T9">br</text:span><text:span text:style-name="T7">/&gt;</text:span></text:p>
      <text:p text:style-name="P8"><text:span text:style-name="T11"><text:tab/><text:tab/><text:tab/> <text:s text:c="27"/><text:tab/></text:span><text:span text:style-name="T7">&lt;</text:span><text:span text:style-name="T9">span</text:span> <text:span text:style-name="T12">class</text:span><text:span text:style-name="T11">=</text:span><text:span text:style-name="T13">"msg-content"</text:span><text:span text:style-name="T7">&gt;</text:span><text:span text:style-name="T11">Lorem ipsum dolor sit amet, consectetur adipiscing elit. Pellentesque eleifend...</text:span><text:span text:style-name="T7">&lt;/</text:span><text:span text:style-name="T9">span</text:span><text:span text:style-name="T7">&gt;</text:span></text:p>
      <text:p text:style-name="P8"><text:span text:style-name="T11"><text:tab/><text:tab/><text:tab/> <text:s text:c="27"/></text:span><text:span text:style-name="T7">&lt;/</text:span><text:span text:style-name="T9">a</text:span><text:span text:style-name="T7">&gt;</text:span></text:p>
      <text:p text:style-name="P8"><text:span text:style-name="T11"><text:tab/><text:tab/><text:tab/> <text:s text:c="23"/></text:span><text:span text:style-name="T7">&lt;/</text:span><text:span text:style-name="T9">li</text:span><text:span text:style-name="T7">&gt;</text:span></text:p>
      <text:p text:style-name="P8"><text:span text:style-name="T11"><text:tab/><text:tab/><text:tab/> <text:s text:c="23"/></text:span><text:span text:style-name="T7">&lt;</text:span><text:span text:style-name="T9">li</text:span> <text:span text:style-name="T12">class</text:span><text:span text:style-name="T11">=</text:span><text:span text:style-name="T13">"divider"</text:span><text:span text:style-name="T7">&gt;&lt;/</text:span><text:span text:style-name="T9">li</text:span><text:span text:style-name="T7">&gt;</text:span></text:p>
      <text:p text:style-name="P8"><text:span text:style-name="T11"><text:tab/><text:tab/><text:tab/> <text:s text:c="23"/></text:span><text:span text:style-name="T7">&lt;</text:span><text:span text:style-name="T9">li</text:span><text:span text:style-name="T7">&gt;</text:span></text:p>
      <text:p text:style-name="P8"><text:span text:style-name="T11"><text:tab/><text:tab/><text:tab/> <text:s text:c="27"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</text:span></text:p>
      <text:p text:style-name="P8"><text:span text:style-name="T11"><text:tab/><text:tab/><text:tab/> <text:s text:c="27"/><text:tab/></text:span><text:span text:style-name="T7">&lt;</text:span><text:span text:style-name="T9">span</text:span> <text:span text:style-name="T12">class</text:span><text:span text:style-name="T11">=</text:span><text:span text:style-name="T13">"pull-right text-muted"</text:span><text:span text:style-name="T7">&gt;</text:span><text:span text:style-name="T11">4 minutes ago</text:span><text:span text:style-name="T7">&lt;/</text:span><text:span text:style-name="T9">span</text:span><text:span text:style-name="T7">&gt;</text:span><text:span text:style-name="T11"> </text:span><text:span text:style-name="T7">&lt;</text:span><text:span text:style-name="T9">b</text:span><text:span text:style-name="T7">&gt;</text:span><text:span text:style-name="T11">John Smith</text:span><text:span text:style-name="T7">&lt;/</text:span><text:span text:style-name="T9">b</text:span><text:span text:style-name="T7">&gt;&lt;</text:span><text:span text:style-name="T9">br</text:span><text:span text:style-name="T7">/&gt;</text:span></text:p>
      <text:p text:style-name="P8"><text:span text:style-name="T11"><text:tab/><text:tab/><text:tab/> <text:s text:c="27"/><text:tab/></text:span><text:span text:style-name="T7">&lt;</text:span><text:span text:style-name="T9">span</text:span> <text:span text:style-name="T12">class</text:span><text:span text:style-name="T11">=</text:span><text:span text:style-name="T13">"msg-content"</text:span><text:span text:style-name="T7">&gt;</text:span><text:span text:style-name="T11">Lorem ipsum dolor sit amet, consectetur adipiscing elit. Pellentesque eleifend...</text:span><text:span text:style-name="T7">&lt;/</text:span><text:span text:style-name="T9">span</text:span><text:span text:style-name="T7">&gt;</text:span></text:p>
      <text:p text:style-name="P8"><text:span text:style-name="T11"><text:tab/><text:tab/><text:tab/> <text:s text:c="27"/></text:span><text:span text:style-name="T7">&lt;/</text:span><text:span text:style-name="T9">a</text:span><text:span text:style-name="T7">&gt;</text:span></text:p>
      <text:p text:style-name="P8"><text:span text:style-name="T11"><text:tab/><text:tab/><text:tab/> <text:s text:c="23"/></text:span><text:span text:style-name="T7">&lt;/</text:span><text:span text:style-name="T9">li</text:span><text:span text:style-name="T7">&gt;</text:span></text:p>
      <text:p text:style-name="P8"><text:span text:style-name="T11"><text:tab/><text:tab/><text:tab/> <text:s text:c="23"/></text:span><text:span text:style-name="T7">&lt;</text:span><text:span text:style-name="T9">li</text:span> <text:span text:style-name="T12">class</text:span><text:span text:style-name="T11">=</text:span><text:span text:style-name="T13">"divider"</text:span><text:span text:style-name="T7">&gt;&lt;/</text:span><text:span text:style-name="T9">li</text:span><text:span text:style-name="T7">&gt;</text:span></text:p>
      <text:p text:style-name="P8"><text:span text:style-name="T11"><text:tab/><text:tab/><text:tab/> <text:s text:c="23"/></text:span><text:span text:style-name="T7">&lt;</text:span><text:span text:style-name="T9">li</text:span><text:span text:style-name="T7">&gt;</text:span></text:p>
      <text:p text:style-name="P8"><text:span text:style-name="T11"><text:tab/><text:tab/><text:tab/> <text:s text:c="27"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</text:span></text:p>
      <text:p text:style-name="P8"><text:span text:style-name="T11"><text:tab/><text:tab/><text:tab/> <text:s text:c="27"/><text:tab/></text:span><text:span text:style-name="T7">&lt;</text:span><text:span text:style-name="T9">span</text:span> <text:span text:style-name="T12">class</text:span><text:span text:style-name="T11">=</text:span><text:span text:style-name="T13">"pull-right text-muted"</text:span><text:span text:style-name="T7">&gt;</text:span><text:span text:style-name="T11">4 minutes ago</text:span><text:span text:style-name="T7">&lt;/</text:span><text:span text:style-name="T9">span</text:span><text:span text:style-name="T7">&gt;</text:span><text:span text:style-name="T11"> </text:span><text:span text:style-name="T7">&lt;</text:span><text:span text:style-name="T9">b</text:span><text:span text:style-name="T7">&gt;</text:span><text:span text:style-name="T11">John Smith</text:span><text:span text:style-name="T7">&lt;/</text:span><text:span text:style-name="T9">b</text:span><text:span text:style-name="T7">&gt;&lt;</text:span><text:span text:style-name="T9">br</text:span><text:span text:style-name="T7">/&gt;</text:span></text:p>
      <text:p text:style-name="P8"><text:span text:style-name="T11"><text:tab/><text:tab/><text:tab/> <text:s text:c="27"/><text:tab/></text:span><text:span text:style-name="T7">&lt;</text:span><text:span text:style-name="T9">span</text:span> <text:span text:style-name="T12">class</text:span><text:span text:style-name="T11">=</text:span><text:span text:style-name="T13">"msg-content"</text:span><text:span text:style-name="T7">&gt;</text:span><text:span text:style-name="T11">Lorem ipsum dolor sit amet, consectetur adipiscing elit. Pellentesque eleifend...</text:span><text:span text:style-name="T7">&lt;/</text:span><text:span text:style-name="T9">span</text:span><text:span text:style-name="T7">&gt;</text:span></text:p>
      <text:p text:style-name="P8"><text:span text:style-name="T11"><text:tab/><text:tab/><text:tab/> <text:s text:c="27"/></text:span><text:span text:style-name="T7">&lt;/</text:span><text:span text:style-name="T9">a</text:span><text:span text:style-name="T7">&gt;</text:span></text:p>
      <text:p text:style-name="P8"><text:span text:style-name="T11"><text:tab/><text:tab/><text:tab/> <text:s text:c="23"/></text:span><text:span text:style-name="T7">&lt;/</text:span><text:span text:style-name="T9">li</text:span><text:span text:style-name="T7">&gt;</text:span></text:p>
      <text:p text:style-name="P8"><text:span text:style-name="T11"><text:tab/><text:tab/><text:tab/> <text:s text:c="23"/></text:span><text:span text:style-name="T7">&lt;</text:span><text:span text:style-name="T9">li</text:span> <text:span text:style-name="T12">class</text:span><text:span text:style-name="T11">=</text:span><text:span text:style-name="T13">"divider"</text:span><text:span text:style-name="T7">&gt;&lt;/</text:span><text:span text:style-name="T9">li</text:span><text:span text:style-name="T7">&gt;</text:span></text:p>
      <text:p text:style-name="P8"><text:span text:style-name="T11"><text:tab/><text:tab/><text:tab/> <text:s text:c="23"/></text:span><text:span text:style-name="T7">&lt;</text:span><text:span text:style-name="T9">li</text:span><text:span text:style-name="T7">&gt;</text:span></text:p>
      <text:p text:style-name="P8"><text:span text:style-name="T11"><text:tab/><text:tab/><text:tab/> <text:s text:c="27"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</text:span></text:p>
      <text:p text:style-name="P8"><text:soft-page-break/><text:span text:style-name="T11"><text:tab/><text:tab/><text:tab/> <text:s text:c="27"/><text:tab/></text:span><text:span text:style-name="T7">&lt;</text:span><text:span text:style-name="T9">span</text:span> <text:span text:style-name="T12">class</text:span><text:span text:style-name="T11">=</text:span><text:span text:style-name="T13">"pull-right text-muted"</text:span><text:span text:style-name="T7">&gt;</text:span><text:span text:style-name="T11">4 minutes ago</text:span><text:span text:style-name="T7">&lt;/</text:span><text:span text:style-name="T9">span</text:span><text:span text:style-name="T7">&gt;</text:span><text:span text:style-name="T11"> </text:span><text:span text:style-name="T7">&lt;</text:span><text:span text:style-name="T9">b</text:span><text:span text:style-name="T7">&gt;</text:span><text:span text:style-name="T11">John Smith</text:span><text:span text:style-name="T7">&lt;/</text:span><text:span text:style-name="T9">b</text:span><text:span text:style-name="T7">&gt;&lt;</text:span><text:span text:style-name="T9">br</text:span><text:span text:style-name="T7">/&gt;</text:span></text:p>
      <text:p text:style-name="P8"><text:span text:style-name="T11"><text:tab/><text:tab/><text:tab/> <text:s text:c="27"/><text:tab/></text:span><text:span text:style-name="T7">&lt;</text:span><text:span text:style-name="T9">span</text:span> <text:span text:style-name="T12">class</text:span><text:span text:style-name="T11">=</text:span><text:span text:style-name="T13">"msg-content"</text:span><text:span text:style-name="T7">&gt;</text:span><text:span text:style-name="T11">Lorem ipsum dolor sit amet, consectetur adipiscing elit. Pellentesque eleifend...</text:span><text:span text:style-name="T7">&lt;/</text:span><text:span text:style-name="T9">span</text:span><text:span text:style-name="T7">&gt;</text:span></text:p>
      <text:p text:style-name="P8"><text:span text:style-name="T11"><text:tab/><text:tab/><text:tab/> <text:s text:c="27"/></text:span><text:span text:style-name="T7">&lt;/</text:span><text:span text:style-name="T9">a</text:span><text:span text:style-name="T7">&gt;</text:span></text:p>
      <text:p text:style-name="P8"><text:span text:style-name="T11"><text:tab/><text:tab/><text:tab/> <text:s text:c="23"/></text:span><text:span text:style-name="T7">&lt;/</text:span><text:span text:style-name="T9">li</text:span><text:span text:style-name="T7">&gt;</text:span></text:p>
      <text:p text:style-name="P8"><text:span text:style-name="T11"><text:tab/><text:tab/><text:tab/><text:tab/><text:tab/> <text:s text:c="15"/></text:span><text:span text:style-name="T7">&lt;</text:span><text:span text:style-name="T9">li</text:span> <text:span text:style-name="T12">class</text:span><text:span text:style-name="T11">=</text:span><text:span text:style-name="T13">"divider"</text:span><text:span text:style-name="T7">&gt;&lt;/</text:span><text:span text:style-name="T9">li</text:span><text:span text:style-name="T7">&gt;</text:span></text:p>
      <text:p text:style-name="P8"><text:span text:style-name="T11"><text:tab/><text:tab/><text:tab/><text:tab/><text:tab/> <text:s text:c="15"/></text:span><text:span text:style-name="T7">&lt;</text:span><text:span text:style-name="T9">li</text:span> <text:span text:style-name="T12">class</text:span><text:span text:style-name="T11">=</text:span><text:span text:style-name="T13">"text-center"</text:span><text:span text:style-name="T7">&gt;&lt;</text:span><text:span text:style-name="T9">a</text:span> <text:span text:style-name="T12">href</text:span><text:span text:style-name="T11">=</text:span><text:span text:style-name="T13">"#"</text:span><text:span text:style-name="T7">&gt;</text:span><text:span text:style-name="T11">Read All New Messages </text:span><text:span text:style-name="T7">&lt;</text:span><text:span text:style-name="T9">i</text:span> <text:span text:style-name="T12">class</text:span><text:span text:style-name="T11">=</text:span><text:span text:style-name="T13">"fa fa-angle-right"</text:span><text:span text:style-name="T7">&gt;&lt;/</text:span><text:span text:style-name="T9">i</text:span><text:span text:style-name="T7">&gt;&lt;/</text:span><text:span text:style-name="T9">a</text:span><text:span text:style-name="T7">&gt;&lt;/</text:span><text:span text:style-name="T9">li</text:span><text:span text:style-name="T7">&gt;</text:span></text:p>
      <text:p text:style-name="P8"><text:span text:style-name="T11"><text:tab/><text:tab/><text:tab/><text:tab/> <text:s text:c="15"/></text:span><text:span text:style-name="T7">&lt;/</text:span><text:span text:style-name="T9">ul</text:span><text:span text:style-name="T7">&gt;</text:span></text:p>
      <text:p text:style-name="P8"><text:span text:style-name="T11"><text:tab/><text:tab/><text:tab/><text:tab/> <text:s text:c="11"/></text:span><text:span text:style-name="T7">&lt;/</text:span><text:span text:style-name="T9">li</text:span><text:span text:style-name="T7">&gt;</text:span></text:p>
      <text:p text:style-name="P8"><text:span text:style-name="T11"><text:tab/><text:tab/><text:tab/> <text:s text:c="15"/></text:span><text:span text:style-name="T7">&lt;</text:span><text:span text:style-name="T9">li</text:span> <text:span text:style-name="T12">class</text:span><text:span text:style-name="T11">=</text:span><text:span text:style-name="T13">"dropdown"</text:span><text:span text:style-name="T7">&gt;</text:span></text:p>
      <text:p text:style-name="P8"><text:span text:style-name="T11"><text:tab/><text:tab/><text:tab/> <text:s text:c="19"/></text:span><text:span text:style-name="T7">&lt;</text:span><text:span text:style-name="T9">a</text:span> <text:span text:style-name="T12">href</text:span><text:span text:style-name="T11">=</text:span><text:span text:style-name="T13">"#"</text:span> <text:span text:style-name="T12">class</text:span><text:span text:style-name="T11">=</text:span><text:span text:style-name="T13">"dropdown-toggle"</text:span> <text:span text:style-name="T12">data-toggle</text:span><text:span text:style-name="T11">=</text:span><text:span text:style-name="T13">"dropdown"</text:span><text:span text:style-name="T7">&gt;&lt;</text:span><text:span text:style-name="T9">i</text:span> <text:span text:style-name="T12">class</text:span><text:span text:style-name="T11">=</text:span><text:span text:style-name="T13">"fa fa-user"</text:span><text:span text:style-name="T7">&gt;&lt;/</text:span><text:span text:style-name="T9">i</text:span><text:span text:style-name="T7">&gt;</text:span><text:span text:style-name="T11"> John Smith </text:span><text:span text:style-name="T7">&lt;</text:span><text:span text:style-name="T9">b</text:span> <text:span text:style-name="T12">class</text:span><text:span text:style-name="T11">=</text:span><text:span text:style-name="T13">"caret"</text:span><text:span text:style-name="T7">&gt;&lt;/</text:span><text:span text:style-name="T9">b</text:span><text:span text:style-name="T7">&gt;&lt;/</text:span><text:span text:style-name="T9">a</text:span><text:span text:style-name="T7">&gt;</text:span></text:p>
      <text:p text:style-name="P8"><text:span text:style-name="T11"><text:tab/><text:tab/><text:tab/> <text:s text:c="19"/></text:span><text:span text:style-name="T7">&lt;</text:span><text:span text:style-name="T9">ul</text:span> <text:span text:style-name="T12">class</text:span><text:span text:style-name="T11">=</text:span><text:span text:style-name="T13">"dropdown-menu"</text:span><text:span text:style-name="T7">&gt;</text:span></text:p>
      <text:p text:style-name="P8"><text:span text:style-name="T11"><text:tab/><text:tab/><text:tab/> <text:s text:c="23"/></text:span><text:span text:style-name="T7">&lt;</text:span><text:span text:style-name="T9">li</text:span><text:span text:style-name="T7">&gt;</text:span></text:p>
      <text:p text:style-name="P8"><text:span text:style-name="T11"><text:tab/><text:tab/><text:tab/> <text:s text:c="27"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&lt;</text:span><text:span text:style-name="T9">i</text:span> <text:span text:style-name="T12">class</text:span><text:span text:style-name="T11">=</text:span><text:span text:style-name="T13">"fa fa-fw fa-user"</text:span><text:span text:style-name="T7">&gt;&lt;/</text:span><text:span text:style-name="T9">i</text:span><text:span text:style-name="T7">&gt;</text:span><text:span text:style-name="T11"> Profile</text:span><text:span text:style-name="T7">&lt;/</text:span><text:span text:style-name="T9">a</text:span><text:span text:style-name="T7">&gt;</text:span></text:p>
      <text:p text:style-name="P8"><text:span text:style-name="T11"><text:tab/><text:tab/><text:tab/> <text:s text:c="23"/></text:span><text:span text:style-name="T7">&lt;/</text:span><text:span text:style-name="T9">li</text:span><text:span text:style-name="T7">&gt;</text:span></text:p>
      <text:p text:style-name="P8"><text:span text:style-name="T11"><text:tab/><text:tab/><text:tab/> <text:s text:c="23"/></text:span><text:span text:style-name="T7">&lt;</text:span><text:span text:style-name="T9">li</text:span><text:span text:style-name="T7">&gt;</text:span></text:p>
      <text:p text:style-name="P8"><text:span text:style-name="T11"><text:tab/><text:tab/><text:tab/> <text:s text:c="27"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&lt;</text:span><text:span text:style-name="T9">i</text:span> <text:span text:style-name="T12">class</text:span><text:span text:style-name="T11">=</text:span><text:span text:style-name="T13">"fa fa-fw fa-envelope"</text:span><text:span text:style-name="T7">&gt;&lt;/</text:span><text:span text:style-name="T9">i</text:span><text:span text:style-name="T7">&gt;</text:span><text:span text:style-name="T11"> Inbox</text:span><text:span text:style-name="T7">&lt;/</text:span><text:span text:style-name="T9">a</text:span><text:span text:style-name="T7">&gt;</text:span></text:p>
      <text:p text:style-name="P8"><text:span text:style-name="T11"><text:tab/><text:tab/><text:tab/> <text:s text:c="23"/></text:span><text:span text:style-name="T7">&lt;/</text:span><text:span text:style-name="T9">li</text:span><text:span text:style-name="T7">&gt;</text:span></text:p>
      <text:p text:style-name="P8"><text:span text:style-name="T11"><text:tab/><text:tab/><text:tab/> <text:s text:c="23"/></text:span><text:span text:style-name="T7">&lt;</text:span><text:span text:style-name="T9">li</text:span><text:span text:style-name="T7">&gt;</text:span></text:p>
      <text:p text:style-name="P8"><text:span text:style-name="T11"><text:tab/><text:tab/><text:tab/> <text:s text:c="27"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&lt;</text:span><text:span text:style-name="T9">i</text:span> <text:span text:style-name="T12">class</text:span><text:span text:style-name="T11">=</text:span><text:span text:style-name="T13">"fa fa-fw fa-gear"</text:span><text:span text:style-name="T7">&gt;&lt;/</text:span><text:span text:style-name="T9">i</text:span><text:span text:style-name="T7">&gt;</text:span><text:span text:style-name="T11"> Settings</text:span><text:span text:style-name="T7">&lt;/</text:span><text:span text:style-name="T9">a</text:span><text:span text:style-name="T7">&gt;</text:span></text:p>
      <text:p text:style-name="P8"><text:span text:style-name="T11"><text:tab/><text:tab/><text:tab/> <text:s text:c="23"/></text:span><text:span text:style-name="T7">&lt;/</text:span><text:span text:style-name="T9">li</text:span><text:span text:style-name="T7">&gt;</text:span></text:p>
      <text:p text:style-name="P8"><text:span text:style-name="T11"><text:tab/><text:tab/><text:tab/> <text:s text:c="23"/></text:span><text:span text:style-name="T7">&lt;</text:span><text:span text:style-name="T9">li</text:span> <text:span text:style-name="T12">class</text:span><text:span text:style-name="T11">=</text:span><text:span text:style-name="T13">"divider"</text:span><text:span text:style-name="T7">&gt;&lt;/</text:span><text:span text:style-name="T9">li</text:span><text:span text:style-name="T7">&gt;</text:span></text:p>
      <text:p text:style-name="P8"><text:span text:style-name="T11"><text:tab/><text:tab/><text:tab/> <text:s text:c="23"/></text:span><text:span text:style-name="T7">&lt;</text:span><text:span text:style-name="T9">li</text:span><text:span text:style-name="T7">&gt;</text:span></text:p>
      <text:p text:style-name="P8"><text:span text:style-name="T11"><text:tab/><text:tab/><text:tab/> <text:s text:c="27"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&lt;</text:span><text:span text:style-name="T9">i</text:span> <text:span text:style-name="T12">class</text:span><text:span text:style-name="T11">=</text:span><text:span text:style-name="T13">"fa fa-fw fa-power-off"</text:span><text:span text:style-name="T7">&gt;&lt;/</text:span><text:span text:style-name="T9">i</text:span><text:span text:style-name="T7">&gt;</text:span><text:span text:style-name="T11"> Log Out</text:span><text:span text:style-name="T7">&lt;/</text:span><text:span text:style-name="T9">a</text:span><text:span text:style-name="T7">&gt;</text:span></text:p>
      <text:p text:style-name="P8"><text:span text:style-name="T11"><text:tab/><text:tab/><text:tab/> <text:s text:c="23"/></text:span><text:span text:style-name="T7">&lt;/</text:span><text:span text:style-name="T9">li</text:span><text:span text:style-name="T7">&gt;</text:span></text:p>
      <text:p text:style-name="P8"><text:span text:style-name="T11"><text:tab/><text:tab/><text:tab/> <text:s text:c="19"/></text:span><text:span text:style-name="T7">&lt;/</text:span><text:span text:style-name="T9">ul</text:span><text:span text:style-name="T7">&gt;</text:span></text:p>
      <text:p text:style-name="P8"><text:span text:style-name="T11"><text:tab/><text:tab/><text:tab/> <text:s text:c="15"/></text:span><text:span text:style-name="T7">&lt;/</text:span><text:span text:style-name="T9">li</text:span><text:span text:style-name="T7">&gt;</text:span></text:p>
      <text:p text:style-name="P8"><text:span text:style-name="T11"><text:tab/><text:tab/> <text:s text:c="15"/></text:span><text:span text:style-name="T7">&lt;/</text:span><text:span text:style-name="T9">ul</text:span><text:span text:style-name="T7">&gt;</text:span></text:p>
      <text:p text:style-name="P10"><text:tab/></text:p>
      <text:p text:style-name="P8"><text:span text:style-name="T11"><text:tab/><text:tab/> <text:s text:c="11"/></text:span><text:span text:style-name="T7">&lt;/</text:span><text:span text:style-name="T9">div</text:span><text:span text:style-name="T7">&gt;</text:span></text:p>
      <text:p text:style-name="P8"><text:span text:style-name="T11"><text:tab/><text:tab/> <text:s text:c="7"/></text:span><text:span text:style-name="T7">&lt;/</text:span><text:span text:style-name="T9">div</text:span><text:span text:style-name="T7">&gt;</text:span><text:span text:style-name="T11"> <text:s text:c="3"/></text:span></text:p>
      <text:p text:style-name="P8"><text:span text:style-name="T11"><text:tab/><text:tab/> <text:s text:c="7"/></text:span><text:span text:style-name="T7">&lt;</text:span><text:span text:style-name="T9">div</text:span> <text:span text:style-name="T12">class</text:span><text:span text:style-name="T11">=</text:span><text:span text:style-name="T13">"sidebar"</text:span><text:span text:style-name="T7">&gt;</text:span></text:p>
      <text:p text:style-name="P8"><text:span text:style-name="T11"><text:tab/><text:tab/> <text:s text:c="11"/></text:span><text:span text:style-name="T7">&lt;</text:span><text:span text:style-name="T9">div</text:span> <text:span text:style-name="T12">class</text:span><text:span text:style-name="T11">=</text:span><text:span text:style-name="T13">"collapse navbar-collapse navbar-ex1-collapse"</text:span><text:span text:style-name="T7">&gt;</text:span></text:p>
      <text:p text:style-name="P8"><text:span text:style-name="T11"><text:tab/><text:tab/> <text:s text:c="15"/></text:span><text:span text:style-name="T7">&lt;</text:span><text:span text:style-name="T9">ul</text:span> <text:span text:style-name="T12">class</text:span><text:span text:style-name="T11">=</text:span><text:span text:style-name="T13">"nav sidebar-nav"</text:span><text:span text:style-name="T7">&gt;</text:span></text:p>
      <text:p text:style-name="P8"><text:span text:style-name="T11"><text:tab/><text:tab/> <text:s text:c="19"/></text:span><text:span text:style-name="T7">&lt;</text:span><text:span text:style-name="T9">li</text:span> <text:span text:style-name="T12">class</text:span><text:span text:style-name="T11">=</text:span>"<text:span text:style-name="T14">{{</text:span><text:span text:style-name="T16"> </text:span><text:span text:style-name="T11">app</text:span><text:span text:style-name="T19">.</text:span><text:span text:style-name="T11">request</text:span><text:span text:style-name="T19">.</text:span><text:span text:style-name="T11">get</text:span><text:span text:style-name="T19">(</text:span><text:span text:style-name="T6">'_route'</text:span><text:span text:style-name="T19">)</text:span><text:span text:style-name="T16"> </text:span><text:span text:style-name="T19">==</text:span><text:span text:style-name="T16"> </text:span><text:span text:style-name="T6">'application_shop_admin_homepage'</text:span><text:span text:style-name="T16"> </text:span><text:span text:style-name="T19">?</text:span><text:span text:style-name="T16"> </text:span><text:span text:style-name="T6">'active'</text:span><text:span text:style-name="T16"> </text:span><text:span text:style-name="T19">:</text:span><text:span text:style-name="T16"> </text:span><text:span text:style-name="T6">''</text:span><text:span text:style-name="T16"> </text:span><text:span text:style-name="T14">}}</text:span>"<text:span text:style-name="T7">&gt;</text:span></text:p>
      <text:p text:style-name="P8"><text:span text:style-name="T11"><text:tab/><text:tab/> <text:s text:c="23"/></text:span><text:span text:style-name="T7">&lt;</text:span><text:span text:style-name="T9">a</text:span> <text:span text:style-name="T12">href</text:span><text:span text:style-name="T11">=</text:span>"<text:span text:style-name="T14">{{</text:span><text:span text:style-name="T16"> </text:span><text:span text:style-name="T11">path</text:span><text:span text:style-name="T19">(</text:span><text:span text:style-name="T6">'application_shop_admin_homepage'</text:span><text:span text:style-name="T19">)</text:span><text:span text:style-name="T16"> </text:span><text:span text:style-name="T14">}}</text:span>"<text:span text:style-name="T7">&gt;&lt;</text:span><text:span text:style-name="T9">i</text:span> <text:span text:style-name="T12">class</text:span><text:span text:style-name="T11">=</text:span><text:span text:style-name="T13">"fa fa-fw fa-dashboard"</text:span><text:span text:style-name="T7">&gt;&lt;/</text:span><text:span text:style-name="T9">i</text:span><text:span text:style-name="T7">&gt;</text:span><text:span text:style-name="T11"> Dashboard</text:span><text:span text:style-name="T7">&lt;/</text:span><text:span text:style-name="T9">a</text:span><text:span text:style-name="T7">&gt;</text:span></text:p>
      <text:p text:style-name="P8"><text:span text:style-name="T11"><text:tab/><text:tab/> <text:s text:c="19"/></text:span><text:span text:style-name="T7">&lt;/</text:span><text:span text:style-name="T9">li</text:span><text:span text:style-name="T7">&gt;</text:span></text:p>
      <text:p text:style-name="P8"><text:span text:style-name="T11"><text:tab/><text:tab/> <text:s text:c="19"/></text:span><text:span text:style-name="T7">&lt;</text:span><text:span text:style-name="T9">li</text:span> <text:span text:style-name="T12">class</text:span><text:span text:style-name="T11">=</text:span>"<text:span text:style-name="T14">{{</text:span><text:span text:style-name="T16"> </text:span><text:span text:style-name="T11">app</text:span><text:span text:style-name="T19">.</text:span><text:span text:style-name="T11">request</text:span><text:span text:style-name="T19">.</text:span><text:span text:style-name="T11">get</text:span><text:span text:style-name="T19">(</text:span><text:span text:style-name="T6">'_route'</text:span><text:span text:style-name="T19">)</text:span><text:span text:style-name="T16"> </text:span><text:span text:style-name="T19">==</text:span><text:span text:style-name="T16"> </text:span><text:span text:style-name="T6">'application_admin_product'</text:span><text:span text:style-name="T16"> </text:span><text:span text:style-name="T19">?</text:span><text:span text:style-name="T16"> </text:span><text:span text:style-name="T6">'active'</text:span><text:span text:style-name="T16"> </text:span><text:span text:style-name="T19">:</text:span><text:span text:style-name="T16"> </text:span><text:span text:style-name="T6">''</text:span><text:span text:style-name="T16"> </text:span><text:span text:style-name="T14">}}</text:span>"<text:span text:style-name="T7">&gt;</text:span></text:p>
      <text:p text:style-name="P8"><text:span text:style-name="T11"><text:tab/><text:tab/> <text:s text:c="23"/></text:span><text:span text:style-name="T7">&lt;</text:span><text:span text:style-name="T9">a</text:span> <text:span text:style-name="T12">href</text:span><text:span text:style-name="T11">=</text:span>"<text:span text:style-name="T14">{{</text:span><text:span text:style-name="T16"> </text:span><text:span text:style-name="T11">path</text:span><text:span text:style-name="T19">(</text:span><text:span text:style-name="T6">'application_admin_product'</text:span><text:span text:style-name="T19">)</text:span><text:span text:style-name="T16"> </text:span><text:span text:style-name="T14">}}</text:span>"<text:span text:style-name="T7">&gt;&lt;</text:span><text:span text:style-name="T9">i</text:span> <text:span text:style-name="T12">class</text:span><text:span text:style-name="T11">=</text:span><text:span text:style-name="T13">"fa fa-fw fa-table"</text:span><text:span text:style-name="T7">&gt;&lt;/</text:span><text:span text:style-name="T9">i</text:span><text:span text:style-name="T7">&gt;</text:span><text:span text:style-name="T11"> Products</text:span><text:span text:style-name="T7">&lt;/</text:span><text:span text:style-name="T9">a</text:span><text:span text:style-name="T7">&gt;</text:span></text:p>
      <text:p text:style-name="P8"><text:span text:style-name="T11"><text:tab/><text:tab/> <text:s text:c="19"/></text:span><text:span text:style-name="T7">&lt;/</text:span><text:span text:style-name="T9">li</text:span><text:span text:style-name="T7">&gt;</text:span></text:p>
      <text:p text:style-name="P8"><text:span text:style-name="T11"><text:tab/><text:tab/> <text:s text:c="19"/></text:span><text:span text:style-name="T7">&lt;</text:span><text:span text:style-name="T9">li</text:span><text:span text:style-name="T7">&gt;</text:span></text:p>
      <text:p text:style-name="P8"><text:span text:style-name="T11"><text:tab/><text:tab/> <text:s text:c="23"/></text:span><text:span text:style-name="T7">&lt;</text:span><text:span text:style-name="T9">a</text:span> <text:span text:style-name="T12">href</text:span><text:span text:style-name="T11">=</text:span><text:span text:style-name="T13">"javascript:;"</text:span> <text:span text:style-name="T12">data-toggle</text:span><text:span text:style-name="T11">=</text:span><text:span text:style-name="T13">"collapse"</text:span> <text:span text:style-name="T12">data-target</text:span><text:span text:style-name="T11">=</text:span><text:span text:style-name="T13">"#demo"</text:span><text:span text:style-name="T7">&gt;&lt;</text:span><text:span text:style-name="T9">i</text:span> <text:span text:style-name="T12">class</text:span><text:span text:style-name="T11">=</text:span><text:span text:style-name="T13">"fa fa-fw fa-arrows-v"</text:span><text:span text:style-name="T7">&gt;&lt;/</text:span><text:span text:style-name="T9">i</text:span><text:span text:style-name="T7">&gt;</text:span><text:span text:style-name="T11"> Dropdown </text:span><text:span text:style-name="T7">&lt;</text:span><text:span text:style-name="T9">i</text:span> <text:span text:style-name="T12">class</text:span><text:span text:style-name="T11">=</text:span><text:span text:style-name="T13">"fa fa-fw fa-caret-down"</text:span><text:span text:style-name="T7">&gt;&lt;/</text:span><text:span text:style-name="T9">i</text:span><text:span text:style-name="T7">&gt;&lt;/</text:span><text:span text:style-name="T9">a</text:span><text:span text:style-name="T7">&gt;</text:span></text:p>
      <text:p text:style-name="P8"><text:span text:style-name="T11"><text:tab/><text:tab/> <text:s text:c="23"/></text:span><text:span text:style-name="T7">&lt;</text:span><text:span text:style-name="T9">ul</text:span> <text:span text:style-name="T12">id</text:span><text:span text:style-name="T11">=</text:span><text:span text:style-name="T13">"demo"</text:span> <text:span text:style-name="T12">class</text:span><text:span text:style-name="T11">=</text:span><text:span text:style-name="T13">"nav collapse"</text:span><text:span text:style-name="T7">&gt;</text:span></text:p>
      <text:p text:style-name="P8"><text:span text:style-name="T11"><text:tab/><text:tab/> <text:s text:c="27"/></text:span><text:span text:style-name="T7">&lt;</text:span><text:span text:style-name="T9">li</text:span><text:span text:style-name="T7">&gt;</text:span></text:p>
      <text:p text:style-name="P8"><text:span text:style-name="T11"><text:tab/><text:tab/> <text:s text:c="31"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</text:span><text:span text:style-name="T11">Dropdown Item</text:span><text:span text:style-name="T7">&lt;/</text:span><text:span text:style-name="T9">a</text:span><text:span text:style-name="T7">&gt;</text:span></text:p>
      <text:p text:style-name="P8"><text:span text:style-name="T11"><text:tab/><text:tab/> <text:s text:c="27"/></text:span><text:span text:style-name="T7">&lt;/</text:span><text:span text:style-name="T9">li</text:span><text:span text:style-name="T7">&gt;</text:span></text:p>
      <text:p text:style-name="P8"><text:soft-page-break/><text:span text:style-name="T11"><text:tab/><text:tab/> <text:s text:c="27"/></text:span><text:span text:style-name="T7">&lt;</text:span><text:span text:style-name="T9">li</text:span><text:span text:style-name="T7">&gt;</text:span></text:p>
      <text:p text:style-name="P8"><text:span text:style-name="T11"><text:tab/><text:tab/> <text:s text:c="31"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</text:span><text:span text:style-name="T11">Dropdown Item</text:span><text:span text:style-name="T7">&lt;/</text:span><text:span text:style-name="T9">a</text:span><text:span text:style-name="T7">&gt;</text:span></text:p>
      <text:p text:style-name="P8"><text:span text:style-name="T11"><text:tab/><text:tab/> <text:s text:c="27"/></text:span><text:span text:style-name="T7">&lt;/</text:span><text:span text:style-name="T9">li</text:span><text:span text:style-name="T7">&gt;</text:span></text:p>
      <text:p text:style-name="P8"><text:span text:style-name="T11"><text:tab/><text:tab/> <text:s text:c="23"/></text:span><text:span text:style-name="T7">&lt;/</text:span><text:span text:style-name="T9">ul</text:span><text:span text:style-name="T7">&gt;</text:span></text:p>
      <text:p text:style-name="P8"><text:span text:style-name="T11"><text:tab/><text:tab/> <text:s text:c="19"/></text:span><text:span text:style-name="T7">&lt;/</text:span><text:span text:style-name="T9">li</text:span><text:span text:style-name="T7">&gt;</text:span></text:p>
      <text:p text:style-name="P8"><text:span text:style-name="T11"><text:tab/><text:tab/> <text:s text:c="19"/></text:span><text:span text:style-name="T7">&lt;</text:span><text:span text:style-name="T9">li</text:span><text:span text:style-name="T7">&gt;</text:span></text:p>
      <text:p text:style-name="P8"><text:span text:style-name="T11"><text:tab/><text:tab/> <text:s text:c="23"/></text:span><text:span text:style-name="T7">&lt;</text:span><text:span text:style-name="T9">a</text:span> <text:span text:style-name="T12">href</text:span><text:span text:style-name="T11">=</text:span><text:span text:style-name="T13">"#"</text:span><text:span text:style-name="T7">&gt;&lt;</text:span><text:span text:style-name="T9">i</text:span> <text:span text:style-name="T12">class</text:span><text:span text:style-name="T11">=</text:span><text:span text:style-name="T13">"fa fa-fw fa-file"</text:span><text:span text:style-name="T7">&gt;&lt;/</text:span><text:span text:style-name="T9">i</text:span><text:span text:style-name="T7">&gt;</text:span><text:span text:style-name="T11"> Blank Page</text:span><text:span text:style-name="T7">&lt;/</text:span><text:span text:style-name="T9">a</text:span><text:span text:style-name="T7">&gt;</text:span></text:p>
      <text:p text:style-name="P8"><text:span text:style-name="T11"><text:tab/><text:tab/> <text:s text:c="19"/></text:span><text:span text:style-name="T7">&lt;/</text:span><text:span text:style-name="T9">li</text:span><text:span text:style-name="T7">&gt;</text:span></text:p>
      <text:p text:style-name="P8"><text:span text:style-name="T11"><text:tab/><text:tab/> <text:s text:c="15"/></text:span><text:span text:style-name="T7">&lt;/</text:span><text:span text:style-name="T9">ul</text:span><text:span text:style-name="T7">&gt;</text:span></text:p>
      <text:p text:style-name="P8"><text:span text:style-name="T11"><text:tab/><text:tab/> <text:s text:c="11"/></text:span><text:span text:style-name="T7">&lt;/</text:span><text:span text:style-name="T9">div</text:span><text:span text:style-name="T7">&gt;</text:span></text:p>
      <text:p text:style-name="P8"><text:span text:style-name="T11"><text:tab/><text:tab/> <text:s text:c="7"/></text:span><text:span text:style-name="T7">&lt;/</text:span><text:span text:style-name="T9">div</text:span><text:span text:style-name="T7">&gt;</text:span></text:p>
      <text:p text:style-name="P8"><text:span text:style-name="T11"><text:tab/> <text:s text:c="7"/></text:span><text:span text:style-name="T7">&lt;/</text:span><text:span text:style-name="T9">nav</text:span><text:span text:style-name="T7">&gt;</text:span></text:p>
      <text:p text:style-name="P8"><text:span text:style-name="T11"><text:s text:c="8"/><text:tab/></text:span><text:span text:style-name="T14">{%</text:span><text:span text:style-name="T16"> endblock </text:span><text:span text:style-name="T14">%}</text:span></text:p>
      <text:p text:style-name="P10"><text:s text:c="8"/></text:p>
      <text:p text:style-name="P8"><text:span text:style-name="T11"><text:tab/><text:tab/><text:tab/></text:span><text:span text:style-name="T14">{%</text:span><text:span text:style-name="T16"> for </text:span><text:span text:style-name="T11">flashMessage</text:span><text:span text:style-name="T16"> in </text:span><text:span text:style-name="T11">app</text:span><text:span text:style-name="T19">.</text:span><text:span text:style-name="T11">session</text:span><text:span text:style-name="T19">.</text:span><text:span text:style-name="T11">flashbag</text:span><text:span text:style-name="T19">.</text:span><text:span text:style-name="T11">get</text:span><text:span text:style-name="T19">(</text:span><text:span text:style-name="T6">'notice'</text:span><text:span text:style-name="T19">)</text:span><text:span text:style-name="T16"> </text:span><text:span text:style-name="T14">%}</text:span></text:p>
      <text:p text:style-name="P8"><text:span text:style-name="T11"><text:tab/><text:tab/><text:tab/></text:span><text:span text:style-name="T7">&lt;</text:span><text:span text:style-name="T9">div</text:span> <text:span text:style-name="T12">class</text:span><text:span text:style-name="T11">=</text:span><text:span text:style-name="T13">"flash-notice"</text:span><text:span text:style-name="T7">&gt;</text:span></text:p>
      <text:p text:style-name="P8"><text:span text:style-name="T11"><text:tab/><text:tab/><text:tab/> <text:s text:c="3"/></text:span><text:span text:style-name="T14">{{</text:span><text:span text:style-name="T16"> </text:span><text:span text:style-name="T11">flashMessage</text:span><text:span text:style-name="T16"> </text:span><text:span text:style-name="T14">}}</text:span></text:p>
      <text:p text:style-name="P8"><text:span text:style-name="T11"><text:tab/><text:tab/><text:tab/></text:span><text:span text:style-name="T7">&lt;/</text:span><text:span text:style-name="T9">div</text:span><text:span text:style-name="T7">&gt;</text:span></text:p>
      <text:p text:style-name="P8"><text:span text:style-name="T11"><text:tab/><text:tab/><text:tab/></text:span><text:span text:style-name="T14">{%</text:span><text:span text:style-name="T16"> endfor </text:span><text:span text:style-name="T14">%}</text:span></text:p>
      <text:p text:style-name="P10"><text:tab/><text:tab/><text:tab/></text:p>
      <text:p text:style-name="P8"><text:span text:style-name="T11"><text:tab/><text:tab/><text:tab/></text:span><text:span text:style-name="T14">{%</text:span><text:span text:style-name="T16"> for </text:span><text:span text:style-name="T11">flashMessage</text:span><text:span text:style-name="T16"> in </text:span><text:span text:style-name="T11">app</text:span><text:span text:style-name="T19">.</text:span><text:span text:style-name="T11">session</text:span><text:span text:style-name="T19">.</text:span><text:span text:style-name="T11">flashbag</text:span><text:span text:style-name="T19">.</text:span><text:span text:style-name="T11">get</text:span><text:span text:style-name="T19">(</text:span><text:span text:style-name="T6">'error'</text:span><text:span text:style-name="T19">)</text:span><text:span text:style-name="T16"> </text:span><text:span text:style-name="T14">%}</text:span></text:p>
      <text:p text:style-name="P8"><text:span text:style-name="T11"><text:tab/><text:tab/><text:tab/></text:span><text:span text:style-name="T7">&lt;</text:span><text:span text:style-name="T9">div</text:span> <text:span text:style-name="T12">class</text:span><text:span text:style-name="T11">=</text:span><text:span text:style-name="T13">"flash-error"</text:span><text:span text:style-name="T7">&gt;</text:span></text:p>
      <text:p text:style-name="P8"><text:span text:style-name="T11"><text:tab/><text:tab/><text:tab/> <text:s text:c="3"/></text:span><text:span text:style-name="T14">{{</text:span><text:span text:style-name="T16"> </text:span><text:span text:style-name="T11">flashMessage</text:span><text:span text:style-name="T16"> </text:span><text:span text:style-name="T14">}}</text:span></text:p>
      <text:p text:style-name="P8"><text:span text:style-name="T11"><text:tab/><text:tab/><text:tab/></text:span><text:span text:style-name="T7">&lt;/</text:span><text:span text:style-name="T9">div</text:span><text:span text:style-name="T7">&gt;</text:span></text:p>
      <text:p text:style-name="P8"><text:span text:style-name="T11"><text:tab/><text:tab/><text:tab/></text:span><text:span text:style-name="T14">{%</text:span><text:span text:style-name="T16"> endfor </text:span><text:span text:style-name="T14">%}</text:span></text:p>
      <text:p text:style-name="P8"><text:span text:style-name="T11"><text:tab/><text:tab/><text:tab/></text:span><text:span text:style-name="T7">&lt;</text:span><text:span text:style-name="T9">div</text:span> <text:span text:style-name="T12">id</text:span><text:span text:style-name="T11">=</text:span><text:span text:style-name="T13">"page-wrapper"</text:span><text:span text:style-name="T7">&gt;</text:span></text:p>
      <text:p text:style-name="P8"><text:span text:style-name="T11"><text:s text:c="8"/><text:tab/></text:span><text:span text:style-name="T14">{%</text:span><text:span text:style-name="T16"> block </text:span><text:span text:style-name="T11">body</text:span><text:span text:style-name="T16"> </text:span><text:span text:style-name="T14">%}</text:span></text:p>
      <text:p text:style-name="P10"><text:s text:c="8"/></text:p>
      <text:p text:style-name="P8"><text:span text:style-name="T11"><text:s text:c="8"/><text:tab/></text:span><text:span text:style-name="T14">{%</text:span><text:span text:style-name="T16"> endblock </text:span><text:span text:style-name="T14">%}</text:span></text:p>
      <text:p text:style-name="P8"><text:span text:style-name="T11"><text:s text:c="8"/><text:tab/></text:span><text:span text:style-name="T7">&lt;/</text:span><text:span text:style-name="T9">div</text:span><text:span text:style-name="T7">&gt;</text:span></text:p>
      <text:p text:style-name="P8"><text:span text:style-name="T11"><text:tab/><text:tab/></text:span><text:span text:style-name="T7">&lt;/</text:span><text:span text:style-name="T9">div</text:span><text:span text:style-name="T7">&gt;</text:span></text:p>
      <text:p text:style-name="P8"><text:span text:style-name="T11"><text:s text:c="4"/></text:span><text:span text:style-name="T7">&lt;/</text:span><text:span text:style-name="T9">body</text:span><text:span text:style-name="T7">&gt;</text:span></text:p>
      <text:p text:style-name="P9"><text:span text:style-name="T8">&lt;/</text:span><text:span text:style-name="T10">html</text:span><text:span text:style-name="T8">&gt;</text:span></text:p>
      <text:p text:style-name="P20"/>
      <text:p text:style-name="P3">Szablon strony głównej produktu</text:p>
      <text:p text:style-name="P3"/>
      <text:p text:style-name="P4">1. //src/Application/ShopAdminBundle/Resources/views/Product/index.html.twig</text:p>
      <text:p text:style-name="P4"/>
      <text:p text:style-name="P7"><text:span text:style-name="T14">{%</text:span><text:span text:style-name="T16"> extends </text:span><text:span text:style-name="T6">'ApplicationShopAdminBundle::layout.html.twig'</text:span><text:span text:style-name="T16"> </text:span><text:span text:style-name="T14">%}</text:span></text:p>
      <text:p text:style-name="P8"/>
      <text:p text:style-name="P8"><text:span text:style-name="T14">{%</text:span><text:span text:style-name="T16"> block </text:span><text:span text:style-name="T11">title</text:span><text:span text:style-name="T16"> </text:span><text:span text:style-name="T14">%}</text:span><text:span text:style-name="T11">Start</text:span><text:span text:style-name="T14">{%</text:span><text:span text:style-name="T16"> endblock </text:span><text:span text:style-name="T14">%}</text:span></text:p>
      <text:p text:style-name="P8"/>
      <text:p text:style-name="P8"><text:span text:style-name="T14">{%</text:span><text:span text:style-name="T16"> block </text:span><text:span text:style-name="T11">stylesheets</text:span><text:span text:style-name="T16"> </text:span><text:span text:style-name="T14">%}{%</text:span><text:span text:style-name="T16"> endblock </text:span><text:span text:style-name="T14">%}</text:span></text:p>
      <text:p text:style-name="P8"/>
      <text:p text:style-name="P8"><text:span text:style-name="T14">{%</text:span><text:span text:style-name="T16"> block </text:span><text:span text:style-name="T11">javascripts</text:span><text:span text:style-name="T16"> </text:span><text:span text:style-name="T14">%}{%</text:span><text:span text:style-name="T16"> endblock </text:span><text:span text:style-name="T14">%}</text:span></text:p>
      <text:p text:style-name="P8"/>
      <text:p text:style-name="P8"><text:span text:style-name="T14">{%</text:span><text:span text:style-name="T16"> block </text:span><text:span text:style-name="T11">body</text:span><text:span text:style-name="T16"> </text:span><text:span text:style-name="T14">%}</text:span></text:p>
      <text:p text:style-name="P8"><text:span text:style-name="T7">&lt;</text:span><text:span text:style-name="T9">div</text:span> <text:span text:style-name="T12">class</text:span><text:span text:style-name="T11">=</text:span><text:span text:style-name="T13">"container-fluid"</text:span><text:span text:style-name="T7">&gt;</text:span></text:p>
      <text:p text:style-name="P8"><text:span text:style-name="T11"><text:s text:c="4"/></text:span><text:span text:style-name="T7">&lt;</text:span><text:span text:style-name="T9">div</text:span> <text:span text:style-name="T12">class</text:span><text:span text:style-name="T11">=</text:span><text:span text:style-name="T13">"row"</text:span><text:span text:style-name="T7">&gt;</text:span></text:p>
      <text:p text:style-name="P8"><text:span text:style-name="T11"><text:s text:c="8"/></text:span><text:span text:style-name="T7">&lt;</text:span><text:span text:style-name="T9">div</text:span> <text:span text:style-name="T12">class</text:span><text:span text:style-name="T11">=</text:span><text:span text:style-name="T13">"col-md-12"</text:span><text:span text:style-name="T7">&gt;</text:span></text:p>
      <text:p text:style-name="P8"><text:span text:style-name="T11"><text:s text:c="4"/><text:tab/><text:tab/></text:span><text:span text:style-name="T7">&lt;</text:span><text:span text:style-name="T9">h1</text:span> <text:span text:style-name="T12">class</text:span><text:span text:style-name="T11">=</text:span><text:span text:style-name="T13">"page-header"</text:span><text:span text:style-name="T7">&gt;</text:span><text:span text:style-name="T11">Product list</text:span><text:span text:style-name="T7">&lt;/</text:span><text:span text:style-name="T9">h1</text:span><text:span text:style-name="T7">&gt;</text:span></text:p>
      <text:p text:style-name="P10"><text:s text:c="4"/><text:tab/><text:tab/></text:p>
      <text:p text:style-name="P8"><text:span text:style-name="T11"><text:tab/><text:tab/><text:tab/></text:span><text:span text:style-name="T7">&lt;</text:span><text:span text:style-name="T9">div</text:span> <text:span text:style-name="T12">class</text:span><text:span text:style-name="T11">=</text:span><text:span text:style-name="T13">"table-responsive"</text:span><text:span text:style-name="T7">&gt;</text:span></text:p>
      <text:p text:style-name="P8"><text:span text:style-name="T11"><text:tab/><text:tab/> <text:s text:c="3"/></text:span><text:span text:style-name="T7">&lt;</text:span><text:span text:style-name="T9">table</text:span> <text:span text:style-name="T12">class</text:span><text:span text:style-name="T11">=</text:span><text:span text:style-name="T13">"table table-striped table-hover"</text:span><text:span text:style-name="T7">&gt;</text:span></text:p>
      <text:p text:style-name="P8"><text:span text:style-name="T11"><text:tab/><text:tab/> <text:s text:c="7"/></text:span><text:span text:style-name="T7">&lt;</text:span><text:span text:style-name="T9">thead</text:span><text:span text:style-name="T7">&gt;</text:span></text:p>
      <text:p text:style-name="P8"><text:span text:style-name="T11"><text:tab/><text:tab/> <text:s text:c="11"/></text:span><text:span text:style-name="T7">&lt;</text:span><text:span text:style-name="T9">tr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Id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Title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Code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Price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Pricepromotion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Amount</text:span><text:span text:style-name="T7">&lt;/</text:span><text:span text:style-name="T9">th</text:span><text:span text:style-name="T7">&gt;</text:span></text:p>
      <text:p text:style-name="P8"><text:soft-page-break/><text:span text:style-name="T11"><text:tab/><text:tab/> <text:s text:c="15"/></text:span><text:span text:style-name="T7">&lt;</text:span><text:span text:style-name="T9">th</text:span><text:span text:style-name="T7">&gt;</text:span><text:span text:style-name="T11">Is active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Created at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Updated at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Actions</text:span><text:span text:style-name="T7">&lt;/</text:span><text:span text:style-name="T9">th</text:span><text:span text:style-name="T7">&gt;</text:span></text:p>
      <text:p text:style-name="P8"><text:span text:style-name="T11"><text:tab/><text:tab/> <text:s text:c="11"/></text:span><text:span text:style-name="T7">&lt;/</text:span><text:span text:style-name="T9">tr</text:span><text:span text:style-name="T7">&gt;</text:span></text:p>
      <text:p text:style-name="P8"><text:span text:style-name="T11"><text:tab/><text:tab/> <text:s text:c="7"/></text:span><text:span text:style-name="T7">&lt;/</text:span><text:span text:style-name="T9">thead</text:span><text:span text:style-name="T7">&gt;</text:span></text:p>
      <text:p text:style-name="P8"><text:span text:style-name="T11"><text:tab/><text:tab/> <text:s text:c="7"/></text:span><text:span text:style-name="T7">&lt;</text:span><text:span text:style-name="T9">tbody</text:span><text:span text:style-name="T7">&gt;</text:span></text:p>
      <text:p text:style-name="P8"><text:span text:style-name="T11"><text:tab/><text:tab/> <text:s text:c="7"/></text:span><text:span text:style-name="T14">{%</text:span><text:span text:style-name="T16"> for </text:span><text:span text:style-name="T11">entity</text:span><text:span text:style-name="T16"> in </text:span><text:span text:style-name="T11">entities</text:span><text:span text:style-name="T16"> </text:span><text:span text:style-name="T14">%}</text:span></text:p>
      <text:p text:style-name="P8"><text:span text:style-name="T11"><text:tab/><text:tab/> <text:s text:c="11"/></text:span><text:span text:style-name="T7">&lt;</text:span><text:span text:style-name="T9">tr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loop</text:span><text:span text:style-name="T19">.</text:span><text:span text:style-name="T11">index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&lt;</text:span><text:span text:style-name="T9">a</text:span> <text:span text:style-name="T12">href</text:span><text:span text:style-name="T11">=</text:span>"<text:span text:style-name="T14">{{</text:span><text:span text:style-name="T16"> </text:span><text:span text:style-name="T11">path</text:span><text:span text:style-name="T19">(</text:span><text:span text:style-name="T6">'application_admin_product_show'</text:span><text:span text:style-name="T19">,</text:span><text:span text:style-name="T16"> </text:span><text:span text:style-name="T20">{</text:span><text:span text:style-name="T16"> </text:span><text:span text:style-name="T6">'id'</text:span><text:span text:style-name="T19">:</text:span><text:span text:style-name="T16"> </text:span><text:span text:style-name="T11">entity</text:span><text:span text:style-name="T19">.</text:span><text:span text:style-name="T11">id</text:span><text:span text:style-name="T16"> </text:span><text:span text:style-name="T20">}</text:span><text:span text:style-name="T19">)</text:span><text:span text:style-name="T16"> </text:span><text:span text:style-name="T14">}}</text:span>"<text:span text:style-name="T7">&gt;</text:span><text:span text:style-name="T14">{{</text:span><text:span text:style-name="T16"> </text:span><text:span text:style-name="T11">entity</text:span><text:span text:style-name="T19">.</text:span><text:span text:style-name="T11">title</text:span><text:span text:style-name="T19">|</text:span><text:span text:style-name="T11">raw</text:span><text:span text:style-name="T16"> </text:span><text:span text:style-name="T14">}}</text:span><text:span text:style-name="T7">&lt;/</text:span><text:span text:style-name="T9">a</text:span><text:span text:style-name="T7">&gt;&lt;/</text:span><text:span text:style-name="T9">td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code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price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pricePromotion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amount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/text:p>
      <text:p text:style-name="P8"><text:span text:style-name="T11"><text:tab/><text:tab/> <text:s text:c="7"/><text:tab/><text:tab/><text:tab/></text:span><text:span text:style-name="T19">{# {{ entity.isActive }} #}</text:span></text:p>
      <text:p text:style-name="P10"><text:tab/><text:tab/> <text:s text:c="15"/></text:p>
      <text:p text:style-name="P13"><text:tab/><text:tab/> <text:s text:c="15"/><text:tab/>{%<text:span text:style-name="T21"> if </text:span>entity.isActive<text:span text:style-name="T21"> </text:span>%}</text:p>
      <text:p text:style-name="P13"><text:tab/><text:tab/> <text:s text:c="15"/><text:tab/><text:tab/>&lt;a class=<text:span text:style-name="T22">"btn btn-success btn-xs"</text:span> href="{{<text:span text:style-name="T21"> </text:span>path('application_admin_product_status',<text:span text:style-name="T21"> </text:span>{<text:span text:style-name="T21"> </text:span>'id':<text:span text:style-name="T21"> </text:span>entity.id<text:span text:style-name="T21"> </text:span>})<text:span text:style-name="T21"> </text:span>}}"&gt;&lt;i class=<text:span text:style-name="T22">"fa fa-fw fa-check"</text:span>&gt;&lt;/i&gt;&lt;/a&gt;</text:p>
      <text:p text:style-name="P13"><text:tab/><text:tab/> <text:s text:c="15"/><text:tab/>{%<text:span text:style-name="T21"> else </text:span>%}</text:p>
      <text:p text:style-name="P13"><text:tab/><text:tab/> <text:s text:c="15"/><text:tab/><text:tab/>&lt;a class=<text:span text:style-name="T22">"btn btn-danger btn-xs"</text:span> href="{{<text:span text:style-name="T21"> </text:span>path('application_admin_product_status',<text:span text:style-name="T21"> </text:span>{<text:span text:style-name="T21"> </text:span>'id':<text:span text:style-name="T21"> </text:span>entity.id<text:span text:style-name="T21"> </text:span>})<text:span text:style-name="T21"> </text:span>}}"&gt;&lt;i class=<text:span text:style-name="T22">"fa fa-fw fa-close"</text:span>&gt;&lt;/i&gt;&lt;/a&gt;</text:p>
      <text:p text:style-name="P13"><text:tab/><text:tab/> <text:s text:c="15"/><text:tab/>{%<text:span text:style-name="T21"> endif </text:span>%}</text:p>
      <text:p text:style-name="P10"><text:tab/><text:tab/> <text:s text:c="15"/></text:p>
      <text:p text:style-name="P8"><text:span text:style-name="T11"><text:tab/><text:tab/> <text:s text:c="15"/></text:span><text:span text:style-name="T7">&lt;/</text:span><text:span text:style-name="T9">td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%</text:span><text:span text:style-name="T16"> if </text:span><text:span text:style-name="T11">entity</text:span><text:span text:style-name="T19">.</text:span><text:span text:style-name="T11">createdAt</text:span><text:span text:style-name="T16"> </text:span><text:span text:style-name="T14">%}{{</text:span><text:span text:style-name="T16"> </text:span><text:span text:style-name="T11">entity</text:span><text:span text:style-name="T19">.</text:span><text:span text:style-name="T11">createdAt</text:span><text:span text:style-name="T19">|</text:span><text:span text:style-name="T11">date</text:span><text:span text:style-name="T19">(</text:span><text:span text:style-name="T6">'Y-m-d H:i:s'</text:span><text:span text:style-name="T19">)</text:span><text:span text:style-name="T16"> </text:span><text:span text:style-name="T14">}}{%</text:span><text:span text:style-name="T16"> endif </text:span><text:span text:style-name="T14">%}</text:span><text:span text:style-name="T7">&lt;/</text:span><text:span text:style-name="T9">td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%</text:span><text:span text:style-name="T16"> if </text:span><text:span text:style-name="T11">entity</text:span><text:span text:style-name="T19">.</text:span><text:span text:style-name="T11">updatedAt</text:span><text:span text:style-name="T16"> </text:span><text:span text:style-name="T14">%}{{</text:span><text:span text:style-name="T16"> </text:span><text:span text:style-name="T11">entity</text:span><text:span text:style-name="T19">.</text:span><text:span text:style-name="T11">updatedAt</text:span><text:span text:style-name="T19">|</text:span><text:span text:style-name="T11">date</text:span><text:span text:style-name="T19">(</text:span><text:span text:style-name="T6">'Y-m-d H:i:s'</text:span><text:span text:style-name="T19">)</text:span><text:span text:style-name="T16"> </text:span><text:span text:style-name="T14">}}{%</text:span><text:span text:style-name="T16"> endif </text:span><text:span text:style-name="T14">%}</text:span><text:span text:style-name="T7">&lt;/</text:span><text:span text:style-name="T9">td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/text:p>
      <text:p text:style-name="P8"><text:span text:style-name="T11"><text:tab/><text:tab/> <text:s text:c="19"/></text:span><text:span text:style-name="T7">&lt;</text:span><text:span text:style-name="T9">a</text:span> <text:span text:style-name="T12">class</text:span><text:span text:style-name="T11">=</text:span><text:span text:style-name="T13">"btn btn-primary btn-xs"</text:span> <text:span text:style-name="T12">href</text:span><text:span text:style-name="T11">=</text:span>"<text:span text:style-name="T14">{{</text:span><text:span text:style-name="T16"> </text:span><text:span text:style-name="T11">path</text:span><text:span text:style-name="T19">(</text:span><text:span text:style-name="T6">'application_admin_product_show'</text:span><text:span text:style-name="T19">,</text:span><text:span text:style-name="T16"> </text:span><text:span text:style-name="T20">{</text:span><text:span text:style-name="T16"> </text:span><text:span text:style-name="T6">'id'</text:span><text:span text:style-name="T19">:</text:span><text:span text:style-name="T16"> </text:span><text:span text:style-name="T11">entity</text:span><text:span text:style-name="T19">.</text:span><text:span text:style-name="T11">id</text:span><text:span text:style-name="T16"> </text:span><text:span text:style-name="T20">}</text:span><text:span text:style-name="T19">)</text:span><text:span text:style-name="T16"> </text:span><text:span text:style-name="T14">}}</text:span>"<text:span text:style-name="T7">&gt;&lt;</text:span><text:span text:style-name="T9">i</text:span> <text:span text:style-name="T12">class</text:span><text:span text:style-name="T11">=</text:span><text:span text:style-name="T13">"fa fa-fw fa-file-text-o"</text:span><text:span text:style-name="T7">&gt;&lt;/</text:span><text:span text:style-name="T9">i</text:span><text:span text:style-name="T7">&gt;</text:span><text:span text:style-name="T11">show</text:span><text:span text:style-name="T7">&lt;/</text:span><text:span text:style-name="T9">a</text:span><text:span text:style-name="T7">&gt;</text:span></text:p>
      <text:p text:style-name="P8"><text:span text:style-name="T11"><text:tab/><text:tab/> <text:s text:c="19"/></text:span><text:span text:style-name="T7">&lt;</text:span><text:span text:style-name="T9">a</text:span> <text:span text:style-name="T12">class</text:span><text:span text:style-name="T11">=</text:span><text:span text:style-name="T13">"btn btn-primary btn-xs"</text:span> <text:span text:style-name="T12">href</text:span><text:span text:style-name="T11">=</text:span>"<text:span text:style-name="T14">{{</text:span><text:span text:style-name="T16"> </text:span><text:span text:style-name="T11">path</text:span><text:span text:style-name="T19">(</text:span><text:span text:style-name="T6">'application_admin_product_edit'</text:span><text:span text:style-name="T19">,</text:span><text:span text:style-name="T16"> </text:span><text:span text:style-name="T20">{</text:span><text:span text:style-name="T16"> </text:span><text:span text:style-name="T6">'id'</text:span><text:span text:style-name="T19">:</text:span><text:span text:style-name="T16"> </text:span><text:span text:style-name="T11">entity</text:span><text:span text:style-name="T19">.</text:span><text:span text:style-name="T11">id</text:span><text:span text:style-name="T16"> </text:span><text:span text:style-name="T20">}</text:span><text:span text:style-name="T19">)</text:span><text:span text:style-name="T16"> </text:span><text:span text:style-name="T14">}}</text:span>"<text:span text:style-name="T7">&gt;&lt;</text:span><text:span text:style-name="T9">i</text:span> <text:span text:style-name="T12">class</text:span><text:span text:style-name="T11">=</text:span><text:span text:style-name="T13">"fa fa-fw fa-pencil"</text:span><text:span text:style-name="T7">&gt;&lt;/</text:span><text:span text:style-name="T9">i</text:span><text:span text:style-name="T7">&gt;</text:span><text:span text:style-name="T11">edit</text:span><text:span text:style-name="T7">&lt;/</text:span><text:span text:style-name="T9">a</text:span><text:span text:style-name="T7">&gt;</text:span></text:p>
      <text:p text:style-name="P13"><text:tab/><text:tab/><text:tab/><text:tab/><text:tab/> <text:s text:c="3"/><text:tab/>&lt;a class=<text:span text:style-name="T22">"btn btn-danger btn-xs"</text:span> href="{{<text:span text:style-name="T21"> </text:span>path('application_admin_product_remove',<text:span text:style-name="T21"> </text:span>{<text:span text:style-name="T21"> </text:span>'id':<text:span text:style-name="T21"> </text:span>entity.id<text:span text:style-name="T21"> </text:span>})<text:span text:style-name="T21"> </text:span>}}" onclick="<text:span text:style-name="T22">if(!confirm('</text:span>{%<text:span text:style-name="T21"> trans </text:span>%}<text:span text:style-name="T22">Are you sure?</text:span>{%<text:span text:style-name="T21"> endtrans </text:span>%}<text:span text:style-name="T22">')) </text:span>{ return false; }"&gt;&lt;i class=<text:span text:style-name="T22">"fa fa-fw fa-close"</text:span>&gt;&lt;/i&gt;delete&lt;/a&gt;</text:p>
      <text:p text:style-name="P8"><text:span text:style-name="T11"><text:tab/><text:tab/> <text:s text:c="15"/></text:span><text:span text:style-name="T7">&lt;/</text:span><text:span text:style-name="T9">td</text:span><text:span text:style-name="T7">&gt;</text:span></text:p>
      <text:p text:style-name="P8"><text:span text:style-name="T11"><text:tab/><text:tab/> <text:s text:c="11"/></text:span><text:span text:style-name="T7">&lt;/</text:span><text:span text:style-name="T9">tr</text:span><text:span text:style-name="T7">&gt;</text:span></text:p>
      <text:p text:style-name="P8"><text:span text:style-name="T11"><text:tab/><text:tab/> <text:s text:c="7"/></text:span><text:span text:style-name="T14">{%</text:span><text:span text:style-name="T16"> endfor </text:span><text:span text:style-name="T14">%}</text:span></text:p>
      <text:p text:style-name="P8"><text:span text:style-name="T11"><text:tab/><text:tab/> <text:s text:c="7"/></text:span><text:span text:style-name="T7">&lt;/</text:span><text:span text:style-name="T9">tbody</text:span><text:span text:style-name="T7">&gt;</text:span></text:p>
      <text:p text:style-name="P8"><text:span text:style-name="T11"><text:tab/><text:tab/> <text:s text:c="3"/></text:span><text:span text:style-name="T7">&lt;/</text:span><text:span text:style-name="T9">table</text:span><text:span text:style-name="T7">&gt;</text:span></text:p>
      <text:p text:style-name="P8"><text:span text:style-name="T11"><text:tab/><text:tab/> <text:s text:c="3"/></text:span><text:span text:style-name="T7">&lt;/</text:span><text:span text:style-name="T9">div</text:span><text:span text:style-name="T7">&gt;</text:span></text:p>
      <text:p text:style-name="P8"/>
      <text:p text:style-name="P8"><text:span text:style-name="T11"><text:tab/><text:tab/> <text:s text:c="3"/></text:span><text:span text:style-name="T7">&lt;</text:span><text:span text:style-name="T9">a</text:span> <text:span text:style-name="T12">class</text:span><text:span text:style-name="T11">=</text:span><text:span text:style-name="T13">"btn btn-default"</text:span> <text:span text:style-name="T12">href</text:span><text:span text:style-name="T11">=</text:span>"<text:span text:style-name="T14">{{</text:span><text:span text:style-name="T16"> </text:span><text:span text:style-name="T11">path</text:span><text:span text:style-name="T19">(</text:span><text:span text:style-name="T6">'application_admin_product_new'</text:span><text:span text:style-name="T19">)</text:span><text:span text:style-name="T16"> </text:span><text:span text:style-name="T14">}}</text:span>"<text:span text:style-name="T7">&gt;</text:span><text:span text:style-name="T11">Create a new entry</text:span><text:span text:style-name="T7">&lt;/</text:span><text:span text:style-name="T9">a</text:span><text:span text:style-name="T7">&gt;</text:span></text:p>
      <text:p text:style-name="P10"><text:s text:c="4"/></text:p>
      <text:p text:style-name="P8"><text:span text:style-name="T11"><text:s text:c="8"/></text:span><text:span text:style-name="T7">&lt;/</text:span><text:span text:style-name="T9">div</text:span><text:span text:style-name="T7">&gt;</text:span></text:p>
      <text:p text:style-name="P8"><text:span text:style-name="T11"><text:s text:c="4"/></text:span><text:span text:style-name="T7">&lt;/</text:span><text:span text:style-name="T9">div</text:span><text:span text:style-name="T7">&gt;</text:span></text:p>
      <text:p text:style-name="P8"><text:span text:style-name="T7">&lt;/</text:span><text:span text:style-name="T9">div</text:span><text:span text:style-name="T7">&gt;</text:span></text:p>
      <text:p text:style-name="P9"><text:span text:style-name="T15">{%</text:span><text:span text:style-name="T17"> endblock </text:span><text:span text:style-name="T15">%}</text:span></text:p>
      <text:p text:style-name="P4"/>
      <text:p text:style-name="P4"/>
      <text:p text:style-name="P4"/>
      <text:p text:style-name="P4"/>
      <text:p text:style-name="P4"><text:soft-page-break/>2. Dodajemy dwie nowe akcje status i remove</text:p>
      <text:p text:style-name="P4"/>
      <text:p text:style-name="P4">src/Application/ShopAdminBundle/Resources/config/routing/product.yml</text:p>
      <text:p text:style-name="P4"/>
      <text:p text:style-name="P4">...</text:p>
      <text:p text:style-name="P6">application_admin_product_status:</text:p>
      <text:p text:style-name="P13"><text:s text:c="4"/>path: <text:s text:c="4"/>/{id}/status</text:p>
      <text:p text:style-name="P13"><text:s text:c="4"/>defaults: { _controller: "ApplicationShopAdminBundle:Product:status" }</text:p>
      <text:p text:style-name="P13"><text:s text:c="4"/></text:p>
      <text:p text:style-name="P13">application_admin_product_remove:</text:p>
      <text:p text:style-name="P13"><text:s text:c="4"/>path: <text:s text:c="4"/>/{id}/remove</text:p>
      <text:p text:style-name="P13"><text:s text:c="4"/>defaults: { _controller: "ApplicationShopAdminBundle:Product:remove" }</text:p>
      <text:p text:style-name="P13"/>
      <text:p text:style-name="P16">3. W kontrolerze dodajemy dwie metody</text:p>
      <text:p text:style-name="P16"/>
      <text:p text:style-name="P16">//src/Application/ShopAdminBundle/Controller/ProductController.php</text:p>
      <text:p text:style-name="P16"/>
      <text:p text:style-name="P17"><text:span text:style-name="T11"><text:s text:c="4"/></text:span><text:span text:style-name="T4">public function </text:span><text:span text:style-name="T1">statusAction(Request $request, $id)</text:span></text:p>
      <text:p text:style-name="P10"><text:s text:c="4"/>{</text:p>
      <text:p text:style-name="P10"><text:s text:c="8"/>$em = $this-&gt;getDoctrine()-&gt;getManager();</text:p>
      <text:p text:style-name="P8"/>
      <text:p text:style-name="P8"><text:span text:style-name="T11"><text:s text:c="8"/>$entity = $em-&gt;getRepository(</text:span><text:span text:style-name="T6">'ApplicationShopAdminBundle:Product'</text:span><text:span text:style-name="T11">)-&gt;find($id);</text:span></text:p>
      <text:p text:style-name="P8"/>
      <text:p text:style-name="P8"><text:span text:style-name="T11"><text:s text:c="8"/></text:span><text:span text:style-name="T16">if </text:span><text:span text:style-name="T11">(!$entity) {</text:span></text:p>
      <text:p text:style-name="P8"><text:span text:style-name="T11"><text:s text:c="12"/></text:span><text:span text:style-name="T16">throw </text:span><text:span text:style-name="T11">$this-&gt;createNotFoundException(</text:span><text:span text:style-name="T6">'Unable to find Product entity.'</text:span><text:span text:style-name="T11">);</text:span></text:p>
      <text:p text:style-name="P10"><text:s text:c="8"/>}</text:p>
      <text:p text:style-name="P10"><text:s text:c="8"/></text:p>
      <text:p text:style-name="P8"><text:span text:style-name="T11"><text:s text:c="8"/></text:span><text:span text:style-name="T16">if</text:span><text:span text:style-name="T11">(!$entity-&gt;getIsActive()) {</text:span></text:p>
      <text:p text:style-name="P8"><text:span text:style-name="T11"><text:tab/> <text:s text:c="5"/>$entity-&gt;setIsActive(</text:span><text:span text:style-name="T16">true</text:span><text:span text:style-name="T11">);</text:span></text:p>
      <text:p text:style-name="P8"><text:span text:style-name="T11"><text:tab/> <text:s text:c="5"/></text:span><text:span text:style-name="T23">//$entity-&gt;save();</text:span></text:p>
      <text:p text:style-name="P10"><text:tab/> <text:s text:c="3"/>}</text:p>
      <text:p text:style-name="P8"><text:span text:style-name="T11"><text:tab/> <text:s text:c="3"/></text:span><text:span text:style-name="T16">else </text:span><text:span text:style-name="T11">{</text:span></text:p>
      <text:p text:style-name="P8"><text:span text:style-name="T11"><text:tab/> <text:s text:c="5"/>$entity-&gt;setIsActive(</text:span><text:span text:style-name="T16">false</text:span><text:span text:style-name="T11">);</text:span></text:p>
      <text:p text:style-name="P8"><text:span text:style-name="T11"><text:tab/> <text:s text:c="5"/></text:span><text:span text:style-name="T23">//$entity-&gt;save();</text:span></text:p>
      <text:p text:style-name="P10"><text:tab/> <text:s text:c="3"/>}</text:p>
      <text:p text:style-name="P10"><text:s text:c="8"/></text:p>
      <text:p text:style-name="P8"><text:span text:style-name="T11"><text:tab/> <text:s text:c="3"/></text:span><text:span text:style-name="T23">//!$entity-&gt;getIsActive() ? $entity-&gt;setIsActive(true) : $entity-&gt;setIsActive(false);</text:span></text:p>
      <text:p text:style-name="P10"><text:tab/> <text:s text:c="3"/></text:p>
      <text:p text:style-name="P10"><text:s text:c="8"/>$em-&gt;persist($entity);</text:p>
      <text:p text:style-name="P10"><text:s text:c="8"/>$em-&gt;flush();</text:p>
      <text:p text:style-name="P8"/>
      <text:p text:style-name="P8"><text:span text:style-name="T11"><text:s text:c="8"/></text:span><text:span text:style-name="T16">return </text:span><text:span text:style-name="T11">$this-&gt;redirect($this-&gt;generateUrl(</text:span><text:span text:style-name="T6">'application_admin_product'</text:span><text:span text:style-name="T11">));</text:span></text:p>
      <text:p text:style-name="P10"><text:s text:c="4"/>}</text:p>
      <text:p text:style-name="P10"><text:s text:c="4"/></text:p>
      <text:p text:style-name="P8"><text:span text:style-name="T11"><text:s text:c="4"/></text:span><text:span text:style-name="T4">public function </text:span><text:span text:style-name="T1">removeAction(Request $request, $id)</text:span></text:p>
      <text:p text:style-name="P10"><text:s text:c="4"/>{</text:p>
      <text:p text:style-name="P10"><text:s text:c="8"/>$em = $this-&gt;getDoctrine()-&gt;getManager();</text:p>
      <text:p text:style-name="P8"/>
      <text:p text:style-name="P8"><text:span text:style-name="T11"><text:s text:c="8"/>$entity = $em-&gt;getRepository(</text:span><text:span text:style-name="T6">'ApplicationShopAdminBundle:Product'</text:span><text:span text:style-name="T11">)-&gt;find($id);</text:span></text:p>
      <text:p text:style-name="P8"/>
      <text:p text:style-name="P8"><text:span text:style-name="T11"><text:s text:c="8"/></text:span><text:span text:style-name="T16">if </text:span><text:span text:style-name="T11">(!$entity) {</text:span></text:p>
      <text:p text:style-name="P8"><text:span text:style-name="T11"><text:s text:c="12"/></text:span><text:span text:style-name="T16">throw </text:span><text:span text:style-name="T11">$this-&gt;createNotFoundException(</text:span><text:span text:style-name="T6">'Unable to find Product entity.'</text:span><text:span text:style-name="T11">);</text:span></text:p>
      <text:p text:style-name="P10"><text:s text:c="8"/>}</text:p>
      <text:p text:style-name="P10"><text:s text:c="8"/></text:p>
      <text:p text:style-name="P10"><text:s text:c="8"/>$em-&gt;remove($entity);</text:p>
      <text:p text:style-name="P10"><text:s text:c="8"/>$em-&gt;flush();</text:p>
      <text:p text:style-name="P10"><text:s text:c="8"/></text:p>
      <text:p text:style-name="P8"><text:span text:style-name="T11"><text:s text:c="8"/></text:span><text:span text:style-name="T16">return </text:span><text:span text:style-name="T11">$this-&gt;redirect($this-&gt;generateUrl(</text:span><text:span text:style-name="T6">'application_admin_product'</text:span><text:span text:style-name="T11">));</text:span></text:p>
      <text:p text:style-name="P10"><text:s text:c="4"/>}</text:p>
      <text:p text:style-name="P15"><text:soft-page-break/>Szablon show produktu</text:p>
      <text:p text:style-name="P16"/>
      <text:p text:style-name="P16">src/Application/ShopAdminBundle/Resources/views/Product/show.html.twig</text:p>
      <text:p text:style-name="P16"/>
      <text:p text:style-name="P17"><text:span text:style-name="T14">{%</text:span><text:span text:style-name="T16"> extends </text:span><text:span text:style-name="T6">'ApplicationShopAdminBundle::layout.html.twig'</text:span><text:span text:style-name="T16"> </text:span><text:span text:style-name="T14">%}</text:span></text:p>
      <text:p text:style-name="P8"/>
      <text:p text:style-name="P8"><text:span text:style-name="T14">{%</text:span><text:span text:style-name="T16"> block </text:span><text:span text:style-name="T11">title</text:span><text:span text:style-name="T16"> </text:span><text:span text:style-name="T14">%}</text:span><text:span text:style-name="T11">Start</text:span><text:span text:style-name="T14">{%</text:span><text:span text:style-name="T16"> endblock </text:span><text:span text:style-name="T14">%}</text:span></text:p>
      <text:p text:style-name="P8"/>
      <text:p text:style-name="P8"><text:span text:style-name="T14">{%</text:span><text:span text:style-name="T16"> block </text:span><text:span text:style-name="T11">stylesheets</text:span><text:span text:style-name="T16"> </text:span><text:span text:style-name="T14">%}{%</text:span><text:span text:style-name="T16"> endblock </text:span><text:span text:style-name="T14">%}</text:span></text:p>
      <text:p text:style-name="P8"/>
      <text:p text:style-name="P8"><text:span text:style-name="T14">{%</text:span><text:span text:style-name="T16"> block </text:span><text:span text:style-name="T11">javascripts</text:span><text:span text:style-name="T16"> </text:span><text:span text:style-name="T14">%}{%</text:span><text:span text:style-name="T16"> endblock </text:span><text:span text:style-name="T14">%}</text:span></text:p>
      <text:p text:style-name="P8"/>
      <text:p text:style-name="P8"><text:span text:style-name="T14">{%</text:span><text:span text:style-name="T16"> block </text:span><text:span text:style-name="T11">body</text:span><text:span text:style-name="T16"> </text:span><text:span text:style-name="T14">%}</text:span></text:p>
      <text:p text:style-name="P8"><text:span text:style-name="T7">&lt;</text:span><text:span text:style-name="T9">div</text:span> <text:span text:style-name="T12">class</text:span><text:span text:style-name="T11">=</text:span><text:span text:style-name="T13">"container-fluid"</text:span><text:span text:style-name="T7">&gt;</text:span></text:p>
      <text:p text:style-name="P8"><text:span text:style-name="T11"><text:s text:c="4"/></text:span><text:span text:style-name="T7">&lt;</text:span><text:span text:style-name="T9">div</text:span> <text:span text:style-name="T12">class</text:span><text:span text:style-name="T11">=</text:span><text:span text:style-name="T13">"row"</text:span><text:span text:style-name="T7">&gt;</text:span></text:p>
      <text:p text:style-name="P8"><text:span text:style-name="T11"><text:s text:c="8"/></text:span><text:span text:style-name="T7">&lt;</text:span><text:span text:style-name="T9">div</text:span> <text:span text:style-name="T12">class</text:span><text:span text:style-name="T11">=</text:span><text:span text:style-name="T13">"col-md-12"</text:span><text:span text:style-name="T7">&gt;</text:span></text:p>
      <text:p text:style-name="P8"><text:span text:style-name="T11"><text:s text:c="4"/><text:tab/><text:tab/></text:span><text:span text:style-name="T7">&lt;</text:span><text:span text:style-name="T9">h1</text:span> <text:span text:style-name="T12">class</text:span><text:span text:style-name="T11">=</text:span><text:span text:style-name="T13">"page-header"</text:span><text:span text:style-name="T7">&gt;</text:span><text:span text:style-name="T11">Product</text:span><text:span text:style-name="T7">&lt;/</text:span><text:span text:style-name="T9">h1</text:span><text:span text:style-name="T7">&gt;</text:span></text:p>
      <text:p text:style-name="P8"><text:span text:style-name="T11"><text:s text:c="8"/></text:span><text:span text:style-name="T7">&lt;/</text:span><text:span text:style-name="T9">div</text:span><text:span text:style-name="T7">&gt;</text:span></text:p>
      <text:p text:style-name="P8"><text:span text:style-name="T11"><text:s text:c="4"/></text:span><text:span text:style-name="T7">&lt;/</text:span><text:span text:style-name="T9">div</text:span><text:span text:style-name="T7">&gt;</text:span></text:p>
      <text:p text:style-name="P8"><text:span text:style-name="T11"><text:s text:c="4"/></text:span><text:span text:style-name="T7">&lt;</text:span><text:span text:style-name="T9">div</text:span> <text:span text:style-name="T12">class</text:span><text:span text:style-name="T11">=</text:span><text:span text:style-name="T13">"row"</text:span><text:span text:style-name="T7">&gt;</text:span></text:p>
      <text:p text:style-name="P8"><text:span text:style-name="T11"><text:s text:c="8"/></text:span><text:span text:style-name="T7">&lt;</text:span><text:span text:style-name="T9">div</text:span> <text:span text:style-name="T12">class</text:span><text:span text:style-name="T11">=</text:span><text:span text:style-name="T13">"col-md-6"</text:span><text:span text:style-name="T7">&gt;</text:span></text:p>
      <text:p text:style-name="P8"><text:span text:style-name="T11"><text:s text:c="12"/></text:span><text:span text:style-name="T7">&lt;</text:span><text:span text:style-name="T9">img</text:span> <text:span text:style-name="T12">class</text:span><text:span text:style-name="T11">=</text:span><text:span text:style-name="T13">"img-circle img-responsive img-center"</text:span> <text:span text:style-name="T12">src</text:span><text:span text:style-name="T11">=</text:span>"<text:span text:style-name="T14">{{</text:span><text:span text:style-name="T16"> </text:span><text:span text:style-name="T11">asset</text:span><text:span text:style-name="T19">(</text:span><text:span text:style-name="T6">'bundles/applicationshop/images/500x500.png'</text:span><text:span text:style-name="T19">)</text:span><text:span text:style-name="T16"> </text:span><text:span text:style-name="T14">}}</text:span>" <text:span text:style-name="T12">alt</text:span><text:span text:style-name="T11">=</text:span>"<text:span text:style-name="T14">{{</text:span><text:span text:style-name="T16"> </text:span><text:span text:style-name="T11">entity</text:span><text:span text:style-name="T19">.</text:span><text:span text:style-name="T11">title</text:span><text:span text:style-name="T19">|</text:span><text:span text:style-name="T11">raw</text:span><text:span text:style-name="T16"> </text:span><text:span text:style-name="T14">}}</text:span>"<text:span text:style-name="T7">&gt;</text:span></text:p>
      <text:p text:style-name="P8"><text:span text:style-name="T11"><text:s text:c="8"/></text:span><text:span text:style-name="T7">&lt;/</text:span><text:span text:style-name="T9">div</text:span><text:span text:style-name="T7">&gt;</text:span></text:p>
      <text:p text:style-name="P8"><text:span text:style-name="T11"><text:s text:c="8"/></text:span><text:span text:style-name="T7">&lt;</text:span><text:span text:style-name="T9">div</text:span> <text:span text:style-name="T12">class</text:span><text:span text:style-name="T11">=</text:span><text:span text:style-name="T13">"col-md-6"</text:span><text:span text:style-name="T7">&gt;</text:span></text:p>
      <text:p text:style-name="P10"><text:s text:c="8"/></text:p>
      <text:p text:style-name="P8"><text:span text:style-name="T11"><text:tab/><text:tab/> <text:s text:c="3"/></text:span><text:span text:style-name="T7">&lt;</text:span><text:span text:style-name="T9">table</text:span> <text:span text:style-name="T12">class</text:span><text:span text:style-name="T11">=</text:span><text:span text:style-name="T13">"table table-striped table-hover"</text:span><text:span text:style-name="T7">&gt;</text:span></text:p>
      <text:p text:style-name="P8"><text:span text:style-name="T11"><text:tab/><text:tab/> <text:s text:c="7"/></text:span><text:span text:style-name="T7">&lt;</text:span><text:span text:style-name="T9">tbody</text:span><text:span text:style-name="T7">&gt;</text:span></text:p>
      <text:p text:style-name="P8"><text:span text:style-name="T11"><text:tab/><text:tab/> <text:s text:c="11"/></text:span><text:span text:style-name="T7">&lt;</text:span><text:span text:style-name="T9">tr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Id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id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1"/></text:span><text:span text:style-name="T7">&lt;/</text:span><text:span text:style-name="T9">tr</text:span><text:span text:style-name="T7">&gt;</text:span></text:p>
      <text:p text:style-name="P8"><text:span text:style-name="T11"><text:tab/><text:tab/> <text:s text:c="11"/></text:span><text:span text:style-name="T7">&lt;</text:span><text:span text:style-name="T9">tr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Title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title</text:span><text:span text:style-name="T19">|</text:span><text:span text:style-name="T11">raw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1"/></text:span><text:span text:style-name="T7">&lt;/</text:span><text:span text:style-name="T9">tr</text:span><text:span text:style-name="T7">&gt;</text:span></text:p>
      <text:p text:style-name="P8"><text:span text:style-name="T11"><text:tab/><text:tab/> <text:s text:c="11"/></text:span><text:span text:style-name="T7">&lt;</text:span><text:span text:style-name="T9">tr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Code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code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1"/></text:span><text:span text:style-name="T7">&lt;/</text:span><text:span text:style-name="T9">tr</text:span><text:span text:style-name="T7">&gt;</text:span></text:p>
      <text:p text:style-name="P8"><text:span text:style-name="T11"><text:tab/><text:tab/> <text:s text:c="11"/></text:span><text:span text:style-name="T7">&lt;</text:span><text:span text:style-name="T9">tr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Price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price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1"/></text:span><text:span text:style-name="T7">&lt;/</text:span><text:span text:style-name="T9">tr</text:span><text:span text:style-name="T7">&gt;</text:span></text:p>
      <text:p text:style-name="P8"><text:span text:style-name="T11"><text:tab/><text:tab/> <text:s text:c="11"/></text:span><text:span text:style-name="T7">&lt;</text:span><text:span text:style-name="T9">tr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Pricepromotion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pricePromotion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1"/></text:span><text:span text:style-name="T7">&lt;/</text:span><text:span text:style-name="T9">tr</text:span><text:span text:style-name="T7">&gt;</text:span></text:p>
      <text:p text:style-name="P8"><text:span text:style-name="T11"><text:tab/><text:tab/> <text:s text:c="11"/></text:span><text:span text:style-name="T7">&lt;</text:span><text:span text:style-name="T9">tr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Amount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amount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1"/></text:span><text:span text:style-name="T7">&lt;/</text:span><text:span text:style-name="T9">tr</text:span><text:span text:style-name="T7">&gt;</text:span></text:p>
      <text:p text:style-name="P8"><text:span text:style-name="T11"><text:tab/><text:tab/> <text:s text:c="11"/></text:span><text:span text:style-name="T7">&lt;</text:span><text:span text:style-name="T9">tr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Description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description</text:span><text:span text:style-name="T19">|</text:span><text:span text:style-name="T11">raw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1"/></text:span><text:span text:style-name="T7">&lt;/</text:span><text:span text:style-name="T9">tr</text:span><text:span text:style-name="T7">&gt;</text:span></text:p>
      <text:p text:style-name="P8"><text:span text:style-name="T11"><text:tab/><text:tab/> <text:s text:c="11"/></text:span><text:span text:style-name="T7">&lt;</text:span><text:span text:style-name="T9">tr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Descriptionfull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descriptionFull</text:span><text:span text:style-name="T19">|</text:span><text:span text:style-name="T11">raw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1"/></text:span><text:span text:style-name="T7">&lt;/</text:span><text:span text:style-name="T9">tr</text:span><text:span text:style-name="T7">&gt;</text:span></text:p>
      <text:p text:style-name="P8"><text:span text:style-name="T11"><text:tab/><text:tab/> <text:s text:c="11"/></text:span><text:span text:style-name="T7">&lt;</text:span><text:span text:style-name="T9">tr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Isactive</text:span><text:span text:style-name="T7">&lt;/</text:span><text:span text:style-name="T9">th</text:span><text:span text:style-name="T7">&gt;</text:span></text:p>
      <text:p text:style-name="P8"><text:soft-page-break/><text:span text:style-name="T11"><text:tab/><text:tab/> <text:s text:c="15"/></text:span><text:span text:style-name="T7">&lt;</text:span><text:span text:style-name="T9">td</text:span><text:span text:style-name="T7">&gt;</text:span><text:span text:style-name="T19">{# {{ entity.isActive }} #}</text:span></text:p>
      <text:p text:style-name="P8"><text:span text:style-name="T11"><text:tab/><text:tab/> <text:s text:c="15"/><text:tab/></text:span><text:span text:style-name="T14">{%</text:span><text:span text:style-name="T16"> if </text:span><text:span text:style-name="T11">entity</text:span><text:span text:style-name="T19">.</text:span><text:span text:style-name="T11">isActive</text:span><text:span text:style-name="T16"> </text:span><text:span text:style-name="T14">%}</text:span></text:p>
      <text:p text:style-name="P8"><text:span text:style-name="T11"><text:tab/><text:tab/> <text:s text:c="15"/><text:tab/><text:tab/></text:span><text:span text:style-name="T7">&lt;</text:span><text:span text:style-name="T9">label</text:span> <text:span text:style-name="T12">class</text:span><text:span text:style-name="T11">=</text:span><text:span text:style-name="T13">"label label-success"</text:span><text:span text:style-name="T7">&gt;&lt;</text:span><text:span text:style-name="T9">i</text:span> <text:span text:style-name="T12">class</text:span><text:span text:style-name="T11">=</text:span><text:span text:style-name="T13">"fa fa-check"</text:span><text:span text:style-name="T7">&gt;&lt;/</text:span><text:span text:style-name="T9">i</text:span><text:span text:style-name="T7">&gt;&lt;/</text:span><text:span text:style-name="T9">label</text:span><text:span text:style-name="T7">&gt;</text:span></text:p>
      <text:p text:style-name="P8"><text:span text:style-name="T11"><text:tab/><text:tab/> <text:s text:c="15"/><text:tab/></text:span><text:span text:style-name="T14">{%</text:span><text:span text:style-name="T16"> else </text:span><text:span text:style-name="T14">%}</text:span></text:p>
      <text:p text:style-name="P8"><text:span text:style-name="T11"><text:tab/><text:tab/> <text:s text:c="15"/><text:tab/><text:tab/></text:span><text:span text:style-name="T7">&lt;</text:span><text:span text:style-name="T9">label</text:span> <text:span text:style-name="T12">class</text:span><text:span text:style-name="T11">=</text:span><text:span text:style-name="T13">"label label-danger"</text:span><text:span text:style-name="T7">&gt;&lt;</text:span><text:span text:style-name="T9">i</text:span> <text:span text:style-name="T12">class</text:span><text:span text:style-name="T11">=</text:span><text:span text:style-name="T13">"fa fa-close"</text:span><text:span text:style-name="T7">&gt;&lt;/</text:span><text:span text:style-name="T9">i</text:span><text:span text:style-name="T7">&gt;&lt;/</text:span><text:span text:style-name="T9">label</text:span><text:span text:style-name="T7">&gt;</text:span></text:p>
      <text:p text:style-name="P8"><text:span text:style-name="T11"><text:tab/><text:tab/> <text:s text:c="15"/><text:tab/></text:span><text:span text:style-name="T14">{%</text:span><text:span text:style-name="T16"> endif </text:span><text:span text:style-name="T14">%}</text:span></text:p>
      <text:p text:style-name="P8"><text:span text:style-name="T11"><text:tab/><text:tab/> <text:s text:c="15"/></text:span><text:span text:style-name="T7">&lt;/</text:span><text:span text:style-name="T9">td</text:span><text:span text:style-name="T7">&gt;</text:span></text:p>
      <text:p text:style-name="P8"><text:span text:style-name="T11"><text:tab/><text:tab/> <text:s text:c="11"/></text:span><text:span text:style-name="T7">&lt;/</text:span><text:span text:style-name="T9">tr</text:span><text:span text:style-name="T7">&gt;</text:span></text:p>
      <text:p text:style-name="P8"><text:span text:style-name="T11"><text:tab/><text:tab/> <text:s text:c="11"/></text:span><text:span text:style-name="T7">&lt;</text:span><text:span text:style-name="T9">tr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Createdat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createdAt</text:span><text:span text:style-name="T19">|</text:span><text:span text:style-name="T11">date</text:span><text:span text:style-name="T19">(</text:span><text:span text:style-name="T6">'Y-m-d H:i:s'</text:span><text:span text:style-name="T19">)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1"/></text:span><text:span text:style-name="T7">&lt;/</text:span><text:span text:style-name="T9">tr</text:span><text:span text:style-name="T7">&gt;</text:span></text:p>
      <text:p text:style-name="P8"><text:span text:style-name="T11"><text:tab/><text:tab/> <text:s text:c="11"/></text:span><text:span text:style-name="T7">&lt;</text:span><text:span text:style-name="T9">tr</text:span><text:span text:style-name="T7">&gt;</text:span></text:p>
      <text:p text:style-name="P8"><text:span text:style-name="T11"><text:tab/><text:tab/> <text:s text:c="15"/></text:span><text:span text:style-name="T7">&lt;</text:span><text:span text:style-name="T9">th</text:span><text:span text:style-name="T7">&gt;</text:span><text:span text:style-name="T11">Updatedat</text:span><text:span text:style-name="T7">&lt;/</text:span><text:span text:style-name="T9">th</text:span><text:span text:style-name="T7">&gt;</text:span></text:p>
      <text:p text:style-name="P8"><text:span text:style-name="T11"><text:tab/><text:tab/> <text:s text:c="15"/></text:span><text:span text:style-name="T7">&lt;</text:span><text:span text:style-name="T9">td</text:span><text:span text:style-name="T7">&gt;</text:span><text:span text:style-name="T14">{{</text:span><text:span text:style-name="T16"> </text:span><text:span text:style-name="T11">entity</text:span><text:span text:style-name="T19">.</text:span><text:span text:style-name="T11">updatedAt</text:span><text:span text:style-name="T19">|</text:span><text:span text:style-name="T11">date</text:span><text:span text:style-name="T19">(</text:span><text:span text:style-name="T6">'Y-m-d H:i:s'</text:span><text:span text:style-name="T19">)</text:span><text:span text:style-name="T16"> </text:span><text:span text:style-name="T14">}}</text:span><text:span text:style-name="T7">&lt;/</text:span><text:span text:style-name="T9">td</text:span><text:span text:style-name="T7">&gt;</text:span></text:p>
      <text:p text:style-name="P8"><text:span text:style-name="T11"><text:tab/><text:tab/> <text:s text:c="11"/></text:span><text:span text:style-name="T7">&lt;/</text:span><text:span text:style-name="T9">tr</text:span><text:span text:style-name="T7">&gt;</text:span></text:p>
      <text:p text:style-name="P8"><text:span text:style-name="T11"><text:tab/><text:tab/> <text:s text:c="7"/></text:span><text:span text:style-name="T7">&lt;/</text:span><text:span text:style-name="T9">tbody</text:span><text:span text:style-name="T7">&gt;</text:span></text:p>
      <text:p text:style-name="P8"><text:span text:style-name="T11"><text:tab/><text:tab/> <text:s text:c="3"/></text:span><text:span text:style-name="T7">&lt;/</text:span><text:span text:style-name="T9">table</text:span><text:span text:style-name="T7">&gt;</text:span></text:p>
      <text:p text:style-name="P8"/>
      <text:p text:style-name="P8"><text:span text:style-name="T11"><text:tab/><text:tab/> <text:s text:c="3"/></text:span><text:span text:style-name="T7">&lt;</text:span><text:span text:style-name="T9">a</text:span> <text:span text:style-name="T12">class</text:span><text:span text:style-name="T11">=</text:span><text:span text:style-name="T13">"btn btn-default"</text:span> <text:span text:style-name="T12">href</text:span><text:span text:style-name="T11">=</text:span>"<text:span text:style-name="T14">{{</text:span><text:span text:style-name="T16"> </text:span><text:span text:style-name="T11">path</text:span><text:span text:style-name="T19">(</text:span><text:span text:style-name="T6">'application_admin_product'</text:span><text:span text:style-name="T19">)</text:span><text:span text:style-name="T16"> </text:span><text:span text:style-name="T14">}}</text:span>"<text:span text:style-name="T7">&gt;</text:span><text:span text:style-name="T11">Back to the list</text:span><text:span text:style-name="T7">&lt;/</text:span><text:span text:style-name="T9">a</text:span><text:span text:style-name="T7">&gt;</text:span></text:p>
      <text:p text:style-name="P8"><text:span text:style-name="T11"><text:tab/><text:tab/> <text:s text:c="3"/></text:span><text:span text:style-name="T7">&lt;</text:span><text:span text:style-name="T9">a</text:span> <text:span text:style-name="T12">class</text:span><text:span text:style-name="T11">=</text:span><text:span text:style-name="T13">"btn btn-default"</text:span> <text:span text:style-name="T12">href</text:span><text:span text:style-name="T11">=</text:span>"<text:span text:style-name="T14">{{</text:span><text:span text:style-name="T16"> </text:span><text:span text:style-name="T11">path</text:span><text:span text:style-name="T19">(</text:span><text:span text:style-name="T6">'application_admin_product_edit'</text:span><text:span text:style-name="T19">,</text:span><text:span text:style-name="T16"> </text:span><text:span text:style-name="T20">{</text:span><text:span text:style-name="T16"> </text:span><text:span text:style-name="T6">'id'</text:span><text:span text:style-name="T19">:</text:span><text:span text:style-name="T16"> </text:span><text:span text:style-name="T11">entity</text:span><text:span text:style-name="T19">.</text:span><text:span text:style-name="T11">id</text:span><text:span text:style-name="T16"> </text:span><text:span text:style-name="T20">}</text:span><text:span text:style-name="T19">)</text:span><text:span text:style-name="T16"> </text:span><text:span text:style-name="T14">}}</text:span>"<text:span text:style-name="T7">&gt;</text:span><text:span text:style-name="T11">Edit</text:span><text:span text:style-name="T7">&lt;/</text:span><text:span text:style-name="T9">a</text:span><text:span text:style-name="T7">&gt;</text:span></text:p>
      <text:p text:style-name="P10"><text:tab/><text:tab/><text:tab/><text:tab/></text:p>
      <text:p text:style-name="P8"><text:span text:style-name="T11"><text:tab/><text:tab/><text:tab/></text:span><text:span text:style-name="T19">{#{{ form(delete_form) }}#}</text:span></text:p>
      <text:p text:style-name="P10"><text:tab/><text:tab/><text:tab/><text:tab/></text:p>
      <text:p text:style-name="P8"><text:span text:style-name="T11"><text:tab/><text:tab/><text:tab/></text:span><text:span text:style-name="T14">{{</text:span><text:span text:style-name="T16"> </text:span><text:span text:style-name="T11">form_start</text:span><text:span text:style-name="T19">(</text:span><text:span text:style-name="T11">delete_form</text:span><text:span text:style-name="T19">,</text:span><text:span text:style-name="T16"> </text:span><text:span text:style-name="T20">{</text:span><text:span text:style-name="T16"> </text:span><text:span text:style-name="T6">'attr'</text:span><text:span text:style-name="T19">:</text:span><text:span text:style-name="T16"> </text:span><text:span text:style-name="T20">{</text:span><text:span text:style-name="T6">'class'</text:span><text:span text:style-name="T19">:</text:span><text:span text:style-name="T16"> </text:span><text:span text:style-name="T6">'form-btn-inline'</text:span><text:span text:style-name="T20">}</text:span><text:span text:style-name="T16"> </text:span><text:span text:style-name="T20">}</text:span><text:span text:style-name="T19">)</text:span><text:span text:style-name="T16"> </text:span><text:span text:style-name="T14">}}</text:span><text:span text:style-name="T11"> <text:s text:c="2"/><text:tab/></text:span></text:p>
      <text:p text:style-name="P8"><text:span text:style-name="T11"><text:tab/><text:tab/><text:tab/> <text:s/></text:span><text:span text:style-name="T14">{{</text:span><text:span text:style-name="T16"> </text:span><text:span text:style-name="T11">form_widget</text:span><text:span text:style-name="T19">(</text:span><text:span text:style-name="T11">delete_form</text:span><text:span text:style-name="T19">.</text:span><text:span text:style-name="T11">submit</text:span><text:span text:style-name="T19">,</text:span><text:span text:style-name="T16"> </text:span><text:span text:style-name="T20">{</text:span><text:span text:style-name="T16"> </text:span><text:span text:style-name="T6">'attr'</text:span><text:span text:style-name="T19">:</text:span><text:span text:style-name="T16"> </text:span><text:span text:style-name="T20">{</text:span><text:span text:style-name="T6">'class'</text:span><text:span text:style-name="T19">:</text:span><text:span text:style-name="T16"> </text:span><text:span text:style-name="T6">'btn btn-danger'</text:span><text:span text:style-name="T20">}</text:span><text:span text:style-name="T16"> </text:span><text:span text:style-name="T20">}</text:span><text:span text:style-name="T19">)</text:span><text:span text:style-name="T16"> </text:span><text:span text:style-name="T14">}}</text:span></text:p>
      <text:p text:style-name="P8"><text:span text:style-name="T11"><text:tab/><text:tab/><text:tab/></text:span><text:span text:style-name="T14">{{</text:span><text:span text:style-name="T16"> </text:span><text:span text:style-name="T11">form_end</text:span><text:span text:style-name="T19">(</text:span><text:span text:style-name="T11">delete_form</text:span><text:span text:style-name="T19">)</text:span><text:span text:style-name="T16"> </text:span><text:span text:style-name="T14">}}</text:span></text:p>
      <text:p text:style-name="P10"><text:s text:c="6"/></text:p>
      <text:p text:style-name="P8"><text:span text:style-name="T11"><text:s text:c="8"/></text:span><text:span text:style-name="T7">&lt;/</text:span><text:span text:style-name="T9">div</text:span><text:span text:style-name="T7">&gt;</text:span></text:p>
      <text:p text:style-name="P8"><text:span text:style-name="T11"><text:s text:c="4"/></text:span><text:span text:style-name="T7">&lt;/</text:span><text:span text:style-name="T9">div</text:span><text:span text:style-name="T7">&gt;</text:span></text:p>
      <text:p text:style-name="P8"><text:span text:style-name="T7">&lt;/</text:span><text:span text:style-name="T9">div</text:span><text:span text:style-name="T7">&gt;</text:span></text:p>
      <text:p text:style-name="P9"><text:span text:style-name="T15">{%</text:span><text:span text:style-name="T17"> endblock </text:span><text:span text:style-name="T15">%}</text:span></text:p>
      <text:p text:style-name="P16"/>
      <text:p text:style-name="P15">Tworzenie nowego produktu</text:p>
      <text:p text:style-name="P16"/>
      <text:p text:style-name="P16">1. //src/Application/ShopAdminBundle/Resources/views/Product/new.html.twig</text:p>
      <text:p text:style-name="P16"/>
      <text:p text:style-name="P17">{% extends 'ApplicationShopAdminBundle::layout.html.twig' %}</text:p>
      <text:p text:style-name="P8"/>
      <text:p text:style-name="P8">{% block title %}Start{% endblock %}</text:p>
      <text:p text:style-name="P8"/>
      <text:p text:style-name="P8">{% block stylesheets %}{% endblock %}</text:p>
      <text:p text:style-name="P8"/>
      <text:p text:style-name="P8">{% block javascripts %}{% endblock %}</text:p>
      <text:p text:style-name="P8"/>
      <text:p text:style-name="P8">{% form_theme form _self %}</text:p>
      <text:p text:style-name="P8"><text:s/></text:p>
      <text:p text:style-name="P8">{% block form_errors %}</text:p>
      <text:p text:style-name="P8">{% spaceless %}</text:p>
      <text:p text:style-name="P8"><text:s text:c="4"/>{% if errors|length &gt; 0 %}</text:p>
      <text:p text:style-name="P8"><text:s text:c="8"/>{% for error in errors %}</text:p>
      <text:p text:style-name="P8"><text:s text:c="12"/>&lt;small class="help-block"&gt;{{ error.messageTemplate|trans(error.messageParameters, 'validators') }}&lt;/small&gt;</text:p>
      <text:p text:style-name="P8"><text:s text:c="8"/>{% endfor %}</text:p>
      <text:p text:style-name="P8"><text:s text:c="4"/>{% endif %}</text:p>
      <text:p text:style-name="P8">{% endspaceless %}</text:p>
      <text:p text:style-name="P8">{% endblock form_errors %}</text:p>
      <text:p text:style-name="P8"><text:soft-page-break/></text:p>
      <text:p text:style-name="P8">{% block choice_widget_expanded %}</text:p>
      <text:p text:style-name="P8">{% spaceless %}</text:p>
      <text:p text:style-name="P8"><text:s text:c="4"/>&lt;div {{ block('widget_container_attributes') }} class="my-form-choices"&gt;</text:p>
      <text:p text:style-name="P8"><text:s text:c="4"/>{% for child in form %}</text:p>
      <text:p text:style-name="P8"><text:s text:c="8"/>{{ form_widget(child) }}</text:p>
      <text:p text:style-name="P8"><text:s text:c="4"/>{% endfor %}</text:p>
      <text:p text:style-name="P8"><text:s text:c="4"/>&lt;/div&gt;</text:p>
      <text:p text:style-name="P8">{% endspaceless %}</text:p>
      <text:p text:style-name="P8">{% endblock choice_widget_expanded %}</text:p>
      <text:p text:style-name="P8"/>
      <text:p text:style-name="P8">{% block checkbox_widget %}</text:p>
      <text:p text:style-name="P8">{% spaceless %}</text:p>
      <text:p text:style-name="P8"><text:s text:c="4"/>&lt;div class="checkbox"&gt;</text:p>
      <text:p text:style-name="P8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8"><text:s text:c="4"/>&lt;/div&gt;</text:p>
      <text:p text:style-name="P8">{% endspaceless %}</text:p>
      <text:p text:style-name="P8">{% endblock checkbox_widget %}</text:p>
      <text:p text:style-name="P8"/>
      <text:p text:style-name="P8">{% block radio_widget %}</text:p>
      <text:p text:style-name="P8">{% spaceless %}</text:p>
      <text:p text:style-name="P8"><text:s text:c="4"/>&lt;div class="radio"&gt;</text:p>
      <text:p text:style-name="P8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8"><text:s text:c="4"/>&lt;/div&gt;</text:p>
      <text:p text:style-name="P8">{% endspaceless %}</text:p>
      <text:p text:style-name="P8">{% endblock radio_widget %}</text:p>
      <text:p text:style-name="P8"/>
      <text:p text:style-name="P8">{% block body %}</text:p>
      <text:p text:style-name="P8">&lt;div class="container-fluid"&gt;</text:p>
      <text:p text:style-name="P8"><text:s text:c="4"/>&lt;div class="row"&gt;</text:p>
      <text:p text:style-name="P8"><text:s text:c="8"/>&lt;div class="col-md-12"&gt;</text:p>
      <text:p text:style-name="P8"><text:s text:c="12"/>&lt;h1 class="page-header"&gt;Product creation&lt;/h1&gt;</text:p>
      <text:p text:style-name="P8"><text:s text:c="8"/>&lt;/div&gt; <text:s/></text:p>
      <text:p text:style-name="P8"><text:s text:c="4"/>&lt;/div&gt;</text:p>
      <text:p text:style-name="P8"><text:s text:c="4"/>&lt;div class="row"&gt;</text:p>
      <text:p text:style-name="P8"><text:s text:c="8"/>&lt;div class="col-sm-offset-3 col-md-6"&gt;</text:p>
      <text:p text:style-name="P8"><text:s text:c="8"/>{# {{ form(form) }} #}</text:p>
      <text:p text:style-name="P8"/>
      <text:p text:style-name="P8"><text:s text:c="8"/>{{ form_start(form, {'attr': {'novalidate': 'novalidate'}}) }}</text:p>
      <text:p text:style-name="P8"/>
      <text:p text:style-name="P8"><text:s text:c="12"/>{{ form_errors(form) }}</text:p>
      <text:p text:style-name="P8"><text:s text:c="12"/></text:p>
      <text:p text:style-name="P8"><text:s text:c="12"/>&lt;div class="form-group {% if form_errors(form.category) %} has-error {% endif %}"&gt;</text:p>
      <text:p text:style-name="P8"><text:s text:c="16"/>{{ form_label(form.category) }} *</text:p>
      <text:p text:style-name="P8"><text:s text:c="16"/>{{ form_widget(form.category, { 'attr': {'class': 'form-control'} }) }}</text:p>
      <text:p text:style-name="P8"><text:s text:c="16"/>{{ form_errors(form.category) }}</text:p>
      <text:p text:style-name="P8"><text:s text:c="12"/>&lt;/div&gt;</text:p>
      <text:p text:style-name="P8"><text:s text:c="12"/>&lt;div class="form-group {% if form_errors(form.title) %} has-error {% endif %}"&gt;</text:p>
      <text:p text:style-name="P8"><text:s text:c="16"/>{{ form_label(form.title) }} *</text:p>
      <text:p text:style-name="P8"><text:s text:c="16"/>{{ form_widget(form.title, { 'attr': {'class': 'form-control'} }) }}</text:p>
      <text:p text:style-name="P8"><text:s text:c="16"/>{{ form_errors(form.title) }}</text:p>
      <text:p text:style-name="P8"><text:s text:c="12"/>&lt;/div&gt;</text:p>
      <text:p text:style-name="P8"><text:s text:c="12"/>&lt;div class="form-group {% if form_errors(form.code) %} has-error {% endif %}"&gt;</text:p>
      <text:p text:style-name="P8"><text:soft-page-break/><text:s text:c="16"/>{{ form_label(form.code) }} *</text:p>
      <text:p text:style-name="P8"><text:s text:c="16"/>{{ form_widget(form.code, { 'attr': {'class': 'form-control'} }) }}</text:p>
      <text:p text:style-name="P8"><text:s text:c="16"/>{{ form_errors(form.code) }}</text:p>
      <text:p text:style-name="P8"><text:s text:c="12"/>&lt;/div&gt;</text:p>
      <text:p text:style-name="P8"><text:s text:c="12"/>&lt;div class="form-group {% if form_errors(form.price) %} has-error {% endif %}"&gt;</text:p>
      <text:p text:style-name="P8"><text:s text:c="16"/>{{ form_label(form.price) }} *</text:p>
      <text:p text:style-name="P8"><text:s text:c="16"/>{{ form_widget(form.price, { 'attr': {'class': 'form-control'} }) }}</text:p>
      <text:p text:style-name="P8"><text:s text:c="16"/>{{ form_errors(form.price) }}</text:p>
      <text:p text:style-name="P8"><text:s text:c="12"/>&lt;/div&gt;</text:p>
      <text:p text:style-name="P8"><text:s text:c="12"/>&lt;div class="form-group"&gt;</text:p>
      <text:p text:style-name="P8"><text:s text:c="16"/>{{ form_label(form.pricePromotion) }}</text:p>
      <text:p text:style-name="P8"><text:s text:c="16"/>{{ form_widget(form.pricePromotion, { 'attr': {'class': 'form-control'} }) }}</text:p>
      <text:p text:style-name="P8"><text:s text:c="16"/>{{ form_errors(form.pricePromotion) }}</text:p>
      <text:p text:style-name="P8"><text:s text:c="12"/>&lt;/div&gt;</text:p>
      <text:p text:style-name="P8"><text:s text:c="12"/>&lt;div class="form-group"&gt;</text:p>
      <text:p text:style-name="P8"><text:s text:c="16"/>{{ form_label(form.amount) }}</text:p>
      <text:p text:style-name="P8"><text:s text:c="16"/>{{ form_widget(form.amount, { 'attr': {'class': 'form-control'} }) }}</text:p>
      <text:p text:style-name="P8"><text:s text:c="16"/>{{ form_errors(form.amount) }}</text:p>
      <text:p text:style-name="P8"><text:s text:c="12"/>&lt;/div&gt;</text:p>
      <text:p text:style-name="P8"><text:s text:c="12"/>&lt;div class="form-group {% if form_errors(form.description) %} has-error {% endif %}"&gt;</text:p>
      <text:p text:style-name="P8"><text:s text:c="16"/>{{ form_label(form.description) }} *</text:p>
      <text:p text:style-name="P8"><text:s text:c="16"/>{{ form_widget(form.description, { 'attr': {'class': 'form-control'} }) }}</text:p>
      <text:p text:style-name="P8"><text:s text:c="16"/>{{ form_errors(form.description) }}</text:p>
      <text:p text:style-name="P8"><text:s text:c="12"/>&lt;/div&gt;</text:p>
      <text:p text:style-name="P8"><text:s text:c="12"/>&lt;div class="form-group {% if form_errors(form.descriptionFull) %} has-error {% endif %}"&gt;</text:p>
      <text:p text:style-name="P8"><text:s text:c="16"/>{{ form_label(form.descriptionFull) }} *</text:p>
      <text:p text:style-name="P8"><text:s text:c="16"/>{{ form_widget(form.descriptionFull, { 'attr': {'class': 'form-control'} }) }}</text:p>
      <text:p text:style-name="P8"><text:s text:c="16"/>{{ form_errors(form.descriptionFull) }}</text:p>
      <text:p text:style-name="P8"><text:s text:c="12"/>&lt;/div&gt;</text:p>
      <text:p text:style-name="P8"><text:s text:c="12"/>&lt;div class="form-group"&gt;</text:p>
      <text:p text:style-name="P8"><text:s text:c="16"/>{{ form_label(form.isActive) }}</text:p>
      <text:p text:style-name="P8"><text:s text:c="16"/>{{ form_widget(form.isActive) }}</text:p>
      <text:p text:style-name="P8"><text:s text:c="16"/>{{ form_errors(form.isActive) }}</text:p>
      <text:p text:style-name="P8"><text:s text:c="12"/>&lt;/div&gt;</text:p>
      <text:p text:style-name="P8"><text:s text:c="12"/>&lt;div class="form-group {% if form_errors(form.createdAt) %} has-error {% endif %}"&gt;</text:p>
      <text:p text:style-name="P8"><text:s text:c="16"/>{{ form_label(form.createdAt) }}</text:p>
      <text:p text:style-name="P8"><text:s text:c="16"/>{{ form_widget(form.createdAt, { 'attr': {'class': 'form-control'} }) }}</text:p>
      <text:p text:style-name="P8"><text:s text:c="16"/>{{ form_errors(form.createdAt) }}</text:p>
      <text:p text:style-name="P8"><text:s text:c="12"/>&lt;/div&gt;</text:p>
      <text:p text:style-name="P8"><text:s text:c="12"/>&lt;div class="form-group {% if form_errors(form.updatedAt) %} has-error {% endif %}"&gt;</text:p>
      <text:p text:style-name="P8"><text:s text:c="16"/>{{ form_label(form.updatedAt) }}</text:p>
      <text:p text:style-name="P8"><text:s text:c="16"/>{{ form_widget(form.updatedAt, { 'attr': {'class': 'form-control'} }) }}</text:p>
      <text:p text:style-name="P8"><text:s text:c="16"/>{{ form_errors(form.updatedAt) }}</text:p>
      <text:p text:style-name="P8"><text:s text:c="12"/>&lt;/div&gt;</text:p>
      <text:p text:style-name="P8"><text:s text:c="12"/>&lt;div class="form-group"&gt;</text:p>
      <text:p text:style-name="P8"><text:s text:c="16"/>{{ form_label(form.tag) }}</text:p>
      <text:p text:style-name="P8"><text:s text:c="16"/>{{ form_widget(form.tag, { 'attr': {'class': 'form-control'} }) }}</text:p>
      <text:p text:style-name="P8"><text:s text:c="16"/>{{ form_errors(form.tag) }}</text:p>
      <text:p text:style-name="P8"><text:s text:c="12"/>&lt;/div&gt;</text:p>
      <text:p text:style-name="P8"/>
      <text:p text:style-name="P8"><text:soft-page-break/><text:s text:c="12"/>&lt;div class="form-group"&gt;</text:p>
      <text:p text:style-name="P8"><text:s text:c="16"/>&lt;a class="btn btn-default" href="{{ path('application_admin_product') }}"&gt;Back to the list&lt;/a&gt;</text:p>
      <text:p text:style-name="P8"><text:s text:c="16"/>{{ form_widget(form.submit, { 'attr': {'class': 'btn btn-default'} }) }}</text:p>
      <text:p text:style-name="P8"><text:s text:c="12"/>&lt;/div&gt;</text:p>
      <text:p text:style-name="P8"/>
      <text:p text:style-name="P8"><text:s text:c="8"/>{{ form_end(form) }}</text:p>
      <text:p text:style-name="P8"/>
      <text:p text:style-name="P8"><text:s text:c="8"/>&lt;/div&gt;</text:p>
      <text:p text:style-name="P8"><text:s text:c="4"/>&lt;/div&gt;</text:p>
      <text:p text:style-name="P8">&lt;/div&gt;</text:p>
      <text:p text:style-name="P8">{% endblock %}</text:p>
      <text:p text:style-name="P16"/>
      <text:p text:style-name="P16">2. W szablonie zmieniliśmy wygląd komunikatów z błędem przez doanie</text:p>
      <text:p text:style-name="P16"/>
      <text:p text:style-name="P13">{% form_theme form _self %}</text:p>
      <text:p text:style-name="P13"><text:s/></text:p>
      <text:p text:style-name="P13">{% block form_errors %}</text:p>
      <text:p text:style-name="P13">{% spaceless %}</text:p>
      <text:p text:style-name="P13"><text:s text:c="4"/>{% if errors|length &gt; 0 %}</text:p>
      <text:p text:style-name="P13"><text:s text:c="8"/>{% for error in errors %}</text:p>
      <text:p text:style-name="P13"><text:s text:c="12"/>&lt;small class="help-block"&gt;{{ error.messageTemplate|trans(error.messageParameters, 'validators') }}&lt;/small&gt;</text:p>
      <text:p text:style-name="P13"><text:s text:c="8"/>{% endfor %}</text:p>
      <text:p text:style-name="P13"><text:s text:c="4"/>{% endif %}</text:p>
      <text:p text:style-name="P13">{% endspaceless %}</text:p>
      <text:p text:style-name="P14">{% endblock form_errors %}</text:p>
      <text:p text:style-name="P14"/>
      <text:p text:style-name="P16">Oraz wygląd widget-ów checkbox i radio</text:p>
      <text:p text:style-name="P14"/>
      <text:p text:style-name="P13">{% block choice_widget_expanded %}</text:p>
      <text:p text:style-name="P13">{% spaceless %}</text:p>
      <text:p text:style-name="P13"><text:s text:c="4"/>&lt;div {{ block('widget_container_attributes') }} class="my-form-choices"&gt;</text:p>
      <text:p text:style-name="P13"><text:s text:c="4"/>{% for child in form %}</text:p>
      <text:p text:style-name="P13"><text:s text:c="8"/>{{ form_widget(child) }}</text:p>
      <text:p text:style-name="P13"><text:s text:c="4"/>{% endfor %}</text:p>
      <text:p text:style-name="P13"><text:s text:c="4"/>&lt;/div&gt;</text:p>
      <text:p text:style-name="P13">{% endspaceless %}</text:p>
      <text:p text:style-name="P13">{% endblock choice_widget_expanded %}</text:p>
      <text:p text:style-name="P13"/>
      <text:p text:style-name="P13">{% block checkbox_widget %}</text:p>
      <text:p text:style-name="P13">{% spaceless %}</text:p>
      <text:p text:style-name="P13"><text:s text:c="4"/>&lt;div class="checkbox"&gt;</text:p>
      <text:p text:style-name="P13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3"><text:s text:c="4"/>&lt;/div&gt;</text:p>
      <text:p text:style-name="P13">{% endspaceless %}</text:p>
      <text:p text:style-name="P13">{% endblock checkbox_widget %}</text:p>
      <text:p text:style-name="P13"/>
      <text:p text:style-name="P13">{% block radio_widget %}</text:p>
      <text:p text:style-name="P13">{% spaceless %}</text:p>
      <text:p text:style-name="P13"><text:s text:c="4"/>&lt;div class="radio"&gt;</text:p>
      <text:p text:style-name="P13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13"><text:s text:c="4"/>&lt;/div&gt;</text:p>
      <text:p text:style-name="P13">{% endspaceless %}</text:p>
      <text:p text:style-name="P14">{% endblock radio_widget %}</text:p>
      <text:p text:style-name="P14"/>
      <text:p text:style-name="P16"/>
      <text:p text:style-name="P16"><text:soft-page-break/>3. Dodajemy walidacje:</text:p>
      <text:p text:style-name="P16"/>
      <text:p text:style-name="P16">//src/Application/ShopAdminBundle/Entity/Product.php</text:p>
      <text:p text:style-name="P16"/>
      <text:p text:style-name="P18">&lt;?php</text:p>
      <text:p text:style-name="P8"/>
      <text:p text:style-name="P10">...</text:p>
      <text:p text:style-name="P8"/>
      <text:p text:style-name="P13"><text:span text:style-name="T21">use </text:span>Symfony\Component\Validator\Mapping\ClassMetadata;</text:p>
      <text:p text:style-name="P13"><text:span text:style-name="T21">use </text:span>Symfony\Component\Validator\Constraints\NotBlank;</text:p>
      <text:p text:style-name="P16"/>
      <text:p text:style-name="P19">/**</text:p>
      <text:p text:style-name="P19"><text:s/>* Product</text:p>
      <text:p text:style-name="P19"><text:s/>*/</text:p>
      <text:p text:style-name="P8"><text:span text:style-name="T16">class </text:span><text:span text:style-name="T11">Product</text:span></text:p>
      <text:p text:style-name="P10">{</text:p>
      <text:p text:style-name="P16">...</text:p>
      <text:p text:style-name="P16"/>
      <text:p text:style-name="P13"><text:s text:c="4"/><text:span text:style-name="T21">public static function </text:span>loadValidatorMetadata(ClassMetadata $metadata)</text:p>
      <text:p text:style-name="P13"><text:s text:c="4"/>{</text:p>
      <text:p text:style-name="P13"><text:s text:c="8"/>$metadata-&gt;addPropertyConstraint('title', <text:span text:style-name="T21">new </text:span>NotBlank());</text:p>
      <text:p text:style-name="P13"><text:s text:c="8"/>$metadata-&gt;addPropertyConstraint('code', <text:span text:style-name="T21">new </text:span>NotBlank());</text:p>
      <text:p text:style-name="P13"><text:s text:c="8"/>$metadata-&gt;addPropertyConstraint('price', <text:span text:style-name="T21">new </text:span>NotBlank());</text:p>
      <text:p text:style-name="P13"><text:s text:c="8"/>$metadata-&gt;addPropertyConstraint('description', <text:span text:style-name="T21">new </text:span>NotBlank());</text:p>
      <text:p text:style-name="P13"><text:s text:c="8"/>$metadata-&gt;addPropertyConstraint('description_full', <text:span text:style-name="T21">new </text:span>NotBlank());</text:p>
      <text:p text:style-name="P13"><text:s text:c="8"/>$metadata-&gt;addPropertyConstraint('category', <text:span text:style-name="T21">new </text:span>NotBlank());</text:p>
      <text:p text:style-name="P13"><text:s text:c="4"/>}</text:p>
      <text:p text:style-name="P10">}</text:p>
      <text:p text:style-name="P10"/>
      <text:p text:style-name="P11">4. Wygląd widget:</text:p>
      <text:p text:style-name="P11"/>
      <text:p text:style-name="P11">//src/Application/ShopAdminBundle/Form/ProductType.php</text:p>
      <text:p text:style-name="P11"/>
      <text:p text:style-name="P17"><text:span text:style-name="T11"><text:s text:c="4"/></text:span><text:span text:style-name="T16">public function </text:span><text:span text:style-name="T11">buildForm(FormBuilderInterface $builder, </text:span><text:span text:style-name="T16">array </text:span><text:span text:style-name="T11">$options)</text:span></text:p>
      <text:p text:style-name="P10"><text:s text:c="4"/>{</text:p>
      <text:p text:style-name="P10"><text:s text:c="8"/>$builder</text:p>
      <text:p text:style-name="P8"><text:span text:style-name="T11"><text:s text:c="12"/>-&gt;add(</text:span><text:span text:style-name="T6">'title'</text:span><text:span text:style-name="T11">)</text:span></text:p>
      <text:p text:style-name="P8"><text:span text:style-name="T11"><text:s text:c="12"/>-&gt;add(</text:span><text:span text:style-name="T6">'code'</text:span><text:span text:style-name="T11">)</text:span></text:p>
      <text:p text:style-name="P8"><text:span text:style-name="T11"><text:s text:c="12"/>-&gt;add(</text:span><text:span text:style-name="T6">'price'</text:span><text:span text:style-name="T11">)</text:span></text:p>
      <text:p text:style-name="P8"><text:span text:style-name="T11"><text:s text:c="12"/>-&gt;add(</text:span><text:span text:style-name="T6">'price_promotion'</text:span><text:span text:style-name="T11">)</text:span></text:p>
      <text:p text:style-name="P8"><text:span text:style-name="T11"><text:s text:c="12"/>-&gt;add(</text:span><text:span text:style-name="T6">'amount'</text:span><text:span text:style-name="T11">)</text:span></text:p>
      <text:p text:style-name="P8"><text:span text:style-name="T11"><text:s text:c="12"/>-&gt;add(</text:span><text:span text:style-name="T6">'description'</text:span><text:span text:style-name="T11">, </text:span><text:span text:style-name="T6">'textarea'</text:span><text:span text:style-name="T11">, </text:span><text:span text:style-name="T16">array</text:span><text:span text:style-name="T11">(</text:span><text:span text:style-name="T6">'attr' </text:span><text:span text:style-name="T11">=&gt; </text:span><text:span text:style-name="T16">array</text:span><text:span text:style-name="T11">(</text:span><text:span text:style-name="T6">'rows' </text:span><text:span text:style-name="T11">=&gt; </text:span><text:span text:style-name="T6">'3'</text:span><text:span text:style-name="T11">)))</text:span></text:p>
      <text:p text:style-name="P8"><text:span text:style-name="T11"><text:s text:c="12"/>-&gt;add(</text:span><text:span text:style-name="T6">'description_full'</text:span><text:span text:style-name="T11">, </text:span><text:span text:style-name="T6">'textarea'</text:span><text:span text:style-name="T11">, </text:span><text:span text:style-name="T16">array</text:span><text:span text:style-name="T11">(</text:span><text:span text:style-name="T6">'attr' </text:span><text:span text:style-name="T11">=&gt; </text:span><text:span text:style-name="T16">array</text:span><text:span text:style-name="T11">(</text:span><text:span text:style-name="T6">'rows' </text:span><text:span text:style-name="T11">=&gt; </text:span><text:span text:style-name="T6">'3'</text:span><text:span text:style-name="T11">)))</text:span></text:p>
      <text:p text:style-name="P8"><text:span text:style-name="T11"><text:s text:c="12"/>-&gt;add(</text:span><text:span text:style-name="T6">'is_active'</text:span><text:span text:style-name="T11">, </text:span><text:span text:style-name="T6">'checkbox'</text:span><text:span text:style-name="T11">, </text:span><text:span text:style-name="T16">array</text:span><text:span text:style-name="T11">(</text:span></text:p>
      <text:p text:style-name="P8"><text:span text:style-name="T11"><text:tab/><text:tab/><text:tab/> <text:s text:c="3"/></text:span><text:span text:style-name="T6">'label' </text:span><text:span text:style-name="T11">=&gt; </text:span><text:span text:style-name="T6">'Is active'</text:span><text:span text:style-name="T11">,</text:span></text:p>
      <text:p text:style-name="P10"><text:tab/><text:tab/><text:tab/>))</text:p>
      <text:p text:style-name="P8"><text:span text:style-name="T11"><text:s text:c="12"/>-&gt;add(</text:span><text:span text:style-name="T6">'created_at'</text:span><text:span text:style-name="T11">, </text:span><text:span text:style-name="T6">'date'</text:span><text:span text:style-name="T11">, </text:span><text:span text:style-name="T16">array</text:span><text:span text:style-name="T11">(</text:span></text:p>
      <text:p text:style-name="P8"><text:span text:style-name="T11"><text:s text:c="12"/><text:tab/></text:span><text:span text:style-name="T6">'widget' </text:span><text:span text:style-name="T11">=&gt; </text:span><text:span text:style-name="T6">'single_text'</text:span><text:span text:style-name="T11">,</text:span></text:p>
      <text:p text:style-name="P8"><text:span text:style-name="T11"><text:s text:c="12"/><text:tab/></text:span><text:span text:style-name="T6">'attr' </text:span><text:span text:style-name="T11">=&gt; </text:span><text:span text:style-name="T16">array</text:span><text:span text:style-name="T11">(</text:span><text:span text:style-name="T6">'placeholder' </text:span><text:span text:style-name="T11">=&gt; </text:span><text:span text:style-name="T6">'YYYY-MM-DD'</text:span><text:span text:style-name="T11">),</text:span></text:p>
      <text:p text:style-name="P10"><text:s text:c="12"/>))</text:p>
      <text:p text:style-name="P8"><text:span text:style-name="T11"><text:s text:c="12"/>-&gt;add(</text:span><text:span text:style-name="T6">'updated_at'</text:span><text:span text:style-name="T11">, </text:span><text:span text:style-name="T6">'date'</text:span><text:span text:style-name="T11">, </text:span><text:span text:style-name="T16">array</text:span><text:span text:style-name="T11">(</text:span></text:p>
      <text:p text:style-name="P8"><text:span text:style-name="T11"><text:s text:c="12"/><text:tab/></text:span><text:span text:style-name="T6">'widget' </text:span><text:span text:style-name="T11">=&gt; </text:span><text:span text:style-name="T6">'single_text'</text:span><text:span text:style-name="T11">,</text:span></text:p>
      <text:p text:style-name="P8"><text:span text:style-name="T11"><text:s text:c="12"/><text:tab/></text:span><text:span text:style-name="T6">'attr' </text:span><text:span text:style-name="T11">=&gt; </text:span><text:span text:style-name="T16">array</text:span><text:span text:style-name="T11">(</text:span><text:span text:style-name="T6">'placeholder' </text:span><text:span text:style-name="T11">=&gt; </text:span><text:span text:style-name="T6">'YYYY-MM-DD'</text:span><text:span text:style-name="T11">),</text:span></text:p>
      <text:p text:style-name="P10"><text:s text:c="12"/>))</text:p>
      <text:p text:style-name="P8"><text:span text:style-name="T11"><text:s text:c="12"/>-&gt;add(</text:span><text:span text:style-name="T6">'category'</text:span><text:span text:style-name="T11">)</text:span></text:p>
      <text:p text:style-name="P8"><text:span text:style-name="T11"><text:s text:c="12"/>-&gt;add(</text:span><text:span text:style-name="T6">'tags'</text:span><text:span text:style-name="T11">)</text:span></text:p>
      <text:p text:style-name="P8"><text:span text:style-name="T11"><text:s text:c="12"/></text:span><text:span text:style-name="T23">//-&gt;add('transactions')</text:span></text:p>
      <text:p text:style-name="P10"><text:s text:c="8"/>;</text:p>
      <text:p text:style-name="P10"><text:s text:c="4"/>}</text:p>
      <text:p text:style-name="P11"/>
      <text:p text:style-name="P15"/>
      <text:p text:style-name="P15"><text:soft-page-break/>Edycja produktu</text:p>
      <text:p text:style-name="P21">1.//src/Application/ShopAdminBundle/Resources/views/Product/edit.html.twig</text:p>
      <text:p text:style-name="P21"/>
      <text:p text:style-name="P22">{% extends 'ApplicationShopAdminBundle::layout.html.twig' %}</text:p>
      <text:p text:style-name="P23"/>
      <text:p text:style-name="P23">{% block title %}Start{% endblock %}</text:p>
      <text:p text:style-name="P23"/>
      <text:p text:style-name="P23">{% block stylesheets %}{% endblock %}</text:p>
      <text:p text:style-name="P23"/>
      <text:p text:style-name="P23">{% block javascripts %}{% endblock %}</text:p>
      <text:p text:style-name="P23"/>
      <text:p text:style-name="P23">{% form_theme edit_form _self %}</text:p>
      <text:p text:style-name="P23"><text:s/></text:p>
      <text:p text:style-name="P23">{% block form_errors %}</text:p>
      <text:p text:style-name="P23">{% spaceless %}</text:p>
      <text:p text:style-name="P23"><text:s text:c="4"/>{% if errors|length &gt; 0 %}</text:p>
      <text:p text:style-name="P23"><text:s text:c="8"/>{% for error in errors %}</text:p>
      <text:p text:style-name="P23"><text:s text:c="12"/>&lt;small class="help-block"&gt;{{ error.messageTemplate|trans(error.messageParameters, 'validators') }}&lt;/small&gt;</text:p>
      <text:p text:style-name="P23"><text:s text:c="8"/>{% endfor %}</text:p>
      <text:p text:style-name="P23"><text:s text:c="4"/>{% endif %}</text:p>
      <text:p text:style-name="P23">{% endspaceless %}</text:p>
      <text:p text:style-name="P23">{% endblock form_errors %}</text:p>
      <text:p text:style-name="P23"/>
      <text:p text:style-name="P23">{% block choice_widget_expanded %}</text:p>
      <text:p text:style-name="P23">{% spaceless %}</text:p>
      <text:p text:style-name="P23"><text:s text:c="4"/>&lt;div {{ block('widget_container_attributes') }} class="my-form-choices"&gt;</text:p>
      <text:p text:style-name="P23"><text:s text:c="4"/>{% for child in form %}</text:p>
      <text:p text:style-name="P23"><text:s text:c="8"/>{{ form_widget(child) }}</text:p>
      <text:p text:style-name="P23"><text:s text:c="4"/>{% endfor %}</text:p>
      <text:p text:style-name="P23"><text:s text:c="4"/>&lt;/div&gt;</text:p>
      <text:p text:style-name="P23">{% endspaceless %}</text:p>
      <text:p text:style-name="P23">{% endblock choice_widget_expanded %}</text:p>
      <text:p text:style-name="P23"/>
      <text:p text:style-name="P23">{% block checkbox_widget %}</text:p>
      <text:p text:style-name="P23">{% spaceless %}</text:p>
      <text:p text:style-name="P23"><text:s text:c="4"/>&lt;div class="checkbox"&gt;</text:p>
      <text:p text:style-name="P23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23"><text:s text:c="4"/>&lt;/div&gt;</text:p>
      <text:p text:style-name="P23">{% endspaceless %}</text:p>
      <text:p text:style-name="P23">{% endblock checkbox_widget %}</text:p>
      <text:p text:style-name="P23"/>
      <text:p text:style-name="P23">{% block radio_widget %}</text:p>
      <text:p text:style-name="P23">{% spaceless %}</text:p>
      <text:p text:style-name="P23"><text:s text:c="4"/>&lt;div class="radio"&gt;</text:p>
      <text:p text:style-name="P23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23"><text:s text:c="4"/>&lt;/div&gt;</text:p>
      <text:p text:style-name="P23">{% endspaceless %}</text:p>
      <text:p text:style-name="P23">{% endblock radio_widget %}</text:p>
      <text:p text:style-name="P23"/>
      <text:p text:style-name="P23">{% block body %}</text:p>
      <text:p text:style-name="P23">&lt;div class="container-fluid"&gt;</text:p>
      <text:p text:style-name="P23"><text:s text:c="4"/>&lt;div class="row"&gt;</text:p>
      <text:p text:style-name="P23"><text:s text:c="8"/>&lt;div class="col-md-12"&gt;</text:p>
      <text:p text:style-name="P23"><text:s text:c="12"/>&lt;h1 class="page-header"&gt;Product edit&lt;/h1&gt;</text:p>
      <text:p text:style-name="P23"><text:s text:c="8"/>&lt;/div&gt; <text:s/></text:p>
      <text:p text:style-name="P23"><text:s text:c="4"/>&lt;/div&gt;</text:p>
      <text:p text:style-name="P23"><text:soft-page-break/><text:s text:c="4"/>&lt;div class="row"&gt;</text:p>
      <text:p text:style-name="P23"><text:s text:c="8"/>&lt;div class="col-sm-offset-3 col-md-6"&gt;</text:p>
      <text:p text:style-name="P23"><text:s text:c="8"/></text:p>
      <text:p text:style-name="P23"><text:s text:c="8"/>{# {{ form(edit_form) }} #}</text:p>
      <text:p text:style-name="P23"/>
      <text:p text:style-name="P23"><text:s text:c="8"/>{{ form_start(edit_form, {'attr': {'novalidate': 'novalidate'}}) }}</text:p>
      <text:p text:style-name="P23"/>
      <text:p text:style-name="P23"><text:s text:c="12"/>{{ form_errors(edit_form) }}</text:p>
      <text:p text:style-name="P23"><text:s text:c="12"/></text:p>
      <text:p text:style-name="P23"><text:s text:c="12"/>&lt;div class="form-group {% if form_errors(edit_form.category) %} has-error {% endif %}"&gt;</text:p>
      <text:p text:style-name="P23"><text:s text:c="16"/>{{ form_label(edit_form.category) }}</text:p>
      <text:p text:style-name="P23"><text:s text:c="16"/>{{ form_widget(edit_form.category, { 'attr': {'class': 'form-control'} }) }}</text:p>
      <text:p text:style-name="P23"><text:s text:c="16"/>{{ form_errors(edit_form.category) }}</text:p>
      <text:p text:style-name="P23"><text:s text:c="12"/>&lt;/div&gt;</text:p>
      <text:p text:style-name="P23"><text:s text:c="12"/></text:p>
      <text:p text:style-name="P23"><text:s text:c="12"/>{% if entity.images is not empty %} </text:p>
      <text:p text:style-name="P23"><text:s text:c="12"/>&lt;div class="form-group"&gt; <text:s text:c="7"/></text:p>
      <text:p text:style-name="P23"><text:s text:c="16"/>{% for image in entity.images %}</text:p>
      <text:p text:style-name="P23"><text:s text:c="16"/>&lt;div class="pull-left"&gt;</text:p>
      <text:p text:style-name="P23"><text:s text:c="20"/>&lt;img width="150px" class="img-responsive" src="{{ asset('bundles/applicationshop/images/product/') }}{{ image.image }}" alt="{{ entity.title|raw }}"&gt;</text:p>
      <text:p text:style-name="P23"><text:s text:c="20"/>&lt;div class="text-center"&gt;</text:p>
      <text:p text:style-name="P23"><text:s text:c="24"/>&lt;a class="btn btn-danger btn-xs" href="{{ path('application_admin_product_remove-image', { 'img': image.id, 'id': entity.id }) }}" onclick="if(!confirm('{% trans %}Are you sure?{% endtrans %}')) { return false; }"&gt;&lt;i class="fa fa-fw fa-close"&gt;&lt;/i&gt;delete&lt;/a&gt;</text:p>
      <text:p text:style-name="P23"><text:s text:c="20"/>&lt;/div&gt;</text:p>
      <text:p text:style-name="P23"><text:s text:c="16"/>&lt;/div&gt;</text:p>
      <text:p text:style-name="P23"><text:s text:c="16"/>{% endfor %}</text:p>
      <text:p text:style-name="P23"><text:s text:c="16"/>&lt;div class="clearfix"&gt;&lt;/div&gt;</text:p>
      <text:p text:style-name="P23"><text:s text:c="12"/>&lt;/div&gt;</text:p>
      <text:p text:style-name="P23"><text:s text:c="12"/>{% endif %}</text:p>
      <text:p text:style-name="P23"><text:s text:c="12"/></text:p>
      <text:p text:style-name="P23"><text:s text:c="12"/>&lt;div class="form-group {% if form_errors(edit_form.file) %} has-error {% endif %}"&gt;</text:p>
      <text:p text:style-name="P23"><text:s text:c="16"/>{{ form_label(edit_form.file) }}</text:p>
      <text:p text:style-name="P23"><text:s text:c="16"/>{{ form_widget(edit_form.file) }}</text:p>
      <text:p text:style-name="P23"><text:s text:c="16"/>{{ form_errors(edit_form.file) }}</text:p>
      <text:p text:style-name="P23"><text:s text:c="12"/>&lt;/div&gt;</text:p>
      <text:p text:style-name="P23"><text:s text:c="12"/>&lt;div class="form-group {% if form_errors(edit_form.title) %} has-error {% endif %}"&gt;</text:p>
      <text:p text:style-name="P23"><text:s text:c="16"/>{{ form_label(edit_form.title) }}</text:p>
      <text:p text:style-name="P23"><text:s text:c="16"/>{{ form_widget(edit_form.title, { 'attr': {'class': 'form-control'} }) }}</text:p>
      <text:p text:style-name="P23"><text:s text:c="16"/>{{ form_errors(edit_form.title) }}</text:p>
      <text:p text:style-name="P23"><text:s text:c="12"/>&lt;/div&gt;</text:p>
      <text:p text:style-name="P23"><text:s text:c="12"/>&lt;div class="form-group {% if form_errors(edit_form.code) %} has-error {% endif %}"&gt;</text:p>
      <text:p text:style-name="P23"><text:s text:c="16"/>{{ form_label(edit_form.code) }}</text:p>
      <text:p text:style-name="P23"><text:s text:c="16"/>{{ form_widget(edit_form.code, { 'attr': {'class': 'form-control'} }) }}</text:p>
      <text:p text:style-name="P23"><text:s text:c="16"/>{{ form_errors(edit_form.code) }}</text:p>
      <text:p text:style-name="P23"><text:s text:c="12"/>&lt;/div&gt;</text:p>
      <text:p text:style-name="P23"><text:s text:c="12"/>&lt;div class="form-group {% if form_errors(edit_form.price) %} has-error {% endif %}"&gt;</text:p>
      <text:p text:style-name="P23"><text:s text:c="16"/>{{ form_label(edit_form.price) }}</text:p>
      <text:p text:style-name="P23"><text:s text:c="16"/>{{ form_widget(edit_form.price, { 'attr': {'class': 'form-control'} }) }}</text:p>
      <text:p text:style-name="P23"><text:s text:c="16"/>{{ form_errors(edit_form.price) }}</text:p>
      <text:p text:style-name="P23"><text:s text:c="12"/>&lt;/div&gt;</text:p>
      <text:p text:style-name="P23"><text:s text:c="12"/>&lt;div class="form-group"&gt;</text:p>
      <text:p text:style-name="P23"><text:soft-page-break/><text:s text:c="16"/>{{ form_label(edit_form.price_promotion) }}</text:p>
      <text:p text:style-name="P23"><text:s text:c="16"/>{{ form_widget(edit_form.price_promotion, { 'attr': {'class': 'form-control'} }) }}</text:p>
      <text:p text:style-name="P23"><text:s text:c="16"/>{{ form_errors(edit_form.price_promotion) }}</text:p>
      <text:p text:style-name="P23"><text:s text:c="12"/>&lt;/div&gt;</text:p>
      <text:p text:style-name="P23"><text:s text:c="12"/>&lt;div class="form-group"&gt;</text:p>
      <text:p text:style-name="P23"><text:s text:c="16"/>{{ form_label(edit_form.amount) }}</text:p>
      <text:p text:style-name="P23"><text:s text:c="16"/>{{ form_widget(edit_form.amount, { 'attr': {'class': 'form-control'} }) }}</text:p>
      <text:p text:style-name="P23"><text:s text:c="16"/>{{ form_errors(edit_form.amount) }}</text:p>
      <text:p text:style-name="P23"><text:s text:c="12"/>&lt;/div&gt;</text:p>
      <text:p text:style-name="P23"><text:s text:c="12"/>&lt;div class="form-group {% if form_errors(edit_form.description) %} has-error {% endif %}"&gt;</text:p>
      <text:p text:style-name="P23"><text:s text:c="16"/>{{ form_label(edit_form.description) }}</text:p>
      <text:p text:style-name="P23"><text:s text:c="16"/>{{ form_widget(edit_form.description, { 'attr': {'class': 'form-control'} }) }}</text:p>
      <text:p text:style-name="P23"><text:s text:c="16"/>{{ form_errors(edit_form.description) }}</text:p>
      <text:p text:style-name="P23"><text:s text:c="12"/>&lt;/div&gt;</text:p>
      <text:p text:style-name="P23"><text:s text:c="12"/>&lt;div class="form-group {% if form_errors(edit_form.description_full) %} has-error {% endif %}"&gt;</text:p>
      <text:p text:style-name="P23"><text:s text:c="16"/>{{ form_label(edit_form.description_full) }}</text:p>
      <text:p text:style-name="P23"><text:s text:c="16"/>{{ form_widget(edit_form.description_full, { 'attr': {'class': 'form-control'} }) }}</text:p>
      <text:p text:style-name="P23"><text:s text:c="16"/>{{ form_errors(edit_form.description_full) }}</text:p>
      <text:p text:style-name="P23"><text:s text:c="12"/>&lt;/div&gt;</text:p>
      <text:p text:style-name="P23"><text:s text:c="12"/>&lt;div class="form-group"&gt;</text:p>
      <text:p text:style-name="P23"><text:s text:c="16"/>{{ form_label(edit_form.is_active) }}</text:p>
      <text:p text:style-name="P23"><text:s text:c="16"/>{{ form_widget(edit_form.is_active) }}</text:p>
      <text:p text:style-name="P23"><text:s text:c="16"/>{{ form_errors(edit_form.is_active) }}</text:p>
      <text:p text:style-name="P23"><text:s text:c="12"/>&lt;/div&gt;</text:p>
      <text:p text:style-name="P23"><text:s text:c="12"/>&lt;div class="form-group {% if form_errors(edit_form.created_at) %} has-error {% endif %}"&gt;</text:p>
      <text:p text:style-name="P23"><text:s text:c="16"/>{{ form_label(edit_form.created_at) }}</text:p>
      <text:p text:style-name="P23"><text:s text:c="16"/>{{ form_widget(edit_form.created_at, { 'attr': {'class': 'form-control'} }) }}</text:p>
      <text:p text:style-name="P23"><text:s text:c="16"/>{{ form_errors(edit_form.created_at) }}</text:p>
      <text:p text:style-name="P23"><text:s text:c="12"/>&lt;/div&gt;</text:p>
      <text:p text:style-name="P23"><text:s text:c="12"/>&lt;div class="form-group {% if form_errors(edit_form.updated_at) %} has-error {% endif %}"&gt;</text:p>
      <text:p text:style-name="P23"><text:s text:c="16"/>{{ form_label(edit_form.updated_at) }}</text:p>
      <text:p text:style-name="P23"><text:s text:c="16"/>{{ form_widget(edit_form.updated_at, { 'attr': {'class': 'form-control'} }) }}</text:p>
      <text:p text:style-name="P23"><text:s text:c="16"/>{{ form_errors(edit_form.updated_at) }}</text:p>
      <text:p text:style-name="P23"><text:s text:c="12"/>&lt;/div&gt;</text:p>
      <text:p text:style-name="P23"><text:s text:c="12"/>&lt;div class="form-group"&gt;</text:p>
      <text:p text:style-name="P23"><text:s text:c="16"/>{{ form_label(edit_form.tags) }}</text:p>
      <text:p text:style-name="P23"><text:s text:c="16"/>{{ form_widget(edit_form.tags, { 'attr': {'class': 'form-control'} }) }}</text:p>
      <text:p text:style-name="P23"><text:s text:c="16"/>{{ form_errors(edit_form.tags) }}</text:p>
      <text:p text:style-name="P23"><text:s text:c="12"/>&lt;/div&gt;</text:p>
      <text:p text:style-name="P23"/>
      <text:p text:style-name="P23"><text:s text:c="12"/>&lt;div class="form-group"&gt;</text:p>
      <text:p text:style-name="P23"><text:s text:c="16"/>{{ form_widget(edit_form.submit, { 'attr': {'class': 'btn btn-default'} }) }}</text:p>
      <text:p text:style-name="P23"><text:s text:c="16"/>&lt;a class="btn btn-default" href="{{ path('application_admin_product') }}"&gt;Back to the list&lt;/a&gt;</text:p>
      <text:p text:style-name="P23"><text:s text:c="16"/>&lt;a class="btn btn-danger" href="{{ path('application_admin_product_remove', { 'id': entity.id }) }}" onclick="if(!confirm('{% trans %}Are you sure?{% endtrans %}')) { return false; }"&gt;Delete&lt;/a&gt;</text:p>
      <text:p text:style-name="P23"><text:s text:c="12"/>&lt;/div&gt;</text:p>
      <text:p text:style-name="P23"/>
      <text:p text:style-name="P23"><text:s text:c="8"/>{{ form_end(edit_form) }}</text:p>
      <text:p text:style-name="P23"/>
      <text:p text:style-name="P23"><text:soft-page-break/><text:s text:c="8"/>{# &lt;a class="btn btn-default" href="{{ path('application_admin_product') }}"&gt;Back to the list&lt;/a&gt; #}</text:p>
      <text:p text:style-name="P23"><text:s text:c="8"/>{# {{ form(delete_form) }} #}</text:p>
      <text:p text:style-name="P23"><text:s text:c="8"/>{#</text:p>
      <text:p text:style-name="P23"><text:s text:c="8"/>{{ form_start(delete_form, { 'attr': {'class': 'form-btn-inline'} }) }} <text:s text:c="4"/></text:p>
      <text:p text:style-name="P23"><text:s text:c="12"/>{{ form_widget(delete_form.submit, { 'attr': {'class': 'btn btn-danger'} }) }}</text:p>
      <text:p text:style-name="P23"><text:s text:c="8"/>{{ form_end(delete_form) }}</text:p>
      <text:p text:style-name="P23"><text:s text:c="8"/>#}</text:p>
      <text:p text:style-name="P23"/>
      <text:p text:style-name="P23"><text:s text:c="8"/>&lt;/div&gt;</text:p>
      <text:p text:style-name="P23"><text:s text:c="4"/>&lt;/div&gt;</text:p>
      <text:p text:style-name="P23">&lt;/div&gt;</text:p>
      <text:p text:style-name="P23">{% endblock %}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1M38S</meta:editing-duration>
    <meta:editing-cycles>35</meta:editing-cycles>
    <meta:generator>OpenOffice.org/3.3$Win32 OpenOffice.org_project/330m20$Build-9567</meta:generator>
    <dc:date>2015-08-12T15:45:52.75</dc:date>
    <dc:creator>szymon idczak</dc:creator>
    <meta:document-statistic meta:table-count="0" meta:image-count="0" meta:object-count="0" meta:page-count="17" meta:paragraph-count="769" meta:word-count="2761" meta:character-count="34997"/>
    <meta:user-defined meta:name="Info 1"/>
    <meta:user-defined meta:name="Info 2"/>
    <meta:user-defined meta:name="Info 3"/>
    <meta:user-defined meta:name="Info 4"/>
  </office:meta>
</office:document-meta>
</file>